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14pt"/>
    </style:style>
    <style:style style:name="co3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599d" style:diagonal-bl-tr="none" style:diagonal-tl-br="none" style:text-align-source="value-type" style:repeat-content="false" fo:background-color="transparent" fo:wrap-option="no-wrap" fo:border-left="0.74pt solid #00599d" fo:padding="0.99pt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00599d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fo:padding="0.99pt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fo:padding="0.99pt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fo:padding="0.99pt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599d" style:diagonal-bl-tr="none" style:diagonal-tl-br="none" style:text-align-source="value-type" style:repeat-content="false" fo:background-color="transparent" fo:wrap-option="no-wrap" fo:border-left="none" fo:padding="0.99pt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All TTCs" draw:style-name="gr1" draw:text-style-name="P1" svg:width="1249.54pt" svg:height="255.12pt" svg:x="64.01pt" svg:y="727.03pt">
            <draw:object draw:notify-on-update-of-ranges="Sheet1.B5:Sheet1.B5 Sheet1.C5:Sheet1.T5 Sheet1.B6:Sheet1.B6 Sheet1.C6:Sheet1.T6 Sheet1.B7:Sheet1.B7 Sheet1.C7:Sheet1.T7 Sheet1.B8:Sheet1.B8 Sheet1.C8:Sheet1.T8 Sheet1.B9:Sheet1.B9 Sheet1.C9:Sheet1.T9 Sheet1.B10:Sheet1.B10 Sheet1.C10:Sheet1.T10 Sheet1.B11:Sheet1.B11 Sheet1.C11:Sheet1.T11 Sheet1.B12:Sheet1.B12 Sheet1.C12:Sheet1.T12 Sheet1.B13:Sheet1.B13 Sheet1.C13:Sheet1.T13 Sheet1.B14:Sheet1.B14 Sheet1.C14:Sheet1.T14 Sheet1.B15:Sheet1.B15 Sheet1.C15:Sheet1.T15 Sheet1.B16:Sheet1.B16 Sheet1.C16:Sheet1.T16 Sheet1.B17:Sheet1.B17 Sheet1.C17:Sheet1.T17 Sheet1.B18:Sheet1.B18 Sheet1.C18:Sheet1.T18 Sheet1.B19:Sheet1.B19 Sheet1.C19:Sheet1.T19 Sheet1.B20:Sheet1.B20 Sheet1.C20:Sheet1.T20 Sheet1.B21:Sheet1.B21 Sheet1.C21:Sheet1.T21 Sheet1.B22:Sheet1.B22 Sheet1.C22:Sheet1.T22 Sheet1.B23:Sheet1.B23 Sheet1.C23:Sheet1.T23 Sheet1.B24:Sheet1.B24 Sheet1.C24:Sheet1.T24 Sheet1.B25:Sheet1.B25 Sheet1.C25:Sheet1.T25 Sheet1.B26:Sheet1.B26 Sheet1.C26:Sheet1.T26 Sheet1.B27:Sheet1.B27 Sheet1.C27:Sheet1.T27 Sheet1.B28:Sheet1.B28 Sheet1.C28:Sheet1.T28 Sheet1.B29:Sheet1.B29 Sheet1.C29:Sheet1.T29 Sheet1.B30:Sheet1.B30 Sheet1.C30:Sheet1.T30 Sheet1.B31:Sheet1.B31 Sheet1.C31:Sheet1.T31 Sheet1.B32:Sheet1.B32 Sheet1.C32:Sheet1.T32 Sheet1.B33:Sheet1.B33 Sheet1.C33:Sheet1.T33 Sheet1.B34:Sheet1.B34 Sheet1.C34:Sheet1.T34 Sheet1.B35:Sheet1.B35 Sheet1.C35:Sheet1.T35 Sheet1.B36:Sheet1.B36 Sheet1.C36:Sheet1.T36 Sheet1.B37:Sheet1.B37 Sheet1.C37:Sheet1.T37 Sheet1.B38:Sheet1.B38 Sheet1.C38:Sheet1.T38 Sheet1.B39:Sheet1.B39 Sheet1.C39:Sheet1.T39 Sheet1.B40:Sheet1.B40 Sheet1.C40:Sheet1.T40 Sheet1.B41:Sheet1.B41 Sheet1.C41:Sheet1.T41 Sheet1.B42:Sheet1.B42 Sheet1.C42:Sheet1.T42 Sheet1.B43:Sheet1.B43 Sheet1.C43:Sheet1.T43 Sheet1.B44:Sheet1.B44 Sheet1.C44:Sheet1.T44 Sheet1.B45:Sheet1.B45 Sheet1.C45:Sheet1.T45 Sheet1.B46:Sheet1.B46 Sheet1.C46:Sheet1.T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All TTCs</svg:title>
          </draw:frame>
          <draw:frame draw:z-index="1" draw:name="All TTCs" draw:style-name="gr1" draw:text-style-name="P1" svg:width="1249.54pt" svg:height="255.12pt" svg:x="63.98pt" svg:y="1047pt">
            <draw:object draw:notify-on-update-of-ranges="Sheet1.B5:Sheet1.B5 Sheet1.C5:Sheet1.T5 Sheet1.B6:Sheet1.B6 Sheet1.C6:Sheet1.T6 Sheet1.B7:Sheet1.B7 Sheet1.C7:Sheet1.T7 Sheet1.B8:Sheet1.B8 Sheet1.C8:Sheet1.T8 Sheet1.B9:Sheet1.B9 Sheet1.C9:Sheet1.T9 Sheet1.B10:Sheet1.B10 Sheet1.C10:Sheet1.T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  <svg:title>All TTCs</svg:title>
          </draw:frame>
          <draw:frame draw:z-index="2" draw:name="All TTCs" draw:style-name="gr1" draw:text-style-name="P1" svg:width="1249.54pt" svg:height="255.12pt" svg:x="64.03pt" svg:y="1643.61pt">
            <draw:object draw:notify-on-update-of-ranges="Sheet1.B17:Sheet1.B17 Sheet1.C17:Sheet1.T17 Sheet1.B18:Sheet1.B18 Sheet1.C18:Sheet1.T18 Sheet1.B19:Sheet1.B19 Sheet1.C19:Sheet1.T19 Sheet1.B20:Sheet1.B20 Sheet1.C20:Sheet1.T20 Sheet1.B21:Sheet1.B21 Sheet1.C21:Sheet1.T21 Sheet1.B22:Sheet1.B22 Sheet1.C22:Sheet1.T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All TTCs</svg:title>
          </draw:frame>
          <draw:frame draw:z-index="3" draw:name="All TTCs" draw:style-name="gr1" draw:text-style-name="P1" svg:width="1249.54pt" svg:height="255.12pt" svg:x="63.89pt" svg:y="1339.54pt">
            <draw:object draw:notify-on-update-of-ranges="Sheet1.B11:Sheet1.B11 Sheet1.C11:Sheet1.T11 Sheet1.B12:Sheet1.B12 Sheet1.C12:Sheet1.T12 Sheet1.B13:Sheet1.B13 Sheet1.C13:Sheet1.T13 Sheet1.B14:Sheet1.B14 Sheet1.C14:Sheet1.T14 Sheet1.B15:Sheet1.B15 Sheet1.C15:Sheet1.T15 Sheet1.B16:Sheet1.B16 Sheet1.C16:Sheet1.T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All TTCs</svg:title>
          </draw:frame>
          <draw:frame draw:z-index="4" draw:name="All TTCs" draw:style-name="gr1" draw:text-style-name="P1" svg:width="1249.54pt" svg:height="255.12pt" svg:x="63.1pt" svg:y="1949.39pt">
            <draw:object draw:notify-on-update-of-ranges="Sheet1.B23:Sheet1.B23 Sheet1.C23:Sheet1.T23 Sheet1.B24:Sheet1.B24 Sheet1.C24:Sheet1.T24 Sheet1.B25:Sheet1.B25 Sheet1.C25:Sheet1.T25 Sheet1.B26:Sheet1.B26 Sheet1.C26:Sheet1.T26 Sheet1.B27:Sheet1.B27 Sheet1.C27:Sheet1.T27 Sheet1.B28:Sheet1.B28 Sheet1.C28:Sheet1.T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All TTCs</svg:title>
          </draw:frame>
          <draw:frame draw:z-index="5" draw:name="All TTCs" draw:style-name="gr1" draw:text-style-name="P1" svg:width="1249.54pt" svg:height="255.12pt" svg:x="64.74pt" svg:y="2243.91pt">
            <draw:object draw:notify-on-update-of-ranges="Sheet1.B29:Sheet1.B29 Sheet1.C29:Sheet1.T29 Sheet1.B30:Sheet1.B30 Sheet1.C30:Sheet1.T30 Sheet1.B31:Sheet1.B31 Sheet1.C31:Sheet1.T31 Sheet1.B32:Sheet1.B32 Sheet1.C32:Sheet1.T32 Sheet1.B33:Sheet1.B33 Sheet1.C33:Sheet1.T33 Sheet1.B34:Sheet1.B34 Sheet1.C34:Sheet1.T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All TTCs</svg:title>
          </draw:frame>
          <draw:frame draw:z-index="6" draw:name="All TTCs" draw:style-name="gr1" draw:text-style-name="P1" svg:width="1249.54pt" svg:height="255.12pt" svg:x="63.92pt" svg:y="2549.25pt">
            <draw:object draw:notify-on-update-of-ranges="Sheet1.B35:Sheet1.B35 Sheet1.C35:Sheet1.T35 Sheet1.B36:Sheet1.B36 Sheet1.C36:Sheet1.T36 Sheet1.B37:Sheet1.B37 Sheet1.C37:Sheet1.T37 Sheet1.B38:Sheet1.B38 Sheet1.C38:Sheet1.T38 Sheet1.B39:Sheet1.B39 Sheet1.C39:Sheet1.T39 Sheet1.B40:Sheet1.B40 Sheet1.C40:Sheet1.T4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  <svg:title>All TTCs</svg:title>
          </draw:frame>
          <draw:frame draw:z-index="7" draw:name="All TTCs" draw:style-name="gr1" draw:text-style-name="P1" svg:width="1249.54pt" svg:height="255.12pt" svg:x="63.89pt" svg:y="2855.4pt">
            <draw:object draw:notify-on-update-of-ranges="Sheet1.B41:Sheet1.B41 Sheet1.C41:Sheet1.T41 Sheet1.B42:Sheet1.B42 Sheet1.C42:Sheet1.T42 Sheet1.B43:Sheet1.B43 Sheet1.C43:Sheet1.T43 Sheet1.B44:Sheet1.B44 Sheet1.C44:Sheet1.T44 Sheet1.B45:Sheet1.B45 Sheet1.C45:Sheet1.T45 Sheet1.B46:Sheet1.B46 Sheet1.C46:Sheet1.T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  <svg:title>All TTCs</svg:title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17" table:default-cell-style-name="ce9"/>
        <table:table-column table:style-name="co3" table:default-cell-style-name="ce13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19"/>
          <table:table-cell/>
        </table:table-row>
        <table:table-row table:style-name="ro2">
          <table:table-cell/>
          <table:table-cell table:style-name="Default"/>
          <table:table-cell table:style-name="ce7" office:value-type="string" calcext:value-type="string" table:number-columns-spanned="18" table:number-rows-spanned="1">
            <text:p>TTC Camera for each frame (s)</text:p>
          </table:table-cell>
          <table:covered-table-cell table:number-columns-repeated="17" table:style-name="ce3"/>
          <table:table-cell/>
        </table:table-row>
        <table:table-row table:style-name="ro2">
          <table:table-cell/>
          <table:table-cell table:style-name="ce3" office:value-type="string" calcext:value-type="string">
            <text:p>Detector + Descript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KAZE-BRISK</text:p>
          </table:table-cell>
          <table:table-cell office:value-type="float" office:value="12.6983" calcext:value-type="float">
            <text:p>12.6983</text:p>
          </table:table-cell>
          <table:table-cell office:value-type="float" office:value="16.6749" calcext:value-type="float">
            <text:p>16.6749</text:p>
          </table:table-cell>
          <table:table-cell office:value-type="float" office:value="14.4423" calcext:value-type="float">
            <text:p>14.4423</text:p>
          </table:table-cell>
          <table:table-cell office:value-type="float" office:value="14.6448" calcext:value-type="float">
            <text:p>14.6448</text:p>
          </table:table-cell>
          <table:table-cell office:value-type="float" office:value="16.1351" calcext:value-type="float">
            <text:p>16.1351</text:p>
          </table:table-cell>
          <table:table-cell office:value-type="float" office:value="19.4579" calcext:value-type="float">
            <text:p>19.4579</text:p>
          </table:table-cell>
          <table:table-cell office:value-type="float" office:value="20.7036" calcext:value-type="float">
            <text:p>20.7036</text:p>
          </table:table-cell>
          <table:table-cell office:value-type="float" office:value="16.3384" calcext:value-type="float">
            <text:p>16.3384</text:p>
          </table:table-cell>
          <table:table-cell office:value-type="float" office:value="17.8023" calcext:value-type="float">
            <text:p>17.8023</text:p>
          </table:table-cell>
          <table:table-cell office:value-type="float" office:value="11.6472" calcext:value-type="float">
            <text:p>11.6472</text:p>
          </table:table-cell>
          <table:table-cell office:value-type="float" office:value="12.6876" calcext:value-type="float">
            <text:p>12.6876</text:p>
          </table:table-cell>
          <table:table-cell office:value-type="float" office:value="12.1945" calcext:value-type="float">
            <text:p>12.1945</text:p>
          </table:table-cell>
          <table:table-cell office:value-type="float" office:value="10.9193" calcext:value-type="float">
            <text:p>10.9193</text:p>
          </table:table-cell>
          <table:table-cell office:value-type="float" office:value="10.7541" calcext:value-type="float">
            <text:p>10.7541</text:p>
          </table:table-cell>
          <table:table-cell office:value-type="float" office:value="14.0852" calcext:value-type="float">
            <text:p>14.0852</text:p>
          </table:table-cell>
          <table:table-cell office:value-type="float" office:value="11.1835" calcext:value-type="float">
            <text:p>11.1835</text:p>
          </table:table-cell>
          <table:table-cell office:value-type="float" office:value="9.80559" calcext:value-type="float">
            <text:p>9.80559</text:p>
          </table:table-cell>
          <table:table-cell office:value-type="float" office:value="9.7021" calcext:value-type="float">
            <text:p>9.702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AKAZE-BRIEF</text:p>
          </table:table-cell>
          <table:table-cell table:style-name="ce10" office:value-type="float" office:value="14.5722" calcext:value-type="float">
            <text:p>14.5722</text:p>
          </table:table-cell>
          <table:table-cell table:style-name="ce10" office:value-type="float" office:value="17.9066" calcext:value-type="float">
            <text:p>17.9066</text:p>
          </table:table-cell>
          <table:table-cell table:style-name="ce10" office:value-type="float" office:value="14.9998" calcext:value-type="float">
            <text:p>14.9998</text:p>
          </table:table-cell>
          <table:table-cell table:style-name="ce10" office:value-type="float" office:value="14.9363" calcext:value-type="float">
            <text:p>14.9363</text:p>
          </table:table-cell>
          <table:table-cell table:style-name="ce10" office:value-type="float" office:value="16.1351" calcext:value-type="float">
            <text:p>16.1351</text:p>
          </table:table-cell>
          <table:table-cell table:style-name="ce10" office:value-type="float" office:value="17.1892" calcext:value-type="float">
            <text:p>17.1892</text:p>
          </table:table-cell>
          <table:table-cell table:style-name="ce10" office:value-type="float" office:value="18.916" calcext:value-type="float">
            <text:p>18.916</text:p>
          </table:table-cell>
          <table:table-cell table:style-name="ce10" office:value-type="float" office:value="16.8174" calcext:value-type="float">
            <text:p>16.8174</text:p>
          </table:table-cell>
          <table:table-cell table:style-name="ce10" office:value-type="float" office:value="17.0459" calcext:value-type="float">
            <text:p>17.0459</text:p>
          </table:table-cell>
          <table:table-cell table:style-name="ce10" office:value-type="float" office:value="11.5669" calcext:value-type="float">
            <text:p>11.5669</text:p>
          </table:table-cell>
          <table:table-cell table:style-name="ce10" office:value-type="float" office:value="12.9853" calcext:value-type="float">
            <text:p>12.9853</text:p>
          </table:table-cell>
          <table:table-cell table:style-name="ce10" office:value-type="float" office:value="14.5352" calcext:value-type="float">
            <text:p>14.5352</text:p>
          </table:table-cell>
          <table:table-cell table:style-name="ce10" office:value-type="float" office:value="10.3039" calcext:value-type="float">
            <text:p>10.3039</text:p>
          </table:table-cell>
          <table:table-cell table:style-name="ce10" office:value-type="float" office:value="10.652" calcext:value-type="float">
            <text:p>10.652</text:p>
          </table:table-cell>
          <table:table-cell table:style-name="ce10" office:value-type="float" office:value="11.8021" calcext:value-type="float">
            <text:p>11.8021</text:p>
          </table:table-cell>
          <table:table-cell table:style-name="ce10" office:value-type="float" office:value="10.7926" calcext:value-type="float">
            <text:p>10.7926</text:p>
          </table:table-cell>
          <table:table-cell table:style-name="ce10" office:value-type="float" office:value="9.853" calcext:value-type="float">
            <text:p>9.853</text:p>
          </table:table-cell>
          <table:table-cell table:style-name="ce14" office:value-type="float" office:value="9.92325" calcext:value-type="float">
            <text:p>9.9232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AKAZE-ORB</text:p>
          </table:table-cell>
          <table:table-cell office:value-type="float" office:value="13.5508" calcext:value-type="float">
            <text:p>13.5508</text:p>
          </table:table-cell>
          <table:table-cell office:value-type="float" office:value="16.621" calcext:value-type="float">
            <text:p>16.621</text:p>
          </table:table-cell>
          <table:table-cell office:value-type="float" office:value="14.1349" calcext:value-type="float">
            <text:p>14.1349</text:p>
          </table:table-cell>
          <table:table-cell office:value-type="float" office:value="15.4207" calcext:value-type="float">
            <text:p>15.4207</text:p>
          </table:table-cell>
          <table:table-cell office:value-type="float" office:value="16.8105" calcext:value-type="float">
            <text:p>16.8105</text:p>
          </table:table-cell>
          <table:table-cell office:value-type="float" office:value="17.0919" calcext:value-type="float">
            <text:p>17.0919</text:p>
          </table:table-cell>
          <table:table-cell office:value-type="float" office:value="18.8987" calcext:value-type="float">
            <text:p>18.8987</text:p>
          </table:table-cell>
          <table:table-cell office:value-type="float" office:value="16.8137" calcext:value-type="float">
            <text:p>16.8137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1.353" calcext:value-type="float">
            <text:p>11.353</text:p>
          </table:table-cell>
          <table:table-cell office:value-type="float" office:value="12.7232" calcext:value-type="float">
            <text:p>12.7232</text:p>
          </table:table-cell>
          <table:table-cell office:value-type="float" office:value="15.0346" calcext:value-type="float">
            <text:p>15.0346</text:p>
          </table:table-cell>
          <table:table-cell office:value-type="float" office:value="10.4983" calcext:value-type="float">
            <text:p>10.4983</text:p>
          </table:table-cell>
          <table:table-cell office:value-type="float" office:value="11.0494" calcext:value-type="float">
            <text:p>11.0494</text:p>
          </table:table-cell>
          <table:table-cell office:value-type="float" office:value="12.361" calcext:value-type="float">
            <text:p>12.361</text:p>
          </table:table-cell>
          <table:table-cell office:value-type="float" office:value="11.0794" calcext:value-type="float">
            <text:p>11.0794</text:p>
          </table:table-cell>
          <table:table-cell office:value-type="float" office:value="9.82401" calcext:value-type="float">
            <text:p>9.82401</text:p>
          </table:table-cell>
          <table:table-cell office:value-type="float" office:value="10.2766" calcext:value-type="float">
            <text:p>10.27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AKAZE-FREAK</text:p>
          </table:table-cell>
          <table:table-cell table:style-name="ce10" office:value-type="float" office:value="12.6793" calcext:value-type="float">
            <text:p>12.6793</text:p>
          </table:table-cell>
          <table:table-cell table:style-name="ce10" office:value-type="float" office:value="15.5822" calcext:value-type="float">
            <text:p>15.5822</text:p>
          </table:table-cell>
          <table:table-cell table:style-name="ce10" office:value-type="float" office:value="14.627" calcext:value-type="float">
            <text:p>14.627</text:p>
          </table:table-cell>
          <table:table-cell table:style-name="ce10" office:value-type="float" office:value="14.7013" calcext:value-type="float">
            <text:p>14.7013</text:p>
          </table:table-cell>
          <table:table-cell table:style-name="ce10" office:value-type="float" office:value="16.7048" calcext:value-type="float">
            <text:p>16.7048</text:p>
          </table:table-cell>
          <table:table-cell table:style-name="ce10" office:value-type="float" office:value="19.9579" calcext:value-type="float">
            <text:p>19.9579</text:p>
          </table:table-cell>
          <table:table-cell table:style-name="ce10" office:value-type="float" office:value="20.2387" calcext:value-type="float">
            <text:p>20.2387</text:p>
          </table:table-cell>
          <table:table-cell table:style-name="ce10" office:value-type="float" office:value="15.8643" calcext:value-type="float">
            <text:p>15.8643</text:p>
          </table:table-cell>
          <table:table-cell table:style-name="ce10" office:value-type="float" office:value="16.8296" calcext:value-type="float">
            <text:p>16.8296</text:p>
          </table:table-cell>
          <table:table-cell table:style-name="ce10" office:value-type="float" office:value="11.7422" calcext:value-type="float">
            <text:p>11.7422</text:p>
          </table:table-cell>
          <table:table-cell table:style-name="ce10" office:value-type="float" office:value="12.7132" calcext:value-type="float">
            <text:p>12.7132</text:p>
          </table:table-cell>
          <table:table-cell table:style-name="ce10" office:value-type="float" office:value="13.7398" calcext:value-type="float">
            <text:p>13.7398</text:p>
          </table:table-cell>
          <table:table-cell table:style-name="ce10" office:value-type="float" office:value="10.8552" calcext:value-type="float">
            <text:p>10.8552</text:p>
          </table:table-cell>
          <table:table-cell table:style-name="ce10" office:value-type="float" office:value="10.7217" calcext:value-type="float">
            <text:p>10.7217</text:p>
          </table:table-cell>
          <table:table-cell table:style-name="ce10" office:value-type="float" office:value="12.1449" calcext:value-type="float">
            <text:p>12.1449</text:p>
          </table:table-cell>
          <table:table-cell table:style-name="ce10" office:value-type="float" office:value="10.8866" calcext:value-type="float">
            <text:p>10.8866</text:p>
          </table:table-cell>
          <table:table-cell table:style-name="ce10" office:value-type="float" office:value="9.94375" calcext:value-type="float">
            <text:p>9.94375</text:p>
          </table:table-cell>
          <table:table-cell table:style-name="ce14" office:value-type="float" office:value="9.45882" calcext:value-type="float">
            <text:p>9.458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AKAZE-AKAZE</text:p>
          </table:table-cell>
          <table:table-cell office:value-type="float" office:value="12.756" calcext:value-type="float">
            <text:p>12.756</text:p>
          </table:table-cell>
          <table:table-cell office:value-type="float" office:value="16.1087" calcext:value-type="float">
            <text:p>16.1087</text:p>
          </table:table-cell>
          <table:table-cell office:value-type="float" office:value="14.1301" calcext:value-type="float">
            <text:p>14.1301</text:p>
          </table:table-cell>
          <table:table-cell office:value-type="float" office:value="15.4105" calcext:value-type="float">
            <text:p>15.4105</text:p>
          </table:table-cell>
          <table:table-cell office:value-type="float" office:value="17.2024" calcext:value-type="float">
            <text:p>17.2024</text:p>
          </table:table-cell>
          <table:table-cell office:value-type="float" office:value="17.6564" calcext:value-type="float">
            <text:p>17.6564</text:p>
          </table:table-cell>
          <table:table-cell office:value-type="float" office:value="17.0648" calcext:value-type="float">
            <text:p>17.0648</text:p>
          </table:table-cell>
          <table:table-cell office:value-type="float" office:value="16.9243" calcext:value-type="float">
            <text:p>16.9243</text:p>
          </table:table-cell>
          <table:table-cell office:value-type="float" office:value="16.7515" calcext:value-type="float">
            <text:p>16.7515</text:p>
          </table:table-cell>
          <table:table-cell office:value-type="float" office:value="11.5924" calcext:value-type="float">
            <text:p>11.5924</text:p>
          </table:table-cell>
          <table:table-cell office:value-type="float" office:value="12.5339" calcext:value-type="float">
            <text:p>12.5339</text:p>
          </table:table-cell>
          <table:table-cell office:value-type="float" office:value="13.5577" calcext:value-type="float">
            <text:p>13.5577</text:p>
          </table:table-cell>
          <table:table-cell office:value-type="float" office:value="11.3682" calcext:value-type="float">
            <text:p>11.3682</text:p>
          </table:table-cell>
          <table:table-cell office:value-type="float" office:value="10.9355" calcext:value-type="float">
            <text:p>10.9355</text:p>
          </table:table-cell>
          <table:table-cell office:value-type="float" office:value="12.4637" calcext:value-type="float">
            <text:p>12.4637</text:p>
          </table:table-cell>
          <table:table-cell office:value-type="float" office:value="10.9213" calcext:value-type="float">
            <text:p>10.9213</text:p>
          </table:table-cell>
          <table:table-cell office:value-type="float" office:value="9.63608" calcext:value-type="float">
            <text:p>9.63608</text:p>
          </table:table-cell>
          <table:table-cell office:value-type="float" office:value="9.57941" calcext:value-type="float">
            <text:p>9.5794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AKAZE-SIFT</text:p>
          </table:table-cell>
          <table:table-cell table:style-name="ce10" office:value-type="float" office:value="12.8782" calcext:value-type="float">
            <text:p>12.8782</text:p>
          </table:table-cell>
          <table:table-cell table:style-name="ce10" office:value-type="float" office:value="16.3684" calcext:value-type="float">
            <text:p>16.3684</text:p>
          </table:table-cell>
          <table:table-cell table:style-name="ce10" office:value-type="float" office:value="14.5786" calcext:value-type="float">
            <text:p>14.5786</text:p>
          </table:table-cell>
          <table:table-cell table:style-name="ce10" office:value-type="float" office:value="15.3014" calcext:value-type="float">
            <text:p>15.3014</text:p>
          </table:table-cell>
          <table:table-cell table:style-name="ce10" office:value-type="float" office:value="17.4614" calcext:value-type="float">
            <text:p>17.4614</text:p>
          </table:table-cell>
          <table:table-cell table:style-name="ce10" office:value-type="float" office:value="18.5069" calcext:value-type="float">
            <text:p>18.5069</text:p>
          </table:table-cell>
          <table:table-cell table:style-name="ce10" office:value-type="float" office:value="17.7959" calcext:value-type="float">
            <text:p>17.7959</text:p>
          </table:table-cell>
          <table:table-cell table:style-name="ce10" office:value-type="float" office:value="16.4656" calcext:value-type="float">
            <text:p>16.4656</text:p>
          </table:table-cell>
          <table:table-cell table:style-name="ce10" office:value-type="float" office:value="16.6228" calcext:value-type="float">
            <text:p>16.6228</text:p>
          </table:table-cell>
          <table:table-cell table:style-name="ce10" office:value-type="float" office:value="11.5787" calcext:value-type="float">
            <text:p>11.5787</text:p>
          </table:table-cell>
          <table:table-cell table:style-name="ce10" office:value-type="float" office:value="12.6089" calcext:value-type="float">
            <text:p>12.6089</text:p>
          </table:table-cell>
          <table:table-cell table:style-name="ce10" office:value-type="float" office:value="13.6929" calcext:value-type="float">
            <text:p>13.6929</text:p>
          </table:table-cell>
          <table:table-cell table:style-name="ce10" office:value-type="float" office:value="11.1368" calcext:value-type="float">
            <text:p>11.1368</text:p>
          </table:table-cell>
          <table:table-cell table:style-name="ce10" office:value-type="float" office:value="10.9461" calcext:value-type="float">
            <text:p>10.9461</text:p>
          </table:table-cell>
          <table:table-cell table:style-name="ce10" office:value-type="float" office:value="11.9791" calcext:value-type="float">
            <text:p>11.9791</text:p>
          </table:table-cell>
          <table:table-cell table:style-name="ce10" office:value-type="float" office:value="10.569" calcext:value-type="float">
            <text:p>10.569</text:p>
          </table:table-cell>
          <table:table-cell table:style-name="ce10" office:value-type="float" office:value="9.66424" calcext:value-type="float">
            <text:p>9.66424</text:p>
          </table:table-cell>
          <table:table-cell table:style-name="ce14" office:value-type="float" office:value="9.42746" calcext:value-type="float">
            <text:p>9.4274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BRISK-BRISK</text:p>
          </table:table-cell>
          <table:table-cell office:value-type="float" office:value="13.3715" calcext:value-type="float">
            <text:p>13.3715</text:p>
          </table:table-cell>
          <table:table-cell office:value-type="float" office:value="20.5059" calcext:value-type="float">
            <text:p>20.5059</text:p>
          </table:table-cell>
          <table:table-cell office:value-type="float" office:value="14.5838" calcext:value-type="float">
            <text:p>14.5838</text:p>
          </table:table-cell>
          <table:table-cell office:value-type="float" office:value="15.8779" calcext:value-type="float">
            <text:p>15.8779</text:p>
          </table:table-cell>
          <table:table-cell office:value-type="float" office:value="26.9409" calcext:value-type="float">
            <text:p>26.9409</text:p>
          </table:table-cell>
          <table:table-cell office:value-type="float" office:value="29.691" calcext:value-type="float">
            <text:p>29.691</text:p>
          </table:table-cell>
          <table:table-cell office:value-type="float" office:value="18.0602" calcext:value-type="float">
            <text:p>18.0602</text:p>
          </table:table-cell>
          <table:table-cell office:value-type="float" office:value="18.252" calcext:value-type="float">
            <text:p>18.252</text:p>
          </table:table-cell>
          <table:table-cell office:value-type="float" office:value="15.3303" calcext:value-type="float">
            <text:p>15.3303</text:p>
          </table:table-cell>
          <table:table-cell office:value-type="float" office:value="13.7919" calcext:value-type="float">
            <text:p>13.7919</text:p>
          </table:table-cell>
          <table:table-cell office:value-type="float" office:value="13.0052" calcext:value-type="float">
            <text:p>13.0052</text:p>
          </table:table-cell>
          <table:table-cell office:value-type="float" office:value="11.6084" calcext:value-type="float">
            <text:p>11.6084</text:p>
          </table:table-cell>
          <table:table-cell office:value-type="float" office:value="11.7233" calcext:value-type="float">
            <text:p>11.7233</text:p>
          </table:table-cell>
          <table:table-cell office:value-type="float" office:value="12.3547" calcext:value-type="float">
            <text:p>12.3547</text:p>
          </table:table-cell>
          <table:table-cell office:value-type="float" office:value="12.7594" calcext:value-type="float">
            <text:p>12.7594</text:p>
          </table:table-cell>
          <table:table-cell office:value-type="float" office:value="11.7066" calcext:value-type="float">
            <text:p>11.7066</text:p>
          </table:table-cell>
          <table:table-cell office:value-type="float" office:value="8.86484" calcext:value-type="float">
            <text:p>8.86484</text:p>
          </table:table-cell>
          <table:table-cell office:value-type="float" office:value="12.222" calcext:value-type="float">
            <text:p>12.22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BRISK-BRIEF</text:p>
          </table:table-cell>
          <table:table-cell table:style-name="ce10" office:value-type="float" office:value="13.7677" calcext:value-type="float">
            <text:p>13.7677</text:p>
          </table:table-cell>
          <table:table-cell table:style-name="ce10" office:value-type="float" office:value="20.7009" calcext:value-type="float">
            <text:p>20.7009</text:p>
          </table:table-cell>
          <table:table-cell table:style-name="ce10" office:value-type="float" office:value="13.4982" calcext:value-type="float">
            <text:p>13.4982</text:p>
          </table:table-cell>
          <table:table-cell table:style-name="ce10" office:value-type="float" office:value="21.0683" calcext:value-type="float">
            <text:p>21.0683</text:p>
          </table:table-cell>
          <table:table-cell table:style-name="ce10" office:value-type="float" office:value="18.7697" calcext:value-type="float">
            <text:p>18.7697</text:p>
          </table:table-cell>
          <table:table-cell table:style-name="ce10" office:value-type="float" office:value="35.9337" calcext:value-type="float">
            <text:p>35.9337</text:p>
          </table:table-cell>
          <table:table-cell table:style-name="ce10" office:value-type="float" office:value="18.3382" calcext:value-type="float">
            <text:p>18.3382</text:p>
          </table:table-cell>
          <table:table-cell table:style-name="ce10" office:value-type="float" office:value="18.7697" calcext:value-type="float">
            <text:p>18.7697</text:p>
          </table:table-cell>
          <table:table-cell table:style-name="ce10" office:value-type="float" office:value="16.5401" calcext:value-type="float">
            <text:p>16.5401</text:p>
          </table:table-cell>
          <table:table-cell table:style-name="ce10" office:value-type="float" office:value="13.8178" calcext:value-type="float">
            <text:p>13.8178</text:p>
          </table:table-cell>
          <table:table-cell table:style-name="ce10" office:value-type="float" office:value="17.6711" calcext:value-type="float">
            <text:p>17.6711</text:p>
          </table:table-cell>
          <table:table-cell table:style-name="ce10" office:value-type="float" office:value="15.4095" calcext:value-type="float">
            <text:p>15.4095</text:p>
          </table:table-cell>
          <table:table-cell table:style-name="ce10" office:value-type="float" office:value="12.3596" calcext:value-type="float">
            <text:p>12.3596</text:p>
          </table:table-cell>
          <table:table-cell table:style-name="ce10" office:value-type="float" office:value="13.5218" calcext:value-type="float">
            <text:p>13.5218</text:p>
          </table:table-cell>
          <table:table-cell table:style-name="ce10" office:value-type="float" office:value="10.695" calcext:value-type="float">
            <text:p>10.695</text:p>
          </table:table-cell>
          <table:table-cell table:style-name="ce10" office:value-type="float" office:value="12.1208" calcext:value-type="float">
            <text:p>12.1208</text:p>
          </table:table-cell>
          <table:table-cell table:style-name="ce10" office:value-type="float" office:value="10.6556" calcext:value-type="float">
            <text:p>10.6556</text:p>
          </table:table-cell>
          <table:table-cell table:style-name="ce14" office:value-type="float" office:value="13.1282" calcext:value-type="float">
            <text:p>13.12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BRISK-ORB</text:p>
          </table:table-cell>
          <table:table-cell office:value-type="float" office:value="14.1233" calcext:value-type="float">
            <text:p>14.1233</text:p>
          </table:table-cell>
          <table:table-cell office:value-type="float" office:value="20.6002" calcext:value-type="float">
            <text:p>20.6002</text:p>
          </table:table-cell>
          <table:table-cell office:value-type="float" office:value="15.7085" calcext:value-type="float">
            <text:p>15.7085</text:p>
          </table:table-cell>
          <table:table-cell office:value-type="float" office:value="17.8955" calcext:value-type="float">
            <text:p>17.8955</text:p>
          </table:table-cell>
          <table:table-cell office:value-type="float" office:value="20.6987" calcext:value-type="float">
            <text:p>20.6987</text:p>
          </table:table-cell>
          <table:table-cell office:value-type="float" office:value="32.3639" calcext:value-type="float">
            <text:p>32.3639</text:p>
          </table:table-cell>
          <table:table-cell office:value-type="float" office:value="13.9227" calcext:value-type="float">
            <text:p>13.9227</text:p>
          </table:table-cell>
          <table:table-cell office:value-type="float" office:value="18.3653" calcext:value-type="float">
            <text:p>18.3653</text:p>
          </table:table-cell>
          <table:table-cell office:value-type="float" office:value="16.5198" calcext:value-type="float">
            <text:p>16.5198</text:p>
          </table:table-cell>
          <table:table-cell office:value-type="float" office:value="13.2927" calcext:value-type="float">
            <text:p>13.2927</text:p>
          </table:table-cell>
          <table:table-cell office:value-type="float" office:value="12.7254" calcext:value-type="float">
            <text:p>12.7254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14.8391" calcext:value-type="float">
            <text:p>14.8391</text:p>
          </table:table-cell>
          <table:table-cell office:value-type="float" office:value="13.3561" calcext:value-type="float">
            <text:p>13.3561</text:p>
          </table:table-cell>
          <table:table-cell office:value-type="float" office:value="13.5759" calcext:value-type="float">
            <text:p>13.5759</text:p>
          </table:table-cell>
          <table:table-cell office:value-type="float" office:value="11.237" calcext:value-type="float">
            <text:p>11.237</text:p>
          </table:table-cell>
          <table:table-cell office:value-type="float" office:value="9.99547" calcext:value-type="float">
            <text:p>9.99547</text:p>
          </table:table-cell>
          <table:table-cell office:value-type="float" office:value="12.9503" calcext:value-type="float">
            <text:p>12.950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BRISK-FREAK</text:p>
          </table:table-cell>
          <table:table-cell table:style-name="ce10" office:value-type="float" office:value="14.7569" calcext:value-type="float">
            <text:p>14.7569</text:p>
          </table:table-cell>
          <table:table-cell table:style-name="ce10" office:value-type="float" office:value="18.2959" calcext:value-type="float">
            <text:p>18.2959</text:p>
          </table:table-cell>
          <table:table-cell table:style-name="ce10" office:value-type="float" office:value="14.1727" calcext:value-type="float">
            <text:p>14.1727</text:p>
          </table:table-cell>
          <table:table-cell table:style-name="ce10" office:value-type="float" office:value="13.232" calcext:value-type="float">
            <text:p>13.232</text:p>
          </table:table-cell>
          <table:table-cell table:style-name="ce10" office:value-type="float" office:value="22.159" calcext:value-type="float">
            <text:p>22.159</text:p>
          </table:table-cell>
          <table:table-cell table:style-name="ce10" office:value-type="float" office:value="30.4343" calcext:value-type="float">
            <text:p>30.4343</text:p>
          </table:table-cell>
          <table:table-cell table:style-name="ce10" office:value-type="float" office:value="13.9956" calcext:value-type="float">
            <text:p>13.9956</text:p>
          </table:table-cell>
          <table:table-cell table:style-name="ce10" office:value-type="float" office:value="18.6431" calcext:value-type="float">
            <text:p>18.6431</text:p>
          </table:table-cell>
          <table:table-cell table:style-name="ce10" office:value-type="float" office:value="17.8988" calcext:value-type="float">
            <text:p>17.8988</text:p>
          </table:table-cell>
          <table:table-cell table:style-name="ce10" office:value-type="float" office:value="12.0106" calcext:value-type="float">
            <text:p>12.0106</text:p>
          </table:table-cell>
          <table:table-cell table:style-name="ce10" office:value-type="float" office:value="12.7745" calcext:value-type="float">
            <text:p>12.7745</text:p>
          </table:table-cell>
          <table:table-cell table:style-name="ce10" office:value-type="float" office:value="10.693" calcext:value-type="float">
            <text:p>10.693</text:p>
          </table:table-cell>
          <table:table-cell table:style-name="ce10" office:value-type="float" office:value="13.3165" calcext:value-type="float">
            <text:p>13.3165</text:p>
          </table:table-cell>
          <table:table-cell table:style-name="ce10" office:value-type="float" office:value="13.102" calcext:value-type="float">
            <text:p>13.102</text:p>
          </table:table-cell>
          <table:table-cell table:style-name="ce10" office:value-type="float" office:value="13.3519" calcext:value-type="float">
            <text:p>13.3519</text:p>
          </table:table-cell>
          <table:table-cell table:style-name="ce10" office:value-type="float" office:value="10.5444" calcext:value-type="float">
            <text:p>10.5444</text:p>
          </table:table-cell>
          <table:table-cell table:style-name="ce10" office:value-type="float" office:value="9.0831" calcext:value-type="float">
            <text:p>9.0831</text:p>
          </table:table-cell>
          <table:table-cell table:style-name="ce14" office:value-type="float" office:value="12.8445" calcext:value-type="float">
            <text:p>12.844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BRISK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BRISK-SIFT</text:p>
          </table:table-cell>
          <table:table-cell table:style-name="ce10" office:value-type="float" office:value="12.727" calcext:value-type="float">
            <text:p>12.727</text:p>
          </table:table-cell>
          <table:table-cell table:style-name="ce10" office:value-type="float" office:value="17.4898" calcext:value-type="float">
            <text:p>17.4898</text:p>
          </table:table-cell>
          <table:table-cell table:style-name="ce10" office:value-type="float" office:value="15.7913" calcext:value-type="float">
            <text:p>15.7913</text:p>
          </table:table-cell>
          <table:table-cell table:style-name="ce10" office:value-type="float" office:value="14.2118" calcext:value-type="float">
            <text:p>14.2118</text:p>
          </table:table-cell>
          <table:table-cell table:style-name="ce10" office:value-type="float" office:value="25.5059" calcext:value-type="float">
            <text:p>25.5059</text:p>
          </table:table-cell>
          <table:table-cell table:style-name="ce10" office:value-type="float" office:value="19.9058" calcext:value-type="float">
            <text:p>19.9058</text:p>
          </table:table-cell>
          <table:table-cell table:style-name="ce10" office:value-type="float" office:value="13.2278" calcext:value-type="float">
            <text:p>13.2278</text:p>
          </table:table-cell>
          <table:table-cell table:style-name="ce10" office:value-type="float" office:value="16.0324" calcext:value-type="float">
            <text:p>16.0324</text:p>
          </table:table-cell>
          <table:table-cell table:style-name="ce10" office:value-type="float" office:value="13.3882" calcext:value-type="float">
            <text:p>13.3882</text:p>
          </table:table-cell>
          <table:table-cell table:style-name="ce10" office:value-type="float" office:value="13.4847" calcext:value-type="float">
            <text:p>13.4847</text:p>
          </table:table-cell>
          <table:table-cell table:style-name="ce10" office:value-type="float" office:value="11.6268" calcext:value-type="float">
            <text:p>11.6268</text:p>
          </table:table-cell>
          <table:table-cell table:style-name="ce10" office:value-type="float" office:value="12.1394" calcext:value-type="float">
            <text:p>12.1394</text:p>
          </table:table-cell>
          <table:table-cell table:style-name="ce10" office:value-type="float" office:value="12.5249" calcext:value-type="float">
            <text:p>12.5249</text:p>
          </table:table-cell>
          <table:table-cell table:style-name="ce10" office:value-type="float" office:value="12.7307" calcext:value-type="float">
            <text:p>12.7307</text:p>
          </table:table-cell>
          <table:table-cell table:style-name="ce10" office:value-type="float" office:value="11.3697" calcext:value-type="float">
            <text:p>11.3697</text:p>
          </table:table-cell>
          <table:table-cell table:style-name="ce10" office:value-type="float" office:value="9.89414" calcext:value-type="float">
            <text:p>9.89414</text:p>
          </table:table-cell>
          <table:table-cell table:style-name="ce10" office:value-type="float" office:value="9.55472" calcext:value-type="float">
            <text:p>9.55472</text:p>
          </table:table-cell>
          <table:table-cell table:style-name="ce14" office:value-type="float" office:value="12.3725" calcext:value-type="float">
            <text:p>12.372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FAST-BRISK</text:p>
          </table:table-cell>
          <table:table-cell office:value-type="float" office:value="12.898" calcext:value-type="float">
            <text:p>12.898</text:p>
          </table:table-cell>
          <table:table-cell office:value-type="float" office:value="11.2918" calcext:value-type="float">
            <text:p>11.2918</text:p>
          </table:table-cell>
          <table:table-cell office:value-type="float" office:value="13.1818" calcext:value-type="float">
            <text:p>13.1818</text:p>
          </table:table-cell>
          <table:table-cell office:value-type="float" office:value="13.1467" calcext:value-type="float">
            <text:p>13.14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10.6811" calcext:value-type="float">
            <text:p>10.6811</text:p>
          </table:table-cell>
          <table:table-cell office:value-type="float" office:value="8.81576" calcext:value-type="float">
            <text:p>8.81576</text:p>
          </table:table-cell>
          <table:table-cell office:value-type="float" office:value="11.4508" calcext:value-type="float">
            <text:p>11.4508</text:p>
          </table:table-cell>
          <table:table-cell office:value-type="float" office:value="9.01452" calcext:value-type="float">
            <text:p>9.01452</text:p>
          </table:table-cell>
          <table:table-cell office:value-type="float" office:value="9.96717" calcext:value-type="float">
            <text:p>9.96717</text:p>
          </table:table-cell>
          <table:table-cell office:value-type="float" office:value="11.1822" calcext:value-type="float">
            <text:p>11.1822</text:p>
          </table:table-cell>
          <table:table-cell office:value-type="float" office:value="10.6038" calcext:value-type="float">
            <text:p>10.6038</text:p>
          </table:table-cell>
          <table:table-cell office:value-type="float" office:value="9.61098" calcext:value-type="float">
            <text:p>9.61098</text:p>
          </table:table-cell>
          <table:table-cell office:value-type="float" office:value="10.4711" calcext:value-type="float">
            <text:p>10.4711</text:p>
          </table:table-cell>
          <table:table-cell office:value-type="float" office:value="9.421" calcext:value-type="float">
            <text:p>9.421</text:p>
          </table:table-cell>
          <table:table-cell office:value-type="float" office:value="10.9913" calcext:value-type="float">
            <text:p>10.9913</text:p>
          </table:table-cell>
          <table:table-cell office:value-type="float" office:value="10.5216" calcext:value-type="float">
            <text:p>10.5216</text:p>
          </table:table-cell>
          <table:table-cell office:value-type="float" office:value="12.467" calcext:value-type="float">
            <text:p>12.46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FAST-BRIEF</text:p>
          </table:table-cell>
          <table:table-cell table:style-name="ce10" office:value-type="float" office:value="13.1693" calcext:value-type="float">
            <text:p>13.1693</text:p>
          </table:table-cell>
          <table:table-cell table:style-name="ce10" office:value-type="float" office:value="12.4033" calcext:value-type="float">
            <text:p>12.4033</text:p>
          </table:table-cell>
          <table:table-cell table:style-name="ce10" office:value-type="float" office:value="17.2786" calcext:value-type="float">
            <text:p>17.2786</text:p>
          </table:table-cell>
          <table:table-cell table:style-name="ce10" office:value-type="float" office:value="13.5146" calcext:value-type="float">
            <text:p>13.5146</text:p>
          </table:table-cell>
          <table:table-cell table:style-name="ce10" office:value-type="float" office:value="13.8295" calcext:value-type="float">
            <text:p>13.8295</text:p>
          </table:table-cell>
          <table:table-cell table:style-name="ce10" office:value-type="float" office:value="12.24" calcext:value-type="float">
            <text:p>12.24</text:p>
          </table:table-cell>
          <table:table-cell table:style-name="ce10" office:value-type="float" office:value="11.8844" calcext:value-type="float">
            <text:p>11.8844</text:p>
          </table:table-cell>
          <table:table-cell table:style-name="ce10" office:value-type="float" office:value="13.8649" calcext:value-type="float">
            <text:p>13.8649</text:p>
          </table:table-cell>
          <table:table-cell table:style-name="ce10" office:value-type="float" office:value="10.7945" calcext:value-type="float">
            <text:p>10.7945</text:p>
          </table:table-cell>
          <table:table-cell table:style-name="ce10" office:value-type="float" office:value="10.4762" calcext:value-type="float">
            <text:p>10.4762</text:p>
          </table:table-cell>
          <table:table-cell table:style-name="ce10" office:value-type="float" office:value="12.0979" calcext:value-type="float">
            <text:p>12.0979</text:p>
          </table:table-cell>
          <table:table-cell table:style-name="ce10" office:value-type="float" office:value="11.1683" calcext:value-type="float">
            <text:p>11.1683</text:p>
          </table:table-cell>
          <table:table-cell table:style-name="ce10" office:value-type="float" office:value="11.6702" calcext:value-type="float">
            <text:p>11.6702</text:p>
          </table:table-cell>
          <table:table-cell table:style-name="ce10" office:value-type="float" office:value="11.0963" calcext:value-type="float">
            <text:p>11.0963</text:p>
          </table:table-cell>
          <table:table-cell table:style-name="ce10" office:value-type="float" office:value="10.8875" calcext:value-type="float">
            <text:p>10.8875</text:p>
          </table:table-cell>
          <table:table-cell table:style-name="ce10" office:value-type="float" office:value="11.3897" calcext:value-type="float">
            <text:p>11.3897</text:p>
          </table:table-cell>
          <table:table-cell table:style-name="ce10" office:value-type="float" office:value="10.694" calcext:value-type="float">
            <text:p>10.694</text:p>
          </table:table-cell>
          <table:table-cell table:style-name="ce14" office:value-type="float" office:value="12.0252" calcext:value-type="float">
            <text:p>12.025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FAST-ORB</text:p>
          </table:table-cell>
          <table:table-cell office:value-type="float" office:value="12.2753" calcext:value-type="float">
            <text:p>12.2753</text:p>
          </table:table-cell>
          <table:table-cell office:value-type="float" office:value="11.6611" calcext:value-type="float">
            <text:p>11.6611</text:p>
          </table:table-cell>
          <table:table-cell office:value-type="float" office:value="12.7549" calcext:value-type="float">
            <text:p>12.7549</text:p>
          </table:table-cell>
          <table:table-cell office:value-type="float" office:value="12.8326" calcext:value-type="float">
            <text:p>12.8326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11.0145" calcext:value-type="float">
            <text:p>11.0145</text:p>
          </table:table-cell>
          <table:table-cell office:value-type="float" office:value="10.6338" calcext:value-type="float">
            <text:p>10.6338</text:p>
          </table:table-cell>
          <table:table-cell office:value-type="float" office:value="12.7099" calcext:value-type="float">
            <text:p>12.7099</text:p>
          </table:table-cell>
          <table:table-cell office:value-type="float" office:value="10.6727" calcext:value-type="float">
            <text:p>10.6727</text:p>
          </table:table-cell>
          <table:table-cell office:value-type="float" office:value="10.5144" calcext:value-type="float">
            <text:p>10.5144</text:p>
          </table:table-cell>
          <table:table-cell office:value-type="float" office:value="11.8065" calcext:value-type="float">
            <text:p>11.8065</text:p>
          </table:table-cell>
          <table:table-cell office:value-type="float" office:value="10.5327" calcext:value-type="float">
            <text:p>10.5327</text:p>
          </table:table-cell>
          <table:table-cell office:value-type="float" office:value="11.7066" calcext:value-type="float">
            <text:p>11.7066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10.4486" calcext:value-type="float">
            <text:p>10.4486</text:p>
          </table:table-cell>
          <table:table-cell office:value-type="float" office:value="10.977" calcext:value-type="float">
            <text:p>10.977</text:p>
          </table:table-cell>
          <table:table-cell office:value-type="float" office:value="11.1393" calcext:value-type="float">
            <text:p>11.1393</text:p>
          </table:table-cell>
          <table:table-cell office:value-type="float" office:value="11.6141" calcext:value-type="float">
            <text:p>11.614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FAST-FREAK</text:p>
          </table:table-cell>
          <table:table-cell table:style-name="ce10" office:value-type="float" office:value="12.368" calcext:value-type="float">
            <text:p>12.368</text:p>
          </table:table-cell>
          <table:table-cell table:style-name="ce10" office:value-type="float" office:value="11.9204" calcext:value-type="float">
            <text:p>11.9204</text:p>
          </table:table-cell>
          <table:table-cell table:style-name="ce10" office:value-type="float" office:value="13.5259" calcext:value-type="float">
            <text:p>13.5259</text:p>
          </table:table-cell>
          <table:table-cell table:style-name="ce10" office:value-type="float" office:value="13.176" calcext:value-type="float">
            <text:p>13.176</text:p>
          </table:table-cell>
          <table:table-cell table:style-name="ce10" office:value-type="float" office:value="11.4633" calcext:value-type="float">
            <text:p>11.4633</text:p>
          </table:table-cell>
          <table:table-cell table:style-name="ce10" office:value-type="float" office:value="10.6761" calcext:value-type="float">
            <text:p>10.6761</text:p>
          </table:table-cell>
          <table:table-cell table:style-name="ce10" office:value-type="float" office:value="8.97517" calcext:value-type="float">
            <text:p>8.97517</text:p>
          </table:table-cell>
          <table:table-cell table:style-name="ce10" office:value-type="float" office:value="12.2243" calcext:value-type="float">
            <text:p>12.2243</text:p>
          </table:table-cell>
          <table:table-cell table:style-name="ce10" office:value-type="float" office:value="10.1045" calcext:value-type="float">
            <text:p>10.1045</text:p>
          </table:table-cell>
          <table:table-cell table:style-name="ce10" office:value-type="float" office:value="9.91661" calcext:value-type="float">
            <text:p>9.91661</text:p>
          </table:table-cell>
          <table:table-cell table:style-name="ce10" office:value-type="float" office:value="11.5932" calcext:value-type="float">
            <text:p>11.5932</text:p>
          </table:table-cell>
          <table:table-cell table:style-name="ce10" office:value-type="float" office:value="11.0928" calcext:value-type="float">
            <text:p>11.0928</text:p>
          </table:table-cell>
          <table:table-cell table:style-name="ce10" office:value-type="float" office:value="10.6452" calcext:value-type="float">
            <text:p>10.6452</text:p>
          </table:table-cell>
          <table:table-cell table:style-name="ce10" office:value-type="float" office:value="10.7455" calcext:value-type="float">
            <text:p>10.7455</text:p>
          </table:table-cell>
          <table:table-cell table:style-name="ce10" office:value-type="float" office:value="10.266" calcext:value-type="float">
            <text:p>10.266</text:p>
          </table:table-cell>
          <table:table-cell table:style-name="ce10" office:value-type="float" office:value="11.4126" calcext:value-type="float">
            <text:p>11.4126</text:p>
          </table:table-cell>
          <table:table-cell table:style-name="ce10" office:value-type="float" office:value="10.5768" calcext:value-type="float">
            <text:p>10.5768</text:p>
          </table:table-cell>
          <table:table-cell table:style-name="ce14" office:value-type="float" office:value="12.2259" calcext:value-type="float">
            <text:p>12.225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FAST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FAST-SIFT</text:p>
          </table:table-cell>
          <table:table-cell table:style-name="ce10" office:value-type="float" office:value="13.1497" calcext:value-type="float">
            <text:p>13.1497</text:p>
          </table:table-cell>
          <table:table-cell table:style-name="ce10" office:value-type="float" office:value="11.8937" calcext:value-type="float">
            <text:p>11.8937</text:p>
          </table:table-cell>
          <table:table-cell table:style-name="ce10" office:value-type="float" office:value="17.345" calcext:value-type="float">
            <text:p>17.345</text:p>
          </table:table-cell>
          <table:table-cell table:style-name="ce10" office:value-type="float" office:value="13.8308" calcext:value-type="float">
            <text:p>13.8308</text:p>
          </table:table-cell>
          <table:table-cell table:style-name="ce10" office:value-type="float" office:value="14.9903" calcext:value-type="float">
            <text:p>14.9903</text:p>
          </table:table-cell>
          <table:table-cell table:style-name="ce10" office:value-type="float" office:value="11.8956" calcext:value-type="float">
            <text:p>11.8956</text:p>
          </table:table-cell>
          <table:table-cell table:style-name="ce10" office:value-type="float" office:value="11.4284" calcext:value-type="float">
            <text:p>11.4284</text:p>
          </table:table-cell>
          <table:table-cell table:style-name="ce10" office:value-type="float" office:value="14.3218" calcext:value-type="float">
            <text:p>14.3218</text:p>
          </table:table-cell>
          <table:table-cell table:style-name="ce10" office:value-type="float" office:value="11.0249" calcext:value-type="float">
            <text:p>11.0249</text:p>
          </table:table-cell>
          <table:table-cell table:style-name="ce10" office:value-type="float" office:value="11.0683" calcext:value-type="float">
            <text:p>11.0683</text:p>
          </table:table-cell>
          <table:table-cell table:style-name="ce10" office:value-type="float" office:value="11.9881" calcext:value-type="float">
            <text:p>11.9881</text:p>
          </table:table-cell>
          <table:table-cell table:style-name="ce10" office:value-type="float" office:value="10.8561" calcext:value-type="float">
            <text:p>10.8561</text:p>
          </table:table-cell>
          <table:table-cell table:style-name="ce10" office:value-type="float" office:value="11.7065" calcext:value-type="float">
            <text:p>11.7065</text:p>
          </table:table-cell>
          <table:table-cell table:style-name="ce10" office:value-type="float" office:value="11.0036" calcext:value-type="float">
            <text:p>11.0036</text:p>
          </table:table-cell>
          <table:table-cell table:style-name="ce10" office:value-type="float" office:value="10.4125" calcext:value-type="float">
            <text:p>10.4125</text:p>
          </table:table-cell>
          <table:table-cell table:style-name="ce10" office:value-type="float" office:value="11.3782" calcext:value-type="float">
            <text:p>11.3782</text:p>
          </table:table-cell>
          <table:table-cell table:style-name="ce10" office:value-type="float" office:value="10.6084" calcext:value-type="float">
            <text:p>10.6084</text:p>
          </table:table-cell>
          <table:table-cell table:style-name="ce14" office:value-type="float" office:value="11.1729" calcext:value-type="float">
            <text:p>11.172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HARRIS-BRISK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<text:s/>nan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89.8332" calcext:value-type="float">
            <text:p>89.8332</text:p>
          </table:table-cell>
          <table:table-cell office:value-type="float" office:value="11.3758" calcext:value-type="float">
            <text:p>11.3758</text:p>
          </table:table-cell>
          <table:table-cell office:value-type="string" calcext:value-type="string">
            <text:p><text:s/>nan</text:p>
          </table:table-cell>
          <table:table-cell office:value-type="float" office:value="10.0433" calcext:value-type="float">
            <text:p>10.0433</text:p>
          </table:table-cell>
          <table:table-cell table:number-columns-repeated="4" office:value-type="string" calcext:value-type="string">
            <text:p><text:s/>nan</text:p>
          </table:table-cell>
          <table:table-cell office:value-type="float" office:value="568.322" calcext:value-type="float">
            <text:p>568.322</text:p>
          </table:table-cell>
          <table:table-cell office:value-type="float" office:value="5.6061" calcext:value-type="float">
            <text:p>5.6061</text:p>
          </table:table-cell>
          <table:table-cell office:value-type="float" office:value="-14.7808" calcext:value-type="float">
            <text:p>-14.7808</text:p>
          </table:table-cell>
          <table:table-cell office:value-type="float" office:value="6.68702" calcext:value-type="float">
            <text:p>6.68702</text:p>
          </table:table-cell>
          <table:table-cell office:value-type="float" office:value="11.8634" calcext:value-type="float">
            <text:p>11.8634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HARRIS-BRIEF</text:p>
          </table:table-cell>
          <table:table-cell table:style-name="ce10" office:value-type="string" calcext:value-type="string">
            <text:p>nan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-10.295" calcext:value-type="float">
            <text:p>-10.295</text:p>
          </table:table-cell>
          <table:table-cell table:style-name="ce10" office:value-type="float" office:value="11.7693" calcext:value-type="float">
            <text:p>11.7693</text:p>
          </table:table-cell>
          <table:table-cell table:style-name="ce10" office:value-type="float" office:value="19.4067" calcext:value-type="float">
            <text:p>19.4067</text:p>
          </table:table-cell>
          <table:table-cell table:style-name="ce10" office:value-type="float" office:value="11.5723" calcext:value-type="float">
            <text:p>11.5723</text:p>
          </table:table-cell>
          <table:table-cell table:style-name="ce10" office:value-type="string" calcext:value-type="string">
            <text:p><text:s/>-inf</text:p>
          </table:table-cell>
          <table:table-cell table:style-name="ce10" office:value-type="float" office:value="10.0433" calcext:value-type="float">
            <text:p>10.0433</text:p>
          </table:table-cell>
          <table:table-cell table:number-columns-repeated="4" table:style-name="ce10" office:value-type="string" calcext:value-type="string">
            <text:p><text:s/>nan</text:p>
          </table:table-cell>
          <table:table-cell table:style-name="ce10" office:value-type="float" office:value="568.322" calcext:value-type="float">
            <text:p>568.322</text:p>
          </table:table-cell>
          <table:table-cell table:style-name="ce10" office:value-type="float" office:value="5.6061" calcext:value-type="float">
            <text:p>5.6061</text:p>
          </table:table-cell>
          <table:table-cell table:style-name="ce10" office:value-type="float" office:value="-14.7808" calcext:value-type="float">
            <text:p>-14.7808</text:p>
          </table:table-cell>
          <table:table-cell table:style-name="ce10" office:value-type="float" office:value="6.68702" calcext:value-type="float">
            <text:p>6.68702</text:p>
          </table:table-cell>
          <table:table-cell table:style-name="ce10" office:value-type="float" office:value="11.8634" calcext:value-type="float">
            <text:p>11.8634</text:p>
          </table:table-cell>
          <table:table-cell table:style-name="ce14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HARRIS-OR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<text:s/>nan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9.4067" calcext:value-type="float">
            <text:p>19.4067</text:p>
          </table:table-cell>
          <table:table-cell office:value-type="float" office:value="11.5723" calcext:value-type="float">
            <text:p>11.5723</text:p>
          </table:table-cell>
          <table:table-cell office:value-type="string" calcext:value-type="string">
            <text:p><text:s/>-inf</text:p>
          </table:table-cell>
          <table:table-cell office:value-type="float" office:value="10.0433" calcext:value-type="float">
            <text:p>10.0433</text:p>
          </table:table-cell>
          <table:table-cell table:number-columns-repeated="4" office:value-type="string" calcext:value-type="string">
            <text:p><text:s/>nan</text:p>
          </table:table-cell>
          <table:table-cell office:value-type="float" office:value="568.322" calcext:value-type="float">
            <text:p>568.322</text:p>
          </table:table-cell>
          <table:table-cell office:value-type="float" office:value="5.85828" calcext:value-type="float">
            <text:p>5.85828</text:p>
          </table:table-cell>
          <table:table-cell office:value-type="float" office:value="-14.7808" calcext:value-type="float">
            <text:p>-14.7808</text:p>
          </table:table-cell>
          <table:table-cell office:value-type="float" office:value="6.68702" calcext:value-type="float">
            <text:p>6.68702</text:p>
          </table:table-cell>
          <table:table-cell office:value-type="float" office:value="11.8634" calcext:value-type="float">
            <text:p>11.8634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HARRIS-FREAK</text:p>
          </table:table-cell>
          <table:table-cell table:style-name="ce10" office:value-type="string" calcext:value-type="string">
            <text:p>nan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-10.295" calcext:value-type="float">
            <text:p>-10.295</text:p>
          </table:table-cell>
          <table:table-cell table:style-name="ce10" office:value-type="float" office:value="11.7693" calcext:value-type="float">
            <text:p>11.7693</text:p>
          </table:table-cell>
          <table:table-cell table:style-name="ce10" office:value-type="float" office:value="39.584" calcext:value-type="float">
            <text:p>39.584</text:p>
          </table:table-cell>
          <table:table-cell table:number-columns-repeated="2" table:style-name="ce10" office:value-type="string" calcext:value-type="string">
            <text:p><text:s/>nan</text:p>
          </table:table-cell>
          <table:table-cell table:style-name="ce10" office:value-type="float" office:value="9.28435" calcext:value-type="float">
            <text:p>9.28435</text:p>
          </table:table-cell>
          <table:table-cell table:number-columns-repeated="7" table:style-name="ce10" office:value-type="string" calcext:value-type="string">
            <text:p><text:s/>nan</text:p>
          </table:table-cell>
          <table:table-cell table:style-name="ce10" office:value-type="float" office:value="6.68702" calcext:value-type="float">
            <text:p>6.68702</text:p>
          </table:table-cell>
          <table:table-cell table:style-name="ce10" office:value-type="string" calcext:value-type="string">
            <text:p><text:s/>nan</text:p>
          </table:table-cell>
          <table:table-cell table:style-name="ce14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HARRIS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HARRIS-SIFT</text:p>
          </table:table-cell>
          <table:table-cell table:style-name="ce10" office:value-type="string" calcext:value-type="string">
            <text:p>nan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-10.295" calcext:value-type="float">
            <text:p>-10.295</text:p>
          </table:table-cell>
          <table:table-cell table:style-name="ce10" office:value-type="float" office:value="11.7693" calcext:value-type="float">
            <text:p>11.7693</text:p>
          </table:table-cell>
          <table:table-cell table:style-name="ce10" office:value-type="float" office:value="19.4067" calcext:value-type="float">
            <text:p>19.4067</text:p>
          </table:table-cell>
          <table:table-cell table:style-name="ce10" office:value-type="float" office:value="11.5723" calcext:value-type="float">
            <text:p>11.5723</text:p>
          </table:table-cell>
          <table:table-cell table:style-name="ce10" office:value-type="string" calcext:value-type="string">
            <text:p><text:s/>-inf</text:p>
          </table:table-cell>
          <table:table-cell table:style-name="ce10" office:value-type="float" office:value="10.0433" calcext:value-type="float">
            <text:p>10.0433</text:p>
          </table:table-cell>
          <table:table-cell table:number-columns-repeated="4" table:style-name="ce10" office:value-type="string" calcext:value-type="string">
            <text:p><text:s/>nan</text:p>
          </table:table-cell>
          <table:table-cell table:style-name="ce10" office:value-type="float" office:value="568.322" calcext:value-type="float">
            <text:p>568.322</text:p>
          </table:table-cell>
          <table:table-cell table:style-name="ce10" office:value-type="float" office:value="5.6061" calcext:value-type="float">
            <text:p>5.6061</text:p>
          </table:table-cell>
          <table:table-cell table:style-name="ce10" office:value-type="float" office:value="-14.7808" calcext:value-type="float">
            <text:p>-14.7808</text:p>
          </table:table-cell>
          <table:table-cell table:style-name="ce10" office:value-type="float" office:value="6.68702" calcext:value-type="float">
            <text:p>6.68702</text:p>
          </table:table-cell>
          <table:table-cell table:style-name="ce10" office:value-type="float" office:value="11.8634" calcext:value-type="float">
            <text:p>11.8634</text:p>
          </table:table-cell>
          <table:table-cell table:style-name="ce14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ORB-BRISK</text:p>
          </table:table-cell>
          <table:table-cell office:value-type="float" office:value="12.1374" calcext:value-type="float">
            <text:p>12.1374</text:p>
          </table:table-cell>
          <table:table-cell office:value-type="float" office:value="26.0145" calcext:value-type="float">
            <text:p>26.0145</text:p>
          </table:table-cell>
          <table:table-cell office:value-type="float" office:value="9.17917" calcext:value-type="float">
            <text:p>9.17917</text:p>
          </table:table-cell>
          <table:table-cell office:value-type="float" office:value="162.945" calcext:value-type="float">
            <text:p>162.945</text:p>
          </table:table-cell>
          <table:table-cell office:value-type="float" office:value="577.144" calcext:value-type="float">
            <text:p>577.144</text:p>
          </table:table-cell>
          <table:table-cell office:value-type="float" office:value="30.4962" calcext:value-type="float">
            <text:p>30.4962</text:p>
          </table:table-cell>
          <table:table-cell office:value-type="string" calcext:value-type="string">
            <text:p><text:s/>nan</text:p>
          </table:table-cell>
          <table:table-cell office:value-type="float" office:value="7.32255" calcext:value-type="float">
            <text:p>7.32255</text:p>
          </table:table-cell>
          <table:table-cell office:value-type="string" calcext:value-type="string">
            <text:p><text:s/>nan</text:p>
          </table:table-cell>
          <table:table-cell office:value-type="float" office:value="17.2952" calcext:value-type="float">
            <text:p>17.2952</text:p>
          </table:table-cell>
          <table:table-cell office:value-type="float" office:value="6.92125" calcext:value-type="float">
            <text:p>6.92125</text:p>
          </table:table-cell>
          <table:table-cell office:value-type="string" calcext:value-type="string">
            <text:p><text:s/>nan</text:p>
          </table:table-cell>
          <table:table-cell office:value-type="float" office:value="6.51781" calcext:value-type="float">
            <text:p>6.51781</text:p>
          </table:table-cell>
          <table:table-cell office:value-type="float" office:value="7.83786" calcext:value-type="float">
            <text:p>7.83786</text:p>
          </table:table-cell>
          <table:table-cell office:value-type="string" calcext:value-type="string">
            <text:p><text:s/>nan</text:p>
          </table:table-cell>
          <table:table-cell office:value-type="float" office:value="8.7674" calcext:value-type="float">
            <text:p>8.7674</text:p>
          </table:table-cell>
          <table:table-cell office:value-type="float" office:value="8.64751" calcext:value-type="float">
            <text:p>8.64751</text:p>
          </table:table-cell>
          <table:table-cell office:value-type="float" office:value="7.70936" calcext:value-type="float">
            <text:p>7.7093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ORB-BRIEF</text:p>
          </table:table-cell>
          <table:table-cell table:style-name="ce10" office:value-type="float" office:value="13.4717" calcext:value-type="float">
            <text:p>13.4717</text:p>
          </table:table-cell>
          <table:table-cell table:style-name="ce10" office:value-type="float" office:value="-23.2028" calcext:value-type="float">
            <text:p>-23.2028</text:p>
          </table:table-cell>
          <table:table-cell table:style-name="ce10" office:value-type="float" office:value="18.3893" calcext:value-type="float">
            <text:p>18.3893</text:p>
          </table:table-cell>
          <table:table-cell table:style-name="ce10" office:value-type="float" office:value="14.0679" calcext:value-type="float">
            <text:p>14.0679</text:p>
          </table:table-cell>
          <table:table-cell table:style-name="ce10" office:value-type="float" office:value="21.3282" calcext:value-type="float">
            <text:p>21.3282</text:p>
          </table:table-cell>
          <table:table-cell table:number-columns-repeated="2" table:style-name="ce10" office:value-type="string" calcext:value-type="string">
            <text:p><text:s/>nan</text:p>
          </table:table-cell>
          <table:table-cell table:style-name="ce10" office:value-type="float" office:value="23.8487" calcext:value-type="float">
            <text:p>23.8487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-220.333" calcext:value-type="float">
            <text:p>-220.333</text:p>
          </table:table-cell>
          <table:table-cell table:style-name="ce10" office:value-type="float" office:value="26.0553" calcext:value-type="float">
            <text:p>26.0553</text:p>
          </table:table-cell>
          <table:table-cell table:style-name="ce10" office:value-type="float" office:value="10.0444" calcext:value-type="float">
            <text:p>10.0444</text:p>
          </table:table-cell>
          <table:table-cell table:style-name="ce10" office:value-type="float" office:value="9.47134" calcext:value-type="float">
            <text:p>9.47134</text:p>
          </table:table-cell>
          <table:table-cell table:style-name="ce10" office:value-type="float" office:value="9.44406" calcext:value-type="float">
            <text:p>9.44406</text:p>
          </table:table-cell>
          <table:table-cell table:style-name="ce10" office:value-type="float" office:value="8.58" calcext:value-type="float">
            <text:p>8.58</text:p>
          </table:table-cell>
          <table:table-cell table:style-name="ce10" office:value-type="float" office:value="9.64141" calcext:value-type="float">
            <text:p>9.64141</text:p>
          </table:table-cell>
          <table:table-cell table:style-name="ce10" office:value-type="float" office:value="11.0314" calcext:value-type="float">
            <text:p>11.0314</text:p>
          </table:table-cell>
          <table:table-cell table:style-name="ce14" office:value-type="float" office:value="11.3669" calcext:value-type="float">
            <text:p>11.366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ORB-ORB</text:p>
          </table:table-cell>
          <table:table-cell office:value-type="float" office:value="12.6861" calcext:value-type="float">
            <text:p>12.6861</text:p>
          </table:table-cell>
          <table:table-cell office:value-type="float" office:value="45.2974" calcext:value-type="float">
            <text:p>45.2974</text:p>
          </table:table-cell>
          <table:table-cell office:value-type="float" office:value="10.1374" calcext:value-type="float">
            <text:p>10.1374</text:p>
          </table:table-cell>
          <table:table-cell office:value-type="float" office:value="13.1013" calcext:value-type="float">
            <text:p>13.1013</text:p>
          </table:table-cell>
          <table:table-cell table:number-columns-repeated="6" office:value-type="string" calcext:value-type="string">
            <text:p><text:s/>nan</text:p>
          </table:table-cell>
          <table:table-cell office:value-type="float" office:value="6.536" calcext:value-type="float">
            <text:p>6.536</text:p>
          </table:table-cell>
          <table:table-cell office:value-type="string" calcext:value-type="string">
            <text:p><text:s/>nan</text:p>
          </table:table-cell>
          <table:table-cell office:value-type="float" office:value="6.80451" calcext:value-type="float">
            <text:p>6.80451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11.3819" calcext:value-type="float">
            <text:p>11.3819</text:p>
          </table:table-cell>
          <table:table-cell office:value-type="float" office:value="7.63659" calcext:value-type="float">
            <text:p>7.6365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ORB-FREAK</text:p>
          </table:table-cell>
          <table:table-cell table:style-name="ce10" office:value-type="float" office:value="12.2074" calcext:value-type="float">
            <text:p>12.2074</text:p>
          </table:table-cell>
          <table:table-cell table:style-name="ce10" office:value-type="float" office:value="12.3525" calcext:value-type="float">
            <text:p>12.3525</text:p>
          </table:table-cell>
          <table:table-cell table:style-name="ce10" office:value-type="float" office:value="11.1077" calcext:value-type="float">
            <text:p>11.1077</text:p>
          </table:table-cell>
          <table:table-cell table:style-name="ce10" office:value-type="float" office:value="10.8599" calcext:value-type="float">
            <text:p>10.8599</text:p>
          </table:table-cell>
          <table:table-cell table:style-name="ce10" office:value-type="float" office:value="104.354" calcext:value-type="float">
            <text:p>104.354</text:p>
          </table:table-cell>
          <table:table-cell table:style-name="ce10" office:value-type="float" office:value="44.1055" calcext:value-type="float">
            <text:p>44.1055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7.32255" calcext:value-type="float">
            <text:p>7.32255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-33.2559" calcext:value-type="float">
            <text:p>-33.2559</text:p>
          </table:table-cell>
          <table:table-cell table:style-name="ce10" office:value-type="float" office:value="6.04654" calcext:value-type="float">
            <text:p>6.04654</text:p>
          </table:table-cell>
          <table:table-cell table:style-name="ce10" office:value-type="float" office:value="8.31342" calcext:value-type="float">
            <text:p>8.31342</text:p>
          </table:table-cell>
          <table:table-cell table:style-name="ce10" office:value-type="float" office:value="5.91868" calcext:value-type="float">
            <text:p>5.91868</text:p>
          </table:table-cell>
          <table:table-cell table:style-name="ce10" office:value-type="float" office:value="8.58284" calcext:value-type="float">
            <text:p>8.58284</text:p>
          </table:table-cell>
          <table:table-cell table:style-name="ce10" office:value-type="float" office:value="8.42714" calcext:value-type="float">
            <text:p>8.42714</text:p>
          </table:table-cell>
          <table:table-cell table:style-name="ce10" office:value-type="float" office:value="8.7674" calcext:value-type="float">
            <text:p>8.7674</text:p>
          </table:table-cell>
          <table:table-cell table:style-name="ce10" office:value-type="float" office:value="7.02786" calcext:value-type="float">
            <text:p>7.02786</text:p>
          </table:table-cell>
          <table:table-cell table:style-name="ce14" office:value-type="float" office:value="8.14326" calcext:value-type="float">
            <text:p>8.143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ORB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ORB-SIFT</text:p>
          </table:table-cell>
          <table:table-cell table:style-name="ce10" office:value-type="float" office:value="12.1374" calcext:value-type="float">
            <text:p>12.1374</text:p>
          </table:table-cell>
          <table:table-cell table:style-name="ce10" office:value-type="float" office:value="33.8815" calcext:value-type="float">
            <text:p>33.8815</text:p>
          </table:table-cell>
          <table:table-cell table:style-name="ce10" office:value-type="float" office:value="9.31231" calcext:value-type="float">
            <text:p>9.31231</text:p>
          </table:table-cell>
          <table:table-cell table:style-name="ce10" office:value-type="float" office:value="2578.43" calcext:value-type="float">
            <text:p>2578.43</text:p>
          </table:table-cell>
          <table:table-cell table:style-name="ce10" office:value-type="float" office:value="74.482" calcext:value-type="float">
            <text:p>74.482</text:p>
          </table:table-cell>
          <table:table-cell table:style-name="ce10" office:value-type="float" office:value="134.988" calcext:value-type="float">
            <text:p>134.988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8.10765" calcext:value-type="float">
            <text:p>8.10765</text:p>
          </table:table-cell>
          <table:table-cell table:number-columns-repeated="2" table:style-name="ce10" office:value-type="string" calcext:value-type="string">
            <text:p><text:s/>nan</text:p>
          </table:table-cell>
          <table:table-cell table:style-name="ce10" office:value-type="float" office:value="6.41175" calcext:value-type="float">
            <text:p>6.41175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6.75072" calcext:value-type="float">
            <text:p>6.75072</text:p>
          </table:table-cell>
          <table:table-cell table:style-name="ce10" office:value-type="float" office:value="8.37783" calcext:value-type="float">
            <text:p>8.37783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7.46502" calcext:value-type="float">
            <text:p>7.46502</text:p>
          </table:table-cell>
          <table:table-cell table:style-name="ce10" office:value-type="float" office:value="11.5043" calcext:value-type="float">
            <text:p>11.5043</text:p>
          </table:table-cell>
          <table:table-cell table:style-name="ce14" office:value-type="float" office:value="7.27199" calcext:value-type="float">
            <text:p>7.2719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HITOMASI-BRISK</text:p>
          </table:table-cell>
          <table:table-cell office:value-type="float" office:value="13.8195" calcext:value-type="float">
            <text:p>13.8195</text:p>
          </table:table-cell>
          <table:table-cell office:value-type="float" office:value="11.8255" calcext:value-type="float">
            <text:p>11.8255</text:p>
          </table:table-cell>
          <table:table-cell office:value-type="float" office:value="14.3496" calcext:value-type="float">
            <text:p>14.3496</text:p>
          </table:table-cell>
          <table:table-cell office:value-type="float" office:value="11.7579" calcext:value-type="float">
            <text:p>11.7579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6.9518" calcext:value-type="float">
            <text:p>16.9518</text:p>
          </table:table-cell>
          <table:table-cell office:value-type="float" office:value="9.82506" calcext:value-type="float">
            <text:p>9.82506</text:p>
          </table:table-cell>
          <table:table-cell office:value-type="float" office:value="11.8381" calcext:value-type="float">
            <text:p>11.8381</text:p>
          </table:table-cell>
          <table:table-cell office:value-type="float" office:value="9.92654" calcext:value-type="float">
            <text:p>9.92654</text:p>
          </table:table-cell>
          <table:table-cell office:value-type="float" office:value="7.07161" calcext:value-type="float">
            <text:p>7.07161</text:p>
          </table:table-cell>
          <table:table-cell office:value-type="float" office:value="11.0196" calcext:value-type="float">
            <text:p>11.0196</text:p>
          </table:table-cell>
          <table:table-cell office:value-type="float" office:value="10.4119" calcext:value-type="float">
            <text:p>10.4119</text:p>
          </table:table-cell>
          <table:table-cell office:value-type="float" office:value="11.541" calcext:value-type="float">
            <text:p>11.541</text:p>
          </table:table-cell>
          <table:table-cell office:value-type="float" office:value="8.79728" calcext:value-type="float">
            <text:p>8.79728</text:p>
          </table:table-cell>
          <table:table-cell office:value-type="float" office:value="8.69205" calcext:value-type="float">
            <text:p>8.69205</text:p>
          </table:table-cell>
          <table:table-cell office:value-type="float" office:value="8.61374" calcext:value-type="float">
            <text:p>8.61374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0.7261" calcext:value-type="float">
            <text:p>10.726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SHITOMASI-BRIEF</text:p>
          </table:table-cell>
          <table:table-cell table:style-name="ce10" office:value-type="float" office:value="13.813" calcext:value-type="float">
            <text:p>13.813</text:p>
          </table:table-cell>
          <table:table-cell table:style-name="ce10" office:value-type="float" office:value="13.1521" calcext:value-type="float">
            <text:p>13.1521</text:p>
          </table:table-cell>
          <table:table-cell table:style-name="ce10" office:value-type="float" office:value="14.2376" calcext:value-type="float">
            <text:p>14.2376</text:p>
          </table:table-cell>
          <table:table-cell table:style-name="ce10" office:value-type="float" office:value="12.7779" calcext:value-type="float">
            <text:p>12.7779</text:p>
          </table:table-cell>
          <table:table-cell table:style-name="ce10" office:value-type="float" office:value="12.6965" calcext:value-type="float">
            <text:p>12.6965</text:p>
          </table:table-cell>
          <table:table-cell table:style-name="ce10" office:value-type="float" office:value="13.7279" calcext:value-type="float">
            <text:p>13.7279</text:p>
          </table:table-cell>
          <table:table-cell table:style-name="ce10" office:value-type="float" office:value="12.2772" calcext:value-type="float">
            <text:p>12.2772</text:p>
          </table:table-cell>
          <table:table-cell table:style-name="ce10" office:value-type="float" office:value="13.7991" calcext:value-type="float">
            <text:p>13.7991</text:p>
          </table:table-cell>
          <table:table-cell table:style-name="ce10" office:value-type="float" office:value="10.9298" calcext:value-type="float">
            <text:p>10.9298</text:p>
          </table:table-cell>
          <table:table-cell table:style-name="ce10" office:value-type="float" office:value="8.34863" calcext:value-type="float">
            <text:p>8.34863</text:p>
          </table:table-cell>
          <table:table-cell table:style-name="ce10" office:value-type="float" office:value="11.3675" calcext:value-type="float">
            <text:p>11.3675</text:p>
          </table:table-cell>
          <table:table-cell table:style-name="ce10" office:value-type="float" office:value="11.2204" calcext:value-type="float">
            <text:p>11.2204</text:p>
          </table:table-cell>
          <table:table-cell table:style-name="ce10" office:value-type="float" office:value="12.1803" calcext:value-type="float">
            <text:p>12.1803</text:p>
          </table:table-cell>
          <table:table-cell table:style-name="ce10" office:value-type="float" office:value="9.77292" calcext:value-type="float">
            <text:p>9.77292</text:p>
          </table:table-cell>
          <table:table-cell table:style-name="ce10" office:value-type="float" office:value="11.8521" calcext:value-type="float">
            <text:p>11.8521</text:p>
          </table:table-cell>
          <table:table-cell table:style-name="ce10" office:value-type="float" office:value="10.5687" calcext:value-type="float">
            <text:p>10.5687</text:p>
          </table:table-cell>
          <table:table-cell table:style-name="ce10" office:value-type="float" office:value="10.9623" calcext:value-type="float">
            <text:p>10.9623</text:p>
          </table:table-cell>
          <table:table-cell table:style-name="ce14" office:value-type="float" office:value="9.22727" calcext:value-type="float">
            <text:p>9.2272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HITOMASI-ORB</text:p>
          </table:table-cell>
          <table:table-cell office:value-type="float" office:value="13.6661" calcext:value-type="float">
            <text:p>13.6661</text:p>
          </table:table-cell>
          <table:table-cell office:value-type="float" office:value="12.189" calcext:value-type="float">
            <text:p>12.189</text:p>
          </table:table-cell>
          <table:table-cell office:value-type="float" office:value="13.4048" calcext:value-type="float">
            <text:p>13.4048</text:p>
          </table:table-cell>
          <table:table-cell office:value-type="float" office:value="11.5035" calcext:value-type="float">
            <text:p>11.5035</text:p>
          </table:table-cell>
          <table:table-cell office:value-type="float" office:value="12.5645" calcext:value-type="float">
            <text:p>12.5645</text:p>
          </table:table-cell>
          <table:table-cell office:value-type="float" office:value="12.166" calcext:value-type="float">
            <text:p>12.166</text:p>
          </table:table-cell>
          <table:table-cell office:value-type="float" office:value="10.8378" calcext:value-type="float">
            <text:p>10.8378</text:p>
          </table:table-cell>
          <table:table-cell office:value-type="float" office:value="12.8338" calcext:value-type="float">
            <text:p>12.8338</text:p>
          </table:table-cell>
          <table:table-cell office:value-type="float" office:value="9.99867" calcext:value-type="float">
            <text:p>9.99867</text:p>
          </table:table-cell>
          <table:table-cell office:value-type="float" office:value="8.17562" calcext:value-type="float">
            <text:p>8.17562</text:p>
          </table:table-cell>
          <table:table-cell office:value-type="float" office:value="11.0543" calcext:value-type="float">
            <text:p>11.0543</text:p>
          </table:table-cell>
          <table:table-cell office:value-type="float" office:value="11.2716" calcext:value-type="float">
            <text:p>11.2716</text:p>
          </table:table-cell>
          <table:table-cell office:value-type="float" office:value="12.3607" calcext:value-type="float">
            <text:p>12.3607</text:p>
          </table:table-cell>
          <table:table-cell office:value-type="float" office:value="9.77292" calcext:value-type="float">
            <text:p>9.77292</text:p>
          </table:table-cell>
          <table:table-cell office:value-type="float" office:value="10.6503" calcext:value-type="float">
            <text:p>10.6503</text:p>
          </table:table-cell>
          <table:table-cell office:value-type="float" office:value="10.7161" calcext:value-type="float">
            <text:p>10.7161</text:p>
          </table:table-cell>
          <table:table-cell office:value-type="float" office:value="10.7149" calcext:value-type="float">
            <text:p>10.7149</text:p>
          </table:table-cell>
          <table:table-cell office:value-type="float" office:value="8.22205" calcext:value-type="float">
            <text:p>8.2220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SHITOMASI-FREAK</text:p>
          </table:table-cell>
          <table:table-cell table:style-name="ce10" office:value-type="float" office:value="13.0861" calcext:value-type="float">
            <text:p>13.0861</text:p>
          </table:table-cell>
          <table:table-cell table:style-name="ce10" office:value-type="float" office:value="12.5268" calcext:value-type="float">
            <text:p>12.5268</text:p>
          </table:table-cell>
          <table:table-cell table:style-name="ce10" office:value-type="float" office:value="12.6971" calcext:value-type="float">
            <text:p>12.6971</text:p>
          </table:table-cell>
          <table:table-cell table:style-name="ce10" office:value-type="float" office:value="12.083" calcext:value-type="float">
            <text:p>12.083</text:p>
          </table:table-cell>
          <table:table-cell table:style-name="ce10" office:value-type="float" office:value="12.2751" calcext:value-type="float">
            <text:p>12.2751</text:p>
          </table:table-cell>
          <table:table-cell table:style-name="ce10" office:value-type="float" office:value="12.8225" calcext:value-type="float">
            <text:p>12.8225</text:p>
          </table:table-cell>
          <table:table-cell table:style-name="ce10" office:value-type="float" office:value="10.8923" calcext:value-type="float">
            <text:p>10.8923</text:p>
          </table:table-cell>
          <table:table-cell table:style-name="ce10" office:value-type="float" office:value="11.7723" calcext:value-type="float">
            <text:p>11.7723</text:p>
          </table:table-cell>
          <table:table-cell table:style-name="ce10" office:value-type="float" office:value="10.9861" calcext:value-type="float">
            <text:p>10.9861</text:p>
          </table:table-cell>
          <table:table-cell table:style-name="ce10" office:value-type="float" office:value="9.5849" calcext:value-type="float">
            <text:p>9.5849</text:p>
          </table:table-cell>
          <table:table-cell table:style-name="ce10" office:value-type="float" office:value="11.197" calcext:value-type="float">
            <text:p>11.197</text:p>
          </table:table-cell>
          <table:table-cell table:style-name="ce10" office:value-type="float" office:value="11.2737" calcext:value-type="float">
            <text:p>11.2737</text:p>
          </table:table-cell>
          <table:table-cell table:style-name="ce10" office:value-type="float" office:value="12.9412" calcext:value-type="float">
            <text:p>12.9412</text:p>
          </table:table-cell>
          <table:table-cell table:style-name="ce10" office:value-type="float" office:value="8.42804" calcext:value-type="float">
            <text:p>8.42804</text:p>
          </table:table-cell>
          <table:table-cell table:style-name="ce10" office:value-type="float" office:value="10.5005" calcext:value-type="float">
            <text:p>10.5005</text:p>
          </table:table-cell>
          <table:table-cell table:style-name="ce10" office:value-type="float" office:value="9.94867" calcext:value-type="float">
            <text:p>9.94867</text:p>
          </table:table-cell>
          <table:table-cell table:style-name="ce10" office:value-type="float" office:value="11.2815" calcext:value-type="float">
            <text:p>11.2815</text:p>
          </table:table-cell>
          <table:table-cell table:style-name="ce14" office:value-type="float" office:value="10.4528" calcext:value-type="float">
            <text:p>10.452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HITOMASI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SHITOMASI-SIFT</text:p>
          </table:table-cell>
          <table:table-cell table:style-name="ce10" office:value-type="float" office:value="13.813" calcext:value-type="float">
            <text:p>13.813</text:p>
          </table:table-cell>
          <table:table-cell table:style-name="ce10" office:value-type="float" office:value="13.2121" calcext:value-type="float">
            <text:p>13.2121</text:p>
          </table:table-cell>
          <table:table-cell table:style-name="ce10" office:value-type="float" office:value="13.0498" calcext:value-type="float">
            <text:p>13.0498</text:p>
          </table:table-cell>
          <table:table-cell table:style-name="ce10" office:value-type="float" office:value="12.3378" calcext:value-type="float">
            <text:p>12.3378</text:p>
          </table:table-cell>
          <table:table-cell table:style-name="ce10" office:value-type="float" office:value="12.7419" calcext:value-type="float">
            <text:p>12.7419</text:p>
          </table:table-cell>
          <table:table-cell table:style-name="ce10" office:value-type="float" office:value="13.7279" calcext:value-type="float">
            <text:p>13.7279</text:p>
          </table:table-cell>
          <table:table-cell table:style-name="ce10" office:value-type="float" office:value="12.2481" calcext:value-type="float">
            <text:p>12.2481</text:p>
          </table:table-cell>
          <table:table-cell table:style-name="ce10" office:value-type="float" office:value="12.8338" calcext:value-type="float">
            <text:p>12.8338</text:p>
          </table:table-cell>
          <table:table-cell table:style-name="ce10" office:value-type="float" office:value="11.0063" calcext:value-type="float">
            <text:p>11.0063</text:p>
          </table:table-cell>
          <table:table-cell table:style-name="ce10" office:value-type="float" office:value="9.12864" calcext:value-type="float">
            <text:p>9.12864</text:p>
          </table:table-cell>
          <table:table-cell table:style-name="ce10" office:value-type="float" office:value="11.4729" calcext:value-type="float">
            <text:p>11.4729</text:p>
          </table:table-cell>
          <table:table-cell table:style-name="ce10" office:value-type="float" office:value="11.2716" calcext:value-type="float">
            <text:p>11.2716</text:p>
          </table:table-cell>
          <table:table-cell table:style-name="ce10" office:value-type="float" office:value="12.1443" calcext:value-type="float">
            <text:p>12.1443</text:p>
          </table:table-cell>
          <table:table-cell table:style-name="ce10" office:value-type="float" office:value="9.77292" calcext:value-type="float">
            <text:p>9.77292</text:p>
          </table:table-cell>
          <table:table-cell table:style-name="ce10" office:value-type="float" office:value="10.6761" calcext:value-type="float">
            <text:p>10.6761</text:p>
          </table:table-cell>
          <table:table-cell table:style-name="ce10" office:value-type="float" office:value="10.5687" calcext:value-type="float">
            <text:p>10.5687</text:p>
          </table:table-cell>
          <table:table-cell table:style-name="ce10" office:value-type="float" office:value="10.7141" calcext:value-type="float">
            <text:p>10.7141</text:p>
          </table:table-cell>
          <table:table-cell table:style-name="ce14" office:value-type="float" office:value="9.73863" calcext:value-type="float">
            <text:p>9.7386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IFT-BRISK</text:p>
          </table:table-cell>
          <table:table-cell office:value-type="float" office:value="13.4057" calcext:value-type="float">
            <text:p>13.4057</text:p>
          </table:table-cell>
          <table:table-cell office:value-type="float" office:value="14.7943" calcext:value-type="float">
            <text:p>14.7943</text:p>
          </table:table-cell>
          <table:table-cell office:value-type="float" office:value="14.5082" calcext:value-type="float">
            <text:p>14.5082</text:p>
          </table:table-cell>
          <table:table-cell office:value-type="float" office:value="18.1705" calcext:value-type="float">
            <text:p>18.1705</text:p>
          </table:table-cell>
          <table:table-cell office:value-type="float" office:value="14.8079" calcext:value-type="float">
            <text:p>14.8079</text:p>
          </table:table-cell>
          <table:table-cell office:value-type="float" office:value="13.3641" calcext:value-type="float">
            <text:p>13.3641</text:p>
          </table:table-cell>
          <table:table-cell office:value-type="float" office:value="14.9838" calcext:value-type="float">
            <text:p>14.9838</text:p>
          </table:table-cell>
          <table:table-cell office:value-type="float" office:value="15.7409" calcext:value-type="float">
            <text:p>15.7409</text:p>
          </table:table-cell>
          <table:table-cell office:value-type="float" office:value="15.5982" calcext:value-type="float">
            <text:p>15.5982</text:p>
          </table:table-cell>
          <table:table-cell office:value-type="float" office:value="12.4464" calcext:value-type="float">
            <text:p>12.4464</text:p>
          </table:table-cell>
          <table:table-cell office:value-type="float" office:value="12.2638" calcext:value-type="float">
            <text:p>12.2638</text:p>
          </table:table-cell>
          <table:table-cell office:value-type="float" office:value="10.1889" calcext:value-type="float">
            <text:p>10.1889</text:p>
          </table:table-cell>
          <table:table-cell office:value-type="float" office:value="9.18682" calcext:value-type="float">
            <text:p>9.18682</text:p>
          </table:table-cell>
          <table:table-cell office:value-type="float" office:value="9.39566" calcext:value-type="float">
            <text:p>9.39566</text:p>
          </table:table-cell>
          <table:table-cell office:value-type="float" office:value="8.8329" calcext:value-type="float">
            <text:p>8.8329</text:p>
          </table:table-cell>
          <table:table-cell office:value-type="float" office:value="8.8395" calcext:value-type="float">
            <text:p>8.8395</text:p>
          </table:table-cell>
          <table:table-cell office:value-type="float" office:value="8.97859" calcext:value-type="float">
            <text:p>8.97859</text:p>
          </table:table-cell>
          <table:table-cell office:value-type="float" office:value="11.1022" calcext:value-type="float">
            <text:p>11.102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SIFT-BRIEF</text:p>
          </table:table-cell>
          <table:table-cell table:style-name="ce10" office:value-type="float" office:value="14.2903" calcext:value-type="float">
            <text:p>14.2903</text:p>
          </table:table-cell>
          <table:table-cell table:style-name="ce10" office:value-type="float" office:value="14.7248" calcext:value-type="float">
            <text:p>14.7248</text:p>
          </table:table-cell>
          <table:table-cell table:style-name="ce10" office:value-type="float" office:value="15.7056" calcext:value-type="float">
            <text:p>15.7056</text:p>
          </table:table-cell>
          <table:table-cell table:style-name="ce10" office:value-type="float" office:value="19.932" calcext:value-type="float">
            <text:p>19.932</text:p>
          </table:table-cell>
          <table:table-cell table:style-name="ce10" office:value-type="float" office:value="16.4176" calcext:value-type="float">
            <text:p>16.4176</text:p>
          </table:table-cell>
          <table:table-cell table:style-name="ce10" office:value-type="float" office:value="15.096" calcext:value-type="float">
            <text:p>15.096</text:p>
          </table:table-cell>
          <table:table-cell table:style-name="ce10" office:value-type="float" office:value="14.7091" calcext:value-type="float">
            <text:p>14.7091</text:p>
          </table:table-cell>
          <table:table-cell table:style-name="ce10" office:value-type="float" office:value="17.2807" calcext:value-type="float">
            <text:p>17.2807</text:p>
          </table:table-cell>
          <table:table-cell table:style-name="ce10" office:value-type="float" office:value="15.7643" calcext:value-type="float">
            <text:p>15.7643</text:p>
          </table:table-cell>
          <table:table-cell table:style-name="ce10" office:value-type="float" office:value="11.3743" calcext:value-type="float">
            <text:p>11.3743</text:p>
          </table:table-cell>
          <table:table-cell table:style-name="ce10" office:value-type="float" office:value="12.7589" calcext:value-type="float">
            <text:p>12.7589</text:p>
          </table:table-cell>
          <table:table-cell table:style-name="ce10" office:value-type="float" office:value="10.4749" calcext:value-type="float">
            <text:p>10.4749</text:p>
          </table:table-cell>
          <table:table-cell table:style-name="ce10" office:value-type="float" office:value="9.43728" calcext:value-type="float">
            <text:p>9.43728</text:p>
          </table:table-cell>
          <table:table-cell table:style-name="ce10" office:value-type="float" office:value="9.89583" calcext:value-type="float">
            <text:p>9.89583</text:p>
          </table:table-cell>
          <table:table-cell table:style-name="ce10" office:value-type="float" office:value="9.53826" calcext:value-type="float">
            <text:p>9.53826</text:p>
          </table:table-cell>
          <table:table-cell table:style-name="ce10" office:value-type="float" office:value="8.71506" calcext:value-type="float">
            <text:p>8.71506</text:p>
          </table:table-cell>
          <table:table-cell table:style-name="ce10" office:value-type="float" office:value="8.74066" calcext:value-type="float">
            <text:p>8.74066</text:p>
          </table:table-cell>
          <table:table-cell table:style-name="ce14" office:value-type="float" office:value="8.23058" calcext:value-type="float">
            <text:p>8.230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IFT-ORB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SIFT-FREAK</text:p>
          </table:table-cell>
          <table:table-cell table:style-name="ce10" office:value-type="float" office:value="14.2942" calcext:value-type="float">
            <text:p>14.2942</text:p>
          </table:table-cell>
          <table:table-cell table:style-name="ce10" office:value-type="float" office:value="14.9365" calcext:value-type="float">
            <text:p>14.9365</text:p>
          </table:table-cell>
          <table:table-cell table:style-name="ce10" office:value-type="float" office:value="14.826" calcext:value-type="float">
            <text:p>14.826</text:p>
          </table:table-cell>
          <table:table-cell table:style-name="ce10" office:value-type="float" office:value="18.486" calcext:value-type="float">
            <text:p>18.486</text:p>
          </table:table-cell>
          <table:table-cell table:style-name="ce10" office:value-type="float" office:value="17.0387" calcext:value-type="float">
            <text:p>17.0387</text:p>
          </table:table-cell>
          <table:table-cell table:style-name="ce10" office:value-type="float" office:value="13.2347" calcext:value-type="float">
            <text:p>13.2347</text:p>
          </table:table-cell>
          <table:table-cell table:style-name="ce10" office:value-type="float" office:value="14.5359" calcext:value-type="float">
            <text:p>14.5359</text:p>
          </table:table-cell>
          <table:table-cell table:style-name="ce10" office:value-type="float" office:value="15.7174" calcext:value-type="float">
            <text:p>15.7174</text:p>
          </table:table-cell>
          <table:table-cell table:style-name="ce10" office:value-type="float" office:value="15.7638" calcext:value-type="float">
            <text:p>15.7638</text:p>
          </table:table-cell>
          <table:table-cell table:style-name="ce10" office:value-type="float" office:value="12.3731" calcext:value-type="float">
            <text:p>12.3731</text:p>
          </table:table-cell>
          <table:table-cell table:style-name="ce10" office:value-type="float" office:value="12.383" calcext:value-type="float">
            <text:p>12.383</text:p>
          </table:table-cell>
          <table:table-cell table:style-name="ce10" office:value-type="float" office:value="10.3419" calcext:value-type="float">
            <text:p>10.3419</text:p>
          </table:table-cell>
          <table:table-cell table:style-name="ce10" office:value-type="float" office:value="9.52354" calcext:value-type="float">
            <text:p>9.52354</text:p>
          </table:table-cell>
          <table:table-cell table:style-name="ce10" office:value-type="float" office:value="9.88913" calcext:value-type="float">
            <text:p>9.88913</text:p>
          </table:table-cell>
          <table:table-cell table:style-name="ce10" office:value-type="float" office:value="9.36101" calcext:value-type="float">
            <text:p>9.36101</text:p>
          </table:table-cell>
          <table:table-cell table:style-name="ce10" office:value-type="float" office:value="9.29233" calcext:value-type="float">
            <text:p>9.29233</text:p>
          </table:table-cell>
          <table:table-cell table:style-name="ce10" office:value-type="float" office:value="8.74066" calcext:value-type="float">
            <text:p>8.74066</text:p>
          </table:table-cell>
          <table:table-cell table:style-name="ce14" office:value-type="float" office:value="10.6968" calcext:value-type="float">
            <text:p>10.69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IFT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6" office:value-type="string" calcext:value-type="string">
            <text:p>SIFT-SIFT</text:p>
          </table:table-cell>
          <table:table-cell table:style-name="ce11" office:value-type="float" office:value="12.6571" calcext:value-type="float">
            <text:p>12.6571</text:p>
          </table:table-cell>
          <table:table-cell table:style-name="ce11" office:value-type="float" office:value="13.8523" calcext:value-type="float">
            <text:p>13.8523</text:p>
          </table:table-cell>
          <table:table-cell table:style-name="ce11" office:value-type="float" office:value="13.5188" calcext:value-type="float">
            <text:p>13.5188</text:p>
          </table:table-cell>
          <table:table-cell table:style-name="ce11" office:value-type="float" office:value="17.9985" calcext:value-type="float">
            <text:p>17.9985</text:p>
          </table:table-cell>
          <table:table-cell table:style-name="ce11" office:value-type="float" office:value="16.1264" calcext:value-type="float">
            <text:p>16.1264</text:p>
          </table:table-cell>
          <table:table-cell table:style-name="ce11" office:value-type="float" office:value="12.3502" calcext:value-type="float">
            <text:p>12.3502</text:p>
          </table:table-cell>
          <table:table-cell table:style-name="ce11" office:value-type="float" office:value="13.4176" calcext:value-type="float">
            <text:p>13.4176</text:p>
          </table:table-cell>
          <table:table-cell table:style-name="ce11" office:value-type="float" office:value="15.4708" calcext:value-type="float">
            <text:p>15.4708</text:p>
          </table:table-cell>
          <table:table-cell table:style-name="ce11" office:value-type="float" office:value="13.7743" calcext:value-type="float">
            <text:p>13.7743</text:p>
          </table:table-cell>
          <table:table-cell table:style-name="ce11" office:value-type="float" office:value="10.2519" calcext:value-type="float">
            <text:p>10.2519</text:p>
          </table:table-cell>
          <table:table-cell table:style-name="ce11" office:value-type="float" office:value="12.1058" calcext:value-type="float">
            <text:p>12.1058</text:p>
          </table:table-cell>
          <table:table-cell table:style-name="ce11" office:value-type="float" office:value="11.5227" calcext:value-type="float">
            <text:p>11.5227</text:p>
          </table:table-cell>
          <table:table-cell table:style-name="ce11" office:value-type="float" office:value="9.04521" calcext:value-type="float">
            <text:p>9.04521</text:p>
          </table:table-cell>
          <table:table-cell table:style-name="ce11" office:value-type="float" office:value="10.7476" calcext:value-type="float">
            <text:p>10.7476</text:p>
          </table:table-cell>
          <table:table-cell table:style-name="ce11" office:value-type="float" office:value="9.38265" calcext:value-type="float">
            <text:p>9.38265</text:p>
          </table:table-cell>
          <table:table-cell table:style-name="ce11" office:value-type="float" office:value="9.02795" calcext:value-type="float">
            <text:p>9.02795</text:p>
          </table:table-cell>
          <table:table-cell table:style-name="ce11" office:value-type="float" office:value="8.53941" calcext:value-type="float">
            <text:p>8.53941</text:p>
          </table:table-cell>
          <table:table-cell table:style-name="ce15" office:value-type="float" office:value="8.30597" calcext:value-type="float">
            <text:p>8.30597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 style:data-style-name="N2" text:time-value="16:23:46.545469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1:39:59.613934358</meta:creation-date>
    <meta:generator>LibreOffice/6.0.7.3$Linux_X86_64 LibreOffice_project/00m0$Build-3</meta:generator>
    <dc:date>2019-09-21T16:57:55.750993708</dc:date>
    <meta:editing-duration>PT1H36M52S</meta:editing-duration>
    <meta:editing-cycles>42</meta:editing-cycles>
    <meta:document-statistic meta:table-count="1" meta:cell-count="860" meta:object-count="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608cm" svg:y="0.316cm" chart:style-name="ch2">
          <text:p>ORB detector</text:p>
        </chart:title>
        <chart:legend chart:legend-position="end" svg:x="40.727cm" svg:y="2.956cm" style:legend-expansion="high" chart:style-name="ch3"/>
        <chart:plot-area chart:style-name="ch4" table:cell-range-address="Sheet1.B29:Sheet1.T34" chart:data-source-has-labels="column" svg:x="1.892cm" svg:y="1.275cm" svg:width="37.954cm" svg:height="6.565cm">
          <chartooo:coordinate-region svg:x="2.699cm" svg:y="1.475cm" svg:width="36.775cm" svg:height="5.718cm"/>
          <chart:axis chart:dimension="x" chart:name="primary-x" chart:style-name="ch5">
            <chart:title svg:x="20.15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29:Sheet1.T29" chart:label-cell-address="Sheet1.B29:Sheet1.B29" chart:class="chart:line">
            <chart:data-point chart:repeated="18"/>
          </chart:series>
          <chart:series chart:style-name="ch11" chart:values-cell-range-address="Sheet1.C30:Sheet1.T30" chart:label-cell-address="Sheet1.B30:Sheet1.B30" chart:class="chart:line">
            <chart:data-point chart:repeated="18"/>
          </chart:series>
          <chart:series chart:style-name="ch12" chart:values-cell-range-address="Sheet1.C31:Sheet1.T31" chart:label-cell-address="Sheet1.B31:Sheet1.B31" chart:class="chart:line">
            <chart:data-point chart:repeated="18"/>
          </chart:series>
          <chart:series chart:style-name="ch13" chart:values-cell-range-address="Sheet1.C32:Sheet1.T32" chart:label-cell-address="Sheet1.B32:Sheet1.B32" chart:class="chart:line">
            <chart:data-point chart:repeated="18"/>
          </chart:series>
          <chart:series chart:style-name="ch14" chart:values-cell-range-address="Sheet1.C33:Sheet1.T33" chart:label-cell-address="Sheet1.B33:Sheet1.B33" chart:class="chart:line">
            <chart:data-point chart:repeated="18"/>
          </chart:series>
          <chart:series chart:style-name="ch15" chart:values-cell-range-address="Sheet1.C34:Sheet1.T34" chart:label-cell-address="Sheet1.B34:Sheet1.B34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ORB-BRISK</text:p>
                <draw:g>
                  <svg:desc>Sheet1.B29:Sheet1.B29</svg:desc>
                </draw:g>
              </table:table-cell>
              <table:table-cell office:value-type="float" office:value="12.1374">
                <text:p>12.1374</text:p>
                <draw:g>
                  <svg:desc>Sheet1.C29:Sheet1.T29</svg:desc>
                </draw:g>
              </table:table-cell>
              <table:table-cell office:value-type="float" office:value="26.0145">
                <text:p>26.0145</text:p>
              </table:table-cell>
              <table:table-cell office:value-type="float" office:value="9.17917">
                <text:p>9.17917</text:p>
              </table:table-cell>
              <table:table-cell office:value-type="float" office:value="162.945">
                <text:p>162.945</text:p>
              </table:table-cell>
              <table:table-cell office:value-type="float" office:value="577.144">
                <text:p>577.144</text:p>
              </table:table-cell>
              <table:table-cell office:value-type="float" office:value="30.4962">
                <text:p>30.4962</text:p>
              </table:table-cell>
              <table:table-cell office:value-type="float" office:value="NaN">
                <text:p>NaN</text:p>
              </table:table-cell>
              <table:table-cell office:value-type="float" office:value="7.32255">
                <text:p>7.32255</text:p>
              </table:table-cell>
              <table:table-cell office:value-type="float" office:value="NaN">
                <text:p>NaN</text:p>
              </table:table-cell>
              <table:table-cell office:value-type="float" office:value="17.2952">
                <text:p>17.2952</text:p>
              </table:table-cell>
              <table:table-cell office:value-type="float" office:value="6.92125">
                <text:p>6.92125</text:p>
              </table:table-cell>
              <table:table-cell office:value-type="float" office:value="NaN">
                <text:p>NaN</text:p>
              </table:table-cell>
              <table:table-cell office:value-type="float" office:value="6.51781">
                <text:p>6.51781</text:p>
              </table:table-cell>
              <table:table-cell office:value-type="float" office:value="7.83786">
                <text:p>7.83786</text:p>
              </table:table-cell>
              <table:table-cell office:value-type="float" office:value="NaN">
                <text:p>NaN</text:p>
              </table:table-cell>
              <table:table-cell office:value-type="float" office:value="8.7674">
                <text:p>8.7674</text:p>
              </table:table-cell>
              <table:table-cell office:value-type="float" office:value="8.64751">
                <text:p>8.64751</text:p>
              </table:table-cell>
              <table:table-cell office:value-type="float" office:value="7.70936">
                <text:p>7.70936</text:p>
              </table:table-cell>
            </table:table-row>
            <table:table-row>
              <table:table-cell office:value-type="string">
                <text:p>ORB-BRIEF</text:p>
                <draw:g>
                  <svg:desc>Sheet1.B30:Sheet1.B30</svg:desc>
                </draw:g>
              </table:table-cell>
              <table:table-cell office:value-type="float" office:value="13.4717">
                <text:p>13.4717</text:p>
                <draw:g>
                  <svg:desc>Sheet1.C30:Sheet1.T30</svg:desc>
                </draw:g>
              </table:table-cell>
              <table:table-cell office:value-type="float" office:value="-23.2028">
                <text:p>-23.2028</text:p>
              </table:table-cell>
              <table:table-cell office:value-type="float" office:value="18.3893">
                <text:p>18.3893</text:p>
              </table:table-cell>
              <table:table-cell office:value-type="float" office:value="14.0679">
                <text:p>14.0679</text:p>
              </table:table-cell>
              <table:table-cell office:value-type="float" office:value="21.3282">
                <text:p>21.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487">
                <text:p>23.8487</text:p>
              </table:table-cell>
              <table:table-cell office:value-type="float" office:value="NaN">
                <text:p>NaN</text:p>
              </table:table-cell>
              <table:table-cell office:value-type="float" office:value="-220.333">
                <text:p>-220.333</text:p>
              </table:table-cell>
              <table:table-cell office:value-type="float" office:value="26.0553">
                <text:p>26.0553</text:p>
              </table:table-cell>
              <table:table-cell office:value-type="float" office:value="10.0444">
                <text:p>10.0444</text:p>
              </table:table-cell>
              <table:table-cell office:value-type="float" office:value="9.47134">
                <text:p>9.47134</text:p>
              </table:table-cell>
              <table:table-cell office:value-type="float" office:value="9.44406">
                <text:p>9.44406</text:p>
              </table:table-cell>
              <table:table-cell office:value-type="float" office:value="8.58">
                <text:p>8.58</text:p>
              </table:table-cell>
              <table:table-cell office:value-type="float" office:value="9.64141">
                <text:p>9.64141</text:p>
              </table:table-cell>
              <table:table-cell office:value-type="float" office:value="11.0314">
                <text:p>11.0314</text:p>
              </table:table-cell>
              <table:table-cell office:value-type="float" office:value="11.3669">
                <text:p>11.3669</text:p>
              </table:table-cell>
            </table:table-row>
            <table:table-row>
              <table:table-cell office:value-type="string">
                <text:p>ORB-ORB</text:p>
                <draw:g>
                  <svg:desc>Sheet1.B31:Sheet1.B31</svg:desc>
                </draw:g>
              </table:table-cell>
              <table:table-cell office:value-type="float" office:value="12.6861">
                <text:p>12.6861</text:p>
                <draw:g>
                  <svg:desc>Sheet1.C31:Sheet1.T31</svg:desc>
                </draw:g>
              </table:table-cell>
              <table:table-cell office:value-type="float" office:value="45.2974">
                <text:p>45.2974</text:p>
              </table:table-cell>
              <table:table-cell office:value-type="float" office:value="10.1374">
                <text:p>10.1374</text:p>
              </table:table-cell>
              <table:table-cell office:value-type="float" office:value="13.1013">
                <text:p>13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6">
                <text:p>6.536</text:p>
              </table:table-cell>
              <table:table-cell office:value-type="float" office:value="NaN">
                <text:p>NaN</text:p>
              </table:table-cell>
              <table:table-cell office:value-type="float" office:value="6.80451">
                <text:p>6.8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819">
                <text:p>11.3819</text:p>
              </table:table-cell>
              <table:table-cell office:value-type="float" office:value="7.63659">
                <text:p>7.63659</text:p>
              </table:table-cell>
            </table:table-row>
            <table:table-row>
              <table:table-cell office:value-type="string">
                <text:p>ORB-FREAK</text:p>
                <draw:g>
                  <svg:desc>Sheet1.B32:Sheet1.B32</svg:desc>
                </draw:g>
              </table:table-cell>
              <table:table-cell office:value-type="float" office:value="12.2074">
                <text:p>12.2074</text:p>
                <draw:g>
                  <svg:desc>Sheet1.C32:Sheet1.T32</svg:desc>
                </draw:g>
              </table:table-cell>
              <table:table-cell office:value-type="float" office:value="12.3525">
                <text:p>12.3525</text:p>
              </table:table-cell>
              <table:table-cell office:value-type="float" office:value="11.1077">
                <text:p>11.1077</text:p>
              </table:table-cell>
              <table:table-cell office:value-type="float" office:value="10.8599">
                <text:p>10.8599</text:p>
              </table:table-cell>
              <table:table-cell office:value-type="float" office:value="104.354">
                <text:p>104.354</text:p>
              </table:table-cell>
              <table:table-cell office:value-type="float" office:value="44.1055">
                <text:p>44.1055</text:p>
              </table:table-cell>
              <table:table-cell office:value-type="float" office:value="NaN">
                <text:p>NaN</text:p>
              </table:table-cell>
              <table:table-cell office:value-type="float" office:value="7.32255">
                <text:p>7.32255</text:p>
              </table:table-cell>
              <table:table-cell office:value-type="float" office:value="NaN">
                <text:p>NaN</text:p>
              </table:table-cell>
              <table:table-cell office:value-type="float" office:value="-33.2559">
                <text:p>-33.2559</text:p>
              </table:table-cell>
              <table:table-cell office:value-type="float" office:value="6.04654">
                <text:p>6.04654</text:p>
              </table:table-cell>
              <table:table-cell office:value-type="float" office:value="8.31342">
                <text:p>8.31342</text:p>
              </table:table-cell>
              <table:table-cell office:value-type="float" office:value="5.91868">
                <text:p>5.91868</text:p>
              </table:table-cell>
              <table:table-cell office:value-type="float" office:value="8.58284">
                <text:p>8.58284</text:p>
              </table:table-cell>
              <table:table-cell office:value-type="float" office:value="8.42714">
                <text:p>8.42714</text:p>
              </table:table-cell>
              <table:table-cell office:value-type="float" office:value="8.7674">
                <text:p>8.7674</text:p>
              </table:table-cell>
              <table:table-cell office:value-type="float" office:value="7.02786">
                <text:p>7.02786</text:p>
              </table:table-cell>
              <table:table-cell office:value-type="float" office:value="8.14326">
                <text:p>8.14326</text:p>
              </table:table-cell>
            </table:table-row>
            <table:table-row>
              <table:table-cell office:value-type="string">
                <text:p>ORB-AKAZE</text:p>
                <draw:g>
                  <svg:desc>Sheet1.B33:Sheet1.B33</svg:desc>
                </draw:g>
              </table:table-cell>
              <table:table-cell office:value-type="float" office:value="NaN">
                <text:p>NaN</text:p>
                <draw:g>
                  <svg:desc>Sheet1.C33:Sheet1.T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SIFT</text:p>
                <draw:g>
                  <svg:desc>Sheet1.B34:Sheet1.B34</svg:desc>
                </draw:g>
              </table:table-cell>
              <table:table-cell office:value-type="float" office:value="12.1374">
                <text:p>12.1374</text:p>
                <draw:g>
                  <svg:desc>Sheet1.C34:Sheet1.T34</svg:desc>
                </draw:g>
              </table:table-cell>
              <table:table-cell office:value-type="float" office:value="33.8815">
                <text:p>33.8815</text:p>
              </table:table-cell>
              <table:table-cell office:value-type="float" office:value="9.31231">
                <text:p>9.31231</text:p>
              </table:table-cell>
              <table:table-cell office:value-type="float" office:value="2578.43">
                <text:p>2578.43</text:p>
              </table:table-cell>
              <table:table-cell office:value-type="float" office:value="74.482">
                <text:p>74.482</text:p>
              </table:table-cell>
              <table:table-cell office:value-type="float" office:value="134.988">
                <text:p>134.988</text:p>
              </table:table-cell>
              <table:table-cell office:value-type="float" office:value="NaN">
                <text:p>NaN</text:p>
              </table:table-cell>
              <table:table-cell office:value-type="float" office:value="8.10765">
                <text:p>8.1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175">
                <text:p>6.41175</text:p>
              </table:table-cell>
              <table:table-cell office:value-type="float" office:value="NaN">
                <text:p>NaN</text:p>
              </table:table-cell>
              <table:table-cell office:value-type="float" office:value="6.75072">
                <text:p>6.75072</text:p>
              </table:table-cell>
              <table:table-cell office:value-type="float" office:value="8.37783">
                <text:p>8.37783</text:p>
              </table:table-cell>
              <table:table-cell office:value-type="float" office:value="NaN">
                <text:p>NaN</text:p>
              </table:table-cell>
              <table:table-cell office:value-type="float" office:value="7.46502">
                <text:p>7.46502</text:p>
              </table:table-cell>
              <table:table-cell office:value-type="float" office:value="11.5043">
                <text:p>11.5043</text:p>
              </table:table-cell>
              <table:table-cell office:value-type="float" office:value="7.27199">
                <text:p>7.27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52" style:family="chart">
      <style:graphic-properties draw:stroke="solid" svg:stroke-color="#b3b3b3" draw:fill="none" draw:fill-color="#e6e6e6"/>
    </style:style>
    <style:style style:name="ch53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1.098cm" svg:y="0.316cm" chart:style-name="ch2">
          <text:p>All TTCs</text:p>
        </chart:title>
        <chart:legend chart:legend-position="end" svg:x="31.263cm" svg:y="0.964cm" style:legend-expansion="high" chart:style-name="ch3"/>
        <chart:plot-area chart:style-name="ch4" table:cell-range-address="Sheet1.B5:Sheet1.T46" chart:data-source-has-labels="column" svg:x="1.892cm" svg:y="1.275cm" svg:width="28.49cm" svg:height="6.565cm">
          <chartooo:coordinate-region svg:x="2.513cm" svg:y="1.474cm" svg:width="27.682cm" svg:height="5.719cm"/>
          <chart:axis chart:dimension="x" chart:name="primary-x" chart:style-name="ch5">
            <chart:title svg:x="15.418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5:Sheet1.T5" chart:label-cell-address="Sheet1.B5:Sheet1.B5" chart:class="chart:line">
            <chart:data-point chart:repeated="18"/>
          </chart:series>
          <chart:series chart:style-name="ch11" chart:values-cell-range-address="Sheet1.C6:Sheet1.T6" chart:label-cell-address="Sheet1.B6:Sheet1.B6" chart:class="chart:line">
            <chart:data-point chart:repeated="18"/>
          </chart:series>
          <chart:series chart:style-name="ch12" chart:values-cell-range-address="Sheet1.C7:Sheet1.T7" chart:label-cell-address="Sheet1.B7:Sheet1.B7" chart:class="chart:line">
            <chart:data-point chart:repeated="18"/>
          </chart:series>
          <chart:series chart:style-name="ch13" chart:values-cell-range-address="Sheet1.C8:Sheet1.T8" chart:label-cell-address="Sheet1.B8:Sheet1.B8" chart:class="chart:line">
            <chart:data-point chart:repeated="18"/>
          </chart:series>
          <chart:series chart:style-name="ch14" chart:values-cell-range-address="Sheet1.C9:Sheet1.T9" chart:label-cell-address="Sheet1.B9:Sheet1.B9" chart:class="chart:line">
            <chart:data-point chart:repeated="18"/>
          </chart:series>
          <chart:series chart:style-name="ch15" chart:values-cell-range-address="Sheet1.C10:Sheet1.T10" chart:label-cell-address="Sheet1.B10:Sheet1.B10" chart:class="chart:line">
            <chart:data-point chart:repeated="18"/>
          </chart:series>
          <chart:series chart:style-name="ch16" chart:values-cell-range-address="Sheet1.C11:Sheet1.T11" chart:label-cell-address="Sheet1.B11:Sheet1.B11" chart:class="chart:line">
            <chart:data-point chart:repeated="18"/>
          </chart:series>
          <chart:series chart:style-name="ch17" chart:values-cell-range-address="Sheet1.C12:Sheet1.T12" chart:label-cell-address="Sheet1.B12:Sheet1.B12" chart:class="chart:line">
            <chart:data-point chart:repeated="18"/>
          </chart:series>
          <chart:series chart:style-name="ch18" chart:values-cell-range-address="Sheet1.C13:Sheet1.T13" chart:label-cell-address="Sheet1.B13:Sheet1.B13" chart:class="chart:line">
            <chart:data-point chart:repeated="18"/>
          </chart:series>
          <chart:series chart:style-name="ch19" chart:values-cell-range-address="Sheet1.C14:Sheet1.T14" chart:label-cell-address="Sheet1.B14:Sheet1.B14" chart:class="chart:line">
            <chart:data-point chart:repeated="18"/>
          </chart:series>
          <chart:series chart:style-name="ch20" chart:values-cell-range-address="Sheet1.C15:Sheet1.T15" chart:label-cell-address="Sheet1.B15:Sheet1.B15" chart:class="chart:line">
            <chart:data-point chart:repeated="18"/>
          </chart:series>
          <chart:series chart:style-name="ch21" chart:values-cell-range-address="Sheet1.C16:Sheet1.T16" chart:label-cell-address="Sheet1.B16:Sheet1.B16" chart:class="chart:line">
            <chart:data-point chart:repeated="18"/>
          </chart:series>
          <chart:series chart:style-name="ch22" chart:values-cell-range-address="Sheet1.C17:Sheet1.T17" chart:label-cell-address="Sheet1.B17:Sheet1.B17" chart:class="chart:line">
            <chart:data-point chart:repeated="18"/>
          </chart:series>
          <chart:series chart:style-name="ch23" chart:values-cell-range-address="Sheet1.C18:Sheet1.T18" chart:label-cell-address="Sheet1.B18:Sheet1.B18" chart:class="chart:line">
            <chart:data-point chart:repeated="18"/>
          </chart:series>
          <chart:series chart:style-name="ch24" chart:values-cell-range-address="Sheet1.C19:Sheet1.T19" chart:label-cell-address="Sheet1.B19:Sheet1.B19" chart:class="chart:line">
            <chart:data-point chart:repeated="18"/>
          </chart:series>
          <chart:series chart:style-name="ch25" chart:values-cell-range-address="Sheet1.C20:Sheet1.T20" chart:label-cell-address="Sheet1.B20:Sheet1.B20" chart:class="chart:line">
            <chart:data-point chart:repeated="18"/>
          </chart:series>
          <chart:series chart:style-name="ch26" chart:values-cell-range-address="Sheet1.C21:Sheet1.T21" chart:label-cell-address="Sheet1.B21:Sheet1.B21" chart:class="chart:line">
            <chart:data-point chart:repeated="18"/>
          </chart:series>
          <chart:series chart:style-name="ch27" chart:values-cell-range-address="Sheet1.C22:Sheet1.T22" chart:label-cell-address="Sheet1.B22:Sheet1.B22" chart:class="chart:line">
            <chart:data-point chart:repeated="18"/>
          </chart:series>
          <chart:series chart:style-name="ch28" chart:values-cell-range-address="Sheet1.C23:Sheet1.T23" chart:label-cell-address="Sheet1.B23:Sheet1.B23" chart:class="chart:line">
            <chart:data-point chart:repeated="18"/>
          </chart:series>
          <chart:series chart:style-name="ch29" chart:values-cell-range-address="Sheet1.C24:Sheet1.T24" chart:label-cell-address="Sheet1.B24:Sheet1.B24" chart:class="chart:line">
            <chart:data-point chart:repeated="18"/>
          </chart:series>
          <chart:series chart:style-name="ch30" chart:values-cell-range-address="Sheet1.C25:Sheet1.T25" chart:label-cell-address="Sheet1.B25:Sheet1.B25" chart:class="chart:line">
            <chart:data-point chart:repeated="18"/>
          </chart:series>
          <chart:series chart:style-name="ch31" chart:values-cell-range-address="Sheet1.C26:Sheet1.T26" chart:label-cell-address="Sheet1.B26:Sheet1.B26" chart:class="chart:line">
            <chart:data-point chart:repeated="18"/>
          </chart:series>
          <chart:series chart:style-name="ch32" chart:values-cell-range-address="Sheet1.C27:Sheet1.T27" chart:label-cell-address="Sheet1.B27:Sheet1.B27" chart:class="chart:line">
            <chart:data-point chart:repeated="18"/>
          </chart:series>
          <chart:series chart:style-name="ch33" chart:values-cell-range-address="Sheet1.C28:Sheet1.T28" chart:label-cell-address="Sheet1.B28:Sheet1.B28" chart:class="chart:line">
            <chart:data-point chart:repeated="18"/>
          </chart:series>
          <chart:series chart:style-name="ch34" chart:values-cell-range-address="Sheet1.C29:Sheet1.T29" chart:label-cell-address="Sheet1.B29:Sheet1.B29" chart:class="chart:line">
            <chart:data-point chart:repeated="18"/>
          </chart:series>
          <chart:series chart:style-name="ch35" chart:values-cell-range-address="Sheet1.C30:Sheet1.T30" chart:label-cell-address="Sheet1.B30:Sheet1.B30" chart:class="chart:line">
            <chart:data-point chart:repeated="18"/>
          </chart:series>
          <chart:series chart:style-name="ch36" chart:values-cell-range-address="Sheet1.C31:Sheet1.T31" chart:label-cell-address="Sheet1.B31:Sheet1.B31" chart:class="chart:line">
            <chart:data-point chart:repeated="18"/>
          </chart:series>
          <chart:series chart:style-name="ch37" chart:values-cell-range-address="Sheet1.C32:Sheet1.T32" chart:label-cell-address="Sheet1.B32:Sheet1.B32" chart:class="chart:line">
            <chart:data-point chart:repeated="18"/>
          </chart:series>
          <chart:series chart:style-name="ch38" chart:values-cell-range-address="Sheet1.C33:Sheet1.T33" chart:label-cell-address="Sheet1.B33:Sheet1.B33" chart:class="chart:line">
            <chart:data-point chart:repeated="18"/>
          </chart:series>
          <chart:series chart:style-name="ch39" chart:values-cell-range-address="Sheet1.C34:Sheet1.T34" chart:label-cell-address="Sheet1.B34:Sheet1.B34" chart:class="chart:line">
            <chart:data-point chart:repeated="18"/>
          </chart:series>
          <chart:series chart:style-name="ch40" chart:values-cell-range-address="Sheet1.C35:Sheet1.T35" chart:label-cell-address="Sheet1.B35:Sheet1.B35" chart:class="chart:line">
            <chart:data-point chart:repeated="18"/>
          </chart:series>
          <chart:series chart:style-name="ch41" chart:values-cell-range-address="Sheet1.C36:Sheet1.T36" chart:label-cell-address="Sheet1.B36:Sheet1.B36" chart:class="chart:line">
            <chart:data-point chart:repeated="18"/>
          </chart:series>
          <chart:series chart:style-name="ch42" chart:values-cell-range-address="Sheet1.C37:Sheet1.T37" chart:label-cell-address="Sheet1.B37:Sheet1.B37" chart:class="chart:line">
            <chart:data-point chart:repeated="18"/>
          </chart:series>
          <chart:series chart:style-name="ch43" chart:values-cell-range-address="Sheet1.C38:Sheet1.T38" chart:label-cell-address="Sheet1.B38:Sheet1.B38" chart:class="chart:line">
            <chart:data-point chart:repeated="18"/>
          </chart:series>
          <chart:series chart:style-name="ch44" chart:values-cell-range-address="Sheet1.C39:Sheet1.T39" chart:label-cell-address="Sheet1.B39:Sheet1.B39" chart:class="chart:line">
            <chart:data-point chart:repeated="18"/>
          </chart:series>
          <chart:series chart:style-name="ch45" chart:values-cell-range-address="Sheet1.C40:Sheet1.T40" chart:label-cell-address="Sheet1.B40:Sheet1.B40" chart:class="chart:line">
            <chart:data-point chart:repeated="18"/>
          </chart:series>
          <chart:series chart:style-name="ch46" chart:values-cell-range-address="Sheet1.C41:Sheet1.T41" chart:label-cell-address="Sheet1.B41:Sheet1.B41" chart:class="chart:line">
            <chart:data-point chart:repeated="18"/>
          </chart:series>
          <chart:series chart:style-name="ch47" chart:values-cell-range-address="Sheet1.C42:Sheet1.T42" chart:label-cell-address="Sheet1.B42:Sheet1.B42" chart:class="chart:line">
            <chart:data-point chart:repeated="18"/>
          </chart:series>
          <chart:series chart:style-name="ch48" chart:values-cell-range-address="Sheet1.C43:Sheet1.T43" chart:label-cell-address="Sheet1.B43:Sheet1.B43" chart:class="chart:line">
            <chart:data-point chart:repeated="18"/>
          </chart:series>
          <chart:series chart:style-name="ch49" chart:values-cell-range-address="Sheet1.C44:Sheet1.T44" chart:label-cell-address="Sheet1.B44:Sheet1.B44" chart:class="chart:line">
            <chart:data-point chart:repeated="18"/>
          </chart:series>
          <chart:series chart:style-name="ch50" chart:values-cell-range-address="Sheet1.C45:Sheet1.T45" chart:label-cell-address="Sheet1.B45:Sheet1.B45" chart:class="chart:line">
            <chart:data-point chart:repeated="18"/>
          </chart:series>
          <chart:series chart:style-name="ch51" chart:values-cell-range-address="Sheet1.C46:Sheet1.T46" chart:label-cell-address="Sheet1.B46:Sheet1.B46" chart:class="chart:line">
            <chart:data-point chart:repeated="18"/>
          </chart:series>
          <chart:wall chart:style-name="ch52"/>
          <chart:floor chart:style-name="ch5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AKAZE-BRISK</text:p>
                <draw:g>
                  <svg:desc>Sheet1.B5:Sheet1.B5</svg:desc>
                </draw:g>
              </table:table-cell>
              <table:table-cell office:value-type="float" office:value="12.6983">
                <text:p>12.6983</text:p>
                <draw:g>
                  <svg:desc>Sheet1.C5:Sheet1.T5</svg:desc>
                </draw:g>
              </table:table-cell>
              <table:table-cell office:value-type="float" office:value="16.6749">
                <text:p>16.6749</text:p>
              </table:table-cell>
              <table:table-cell office:value-type="float" office:value="14.4423">
                <text:p>14.4423</text:p>
              </table:table-cell>
              <table:table-cell office:value-type="float" office:value="14.6448">
                <text:p>14.6448</text:p>
              </table:table-cell>
              <table:table-cell office:value-type="float" office:value="16.1351">
                <text:p>16.1351</text:p>
              </table:table-cell>
              <table:table-cell office:value-type="float" office:value="19.4579">
                <text:p>19.4579</text:p>
              </table:table-cell>
              <table:table-cell office:value-type="float" office:value="20.7036">
                <text:p>20.7036</text:p>
              </table:table-cell>
              <table:table-cell office:value-type="float" office:value="16.3384">
                <text:p>16.3384</text:p>
              </table:table-cell>
              <table:table-cell office:value-type="float" office:value="17.8023">
                <text:p>17.8023</text:p>
              </table:table-cell>
              <table:table-cell office:value-type="float" office:value="11.6472">
                <text:p>11.6472</text:p>
              </table:table-cell>
              <table:table-cell office:value-type="float" office:value="12.6876">
                <text:p>12.6876</text:p>
              </table:table-cell>
              <table:table-cell office:value-type="float" office:value="12.1945">
                <text:p>12.1945</text:p>
              </table:table-cell>
              <table:table-cell office:value-type="float" office:value="10.9193">
                <text:p>10.9193</text:p>
              </table:table-cell>
              <table:table-cell office:value-type="float" office:value="10.7541">
                <text:p>10.7541</text:p>
              </table:table-cell>
              <table:table-cell office:value-type="float" office:value="14.0852">
                <text:p>14.0852</text:p>
              </table:table-cell>
              <table:table-cell office:value-type="float" office:value="11.1835">
                <text:p>11.1835</text:p>
              </table:table-cell>
              <table:table-cell office:value-type="float" office:value="9.80559">
                <text:p>9.80559</text:p>
              </table:table-cell>
              <table:table-cell office:value-type="float" office:value="9.7021">
                <text:p>9.7021</text:p>
              </table:table-cell>
            </table:table-row>
            <table:table-row>
              <table:table-cell office:value-type="string">
                <text:p>AKAZE-BRIEF</text:p>
                <draw:g>
                  <svg:desc>Sheet1.B6:Sheet1.B6</svg:desc>
                </draw:g>
              </table:table-cell>
              <table:table-cell office:value-type="float" office:value="14.5722">
                <text:p>14.5722</text:p>
                <draw:g>
                  <svg:desc>Sheet1.C6:Sheet1.T6</svg:desc>
                </draw:g>
              </table:table-cell>
              <table:table-cell office:value-type="float" office:value="17.9066">
                <text:p>17.9066</text:p>
              </table:table-cell>
              <table:table-cell office:value-type="float" office:value="14.9998">
                <text:p>14.9998</text:p>
              </table:table-cell>
              <table:table-cell office:value-type="float" office:value="14.9363">
                <text:p>14.9363</text:p>
              </table:table-cell>
              <table:table-cell office:value-type="float" office:value="16.1351">
                <text:p>16.1351</text:p>
              </table:table-cell>
              <table:table-cell office:value-type="float" office:value="17.1892">
                <text:p>17.1892</text:p>
              </table:table-cell>
              <table:table-cell office:value-type="float" office:value="18.916">
                <text:p>18.916</text:p>
              </table:table-cell>
              <table:table-cell office:value-type="float" office:value="16.8174">
                <text:p>16.8174</text:p>
              </table:table-cell>
              <table:table-cell office:value-type="float" office:value="17.0459">
                <text:p>17.0459</text:p>
              </table:table-cell>
              <table:table-cell office:value-type="float" office:value="11.5669">
                <text:p>11.5669</text:p>
              </table:table-cell>
              <table:table-cell office:value-type="float" office:value="12.9853">
                <text:p>12.9853</text:p>
              </table:table-cell>
              <table:table-cell office:value-type="float" office:value="14.5352">
                <text:p>14.5352</text:p>
              </table:table-cell>
              <table:table-cell office:value-type="float" office:value="10.3039">
                <text:p>10.3039</text:p>
              </table:table-cell>
              <table:table-cell office:value-type="float" office:value="10.652">
                <text:p>10.652</text:p>
              </table:table-cell>
              <table:table-cell office:value-type="float" office:value="11.8021">
                <text:p>11.8021</text:p>
              </table:table-cell>
              <table:table-cell office:value-type="float" office:value="10.7926">
                <text:p>10.7926</text:p>
              </table:table-cell>
              <table:table-cell office:value-type="float" office:value="9.853">
                <text:p>9.853</text:p>
              </table:table-cell>
              <table:table-cell office:value-type="float" office:value="9.92325">
                <text:p>9.92325</text:p>
              </table:table-cell>
            </table:table-row>
            <table:table-row>
              <table:table-cell office:value-type="string">
                <text:p>AKAZE-ORB</text:p>
                <draw:g>
                  <svg:desc>Sheet1.B7:Sheet1.B7</svg:desc>
                </draw:g>
              </table:table-cell>
              <table:table-cell office:value-type="float" office:value="13.5508">
                <text:p>13.5508</text:p>
                <draw:g>
                  <svg:desc>Sheet1.C7:Sheet1.T7</svg:desc>
                </draw:g>
              </table:table-cell>
              <table:table-cell office:value-type="float" office:value="16.621">
                <text:p>16.621</text:p>
              </table:table-cell>
              <table:table-cell office:value-type="float" office:value="14.1349">
                <text:p>14.1349</text:p>
              </table:table-cell>
              <table:table-cell office:value-type="float" office:value="15.4207">
                <text:p>15.4207</text:p>
              </table:table-cell>
              <table:table-cell office:value-type="float" office:value="16.8105">
                <text:p>16.8105</text:p>
              </table:table-cell>
              <table:table-cell office:value-type="float" office:value="17.0919">
                <text:p>17.0919</text:p>
              </table:table-cell>
              <table:table-cell office:value-type="float" office:value="18.8987">
                <text:p>18.8987</text:p>
              </table:table-cell>
              <table:table-cell office:value-type="float" office:value="16.8137">
                <text:p>16.8137</text:p>
              </table:table-cell>
              <table:table-cell office:value-type="float" office:value="16.8855">
                <text:p>16.8855</text:p>
              </table:table-cell>
              <table:table-cell office:value-type="float" office:value="11.353">
                <text:p>11.353</text:p>
              </table:table-cell>
              <table:table-cell office:value-type="float" office:value="12.7232">
                <text:p>12.7232</text:p>
              </table:table-cell>
              <table:table-cell office:value-type="float" office:value="15.0346">
                <text:p>15.0346</text:p>
              </table:table-cell>
              <table:table-cell office:value-type="float" office:value="10.4983">
                <text:p>10.4983</text:p>
              </table:table-cell>
              <table:table-cell office:value-type="float" office:value="11.0494">
                <text:p>11.0494</text:p>
              </table:table-cell>
              <table:table-cell office:value-type="float" office:value="12.361">
                <text:p>12.361</text:p>
              </table:table-cell>
              <table:table-cell office:value-type="float" office:value="11.0794">
                <text:p>11.0794</text:p>
              </table:table-cell>
              <table:table-cell office:value-type="float" office:value="9.82401">
                <text:p>9.82401</text:p>
              </table:table-cell>
              <table:table-cell office:value-type="float" office:value="10.2766">
                <text:p>10.2766</text:p>
              </table:table-cell>
            </table:table-row>
            <table:table-row>
              <table:table-cell office:value-type="string">
                <text:p>AKAZE-FREAK</text:p>
                <draw:g>
                  <svg:desc>Sheet1.B8:Sheet1.B8</svg:desc>
                </draw:g>
              </table:table-cell>
              <table:table-cell office:value-type="float" office:value="12.6793">
                <text:p>12.6793</text:p>
                <draw:g>
                  <svg:desc>Sheet1.C8:Sheet1.T8</svg:desc>
                </draw:g>
              </table:table-cell>
              <table:table-cell office:value-type="float" office:value="15.5822">
                <text:p>15.5822</text:p>
              </table:table-cell>
              <table:table-cell office:value-type="float" office:value="14.627">
                <text:p>14.627</text:p>
              </table:table-cell>
              <table:table-cell office:value-type="float" office:value="14.7013">
                <text:p>14.7013</text:p>
              </table:table-cell>
              <table:table-cell office:value-type="float" office:value="16.7048">
                <text:p>16.7048</text:p>
              </table:table-cell>
              <table:table-cell office:value-type="float" office:value="19.9579">
                <text:p>19.9579</text:p>
              </table:table-cell>
              <table:table-cell office:value-type="float" office:value="20.2387">
                <text:p>20.2387</text:p>
              </table:table-cell>
              <table:table-cell office:value-type="float" office:value="15.8643">
                <text:p>15.8643</text:p>
              </table:table-cell>
              <table:table-cell office:value-type="float" office:value="16.8296">
                <text:p>16.8296</text:p>
              </table:table-cell>
              <table:table-cell office:value-type="float" office:value="11.7422">
                <text:p>11.7422</text:p>
              </table:table-cell>
              <table:table-cell office:value-type="float" office:value="12.7132">
                <text:p>12.7132</text:p>
              </table:table-cell>
              <table:table-cell office:value-type="float" office:value="13.7398">
                <text:p>13.7398</text:p>
              </table:table-cell>
              <table:table-cell office:value-type="float" office:value="10.8552">
                <text:p>10.8552</text:p>
              </table:table-cell>
              <table:table-cell office:value-type="float" office:value="10.7217">
                <text:p>10.7217</text:p>
              </table:table-cell>
              <table:table-cell office:value-type="float" office:value="12.1449">
                <text:p>12.1449</text:p>
              </table:table-cell>
              <table:table-cell office:value-type="float" office:value="10.8866">
                <text:p>10.8866</text:p>
              </table:table-cell>
              <table:table-cell office:value-type="float" office:value="9.94375">
                <text:p>9.94375</text:p>
              </table:table-cell>
              <table:table-cell office:value-type="float" office:value="9.45882">
                <text:p>9.45882</text:p>
              </table:table-cell>
            </table:table-row>
            <table:table-row>
              <table:table-cell office:value-type="string">
                <text:p>AKAZE-AKAZE</text:p>
                <draw:g>
                  <svg:desc>Sheet1.B9:Sheet1.B9</svg:desc>
                </draw:g>
              </table:table-cell>
              <table:table-cell office:value-type="float" office:value="12.756">
                <text:p>12.756</text:p>
                <draw:g>
                  <svg:desc>Sheet1.C9:Sheet1.T9</svg:desc>
                </draw:g>
              </table:table-cell>
              <table:table-cell office:value-type="float" office:value="16.1087">
                <text:p>16.1087</text:p>
              </table:table-cell>
              <table:table-cell office:value-type="float" office:value="14.1301">
                <text:p>14.1301</text:p>
              </table:table-cell>
              <table:table-cell office:value-type="float" office:value="15.4105">
                <text:p>15.4105</text:p>
              </table:table-cell>
              <table:table-cell office:value-type="float" office:value="17.2024">
                <text:p>17.2024</text:p>
              </table:table-cell>
              <table:table-cell office:value-type="float" office:value="17.6564">
                <text:p>17.6564</text:p>
              </table:table-cell>
              <table:table-cell office:value-type="float" office:value="17.0648">
                <text:p>17.0648</text:p>
              </table:table-cell>
              <table:table-cell office:value-type="float" office:value="16.9243">
                <text:p>16.9243</text:p>
              </table:table-cell>
              <table:table-cell office:value-type="float" office:value="16.7515">
                <text:p>16.7515</text:p>
              </table:table-cell>
              <table:table-cell office:value-type="float" office:value="11.5924">
                <text:p>11.5924</text:p>
              </table:table-cell>
              <table:table-cell office:value-type="float" office:value="12.5339">
                <text:p>12.5339</text:p>
              </table:table-cell>
              <table:table-cell office:value-type="float" office:value="13.5577">
                <text:p>13.5577</text:p>
              </table:table-cell>
              <table:table-cell office:value-type="float" office:value="11.3682">
                <text:p>11.3682</text:p>
              </table:table-cell>
              <table:table-cell office:value-type="float" office:value="10.9355">
                <text:p>10.9355</text:p>
              </table:table-cell>
              <table:table-cell office:value-type="float" office:value="12.4637">
                <text:p>12.4637</text:p>
              </table:table-cell>
              <table:table-cell office:value-type="float" office:value="10.9213">
                <text:p>10.9213</text:p>
              </table:table-cell>
              <table:table-cell office:value-type="float" office:value="9.63608">
                <text:p>9.63608</text:p>
              </table:table-cell>
              <table:table-cell office:value-type="float" office:value="9.57941">
                <text:p>9.57941</text:p>
              </table:table-cell>
            </table:table-row>
            <table:table-row>
              <table:table-cell office:value-type="string">
                <text:p>AKAZE-SIFT</text:p>
                <draw:g>
                  <svg:desc>Sheet1.B10:Sheet1.B10</svg:desc>
                </draw:g>
              </table:table-cell>
              <table:table-cell office:value-type="float" office:value="12.8782">
                <text:p>12.8782</text:p>
                <draw:g>
                  <svg:desc>Sheet1.C10:Sheet1.T10</svg:desc>
                </draw:g>
              </table:table-cell>
              <table:table-cell office:value-type="float" office:value="16.3684">
                <text:p>16.3684</text:p>
              </table:table-cell>
              <table:table-cell office:value-type="float" office:value="14.5786">
                <text:p>14.5786</text:p>
              </table:table-cell>
              <table:table-cell office:value-type="float" office:value="15.3014">
                <text:p>15.3014</text:p>
              </table:table-cell>
              <table:table-cell office:value-type="float" office:value="17.4614">
                <text:p>17.4614</text:p>
              </table:table-cell>
              <table:table-cell office:value-type="float" office:value="18.5069">
                <text:p>18.5069</text:p>
              </table:table-cell>
              <table:table-cell office:value-type="float" office:value="17.7959">
                <text:p>17.7959</text:p>
              </table:table-cell>
              <table:table-cell office:value-type="float" office:value="16.4656">
                <text:p>16.4656</text:p>
              </table:table-cell>
              <table:table-cell office:value-type="float" office:value="16.6228">
                <text:p>16.6228</text:p>
              </table:table-cell>
              <table:table-cell office:value-type="float" office:value="11.5787">
                <text:p>11.5787</text:p>
              </table:table-cell>
              <table:table-cell office:value-type="float" office:value="12.6089">
                <text:p>12.6089</text:p>
              </table:table-cell>
              <table:table-cell office:value-type="float" office:value="13.6929">
                <text:p>13.6929</text:p>
              </table:table-cell>
              <table:table-cell office:value-type="float" office:value="11.1368">
                <text:p>11.1368</text:p>
              </table:table-cell>
              <table:table-cell office:value-type="float" office:value="10.9461">
                <text:p>10.9461</text:p>
              </table:table-cell>
              <table:table-cell office:value-type="float" office:value="11.9791">
                <text:p>11.9791</text:p>
              </table:table-cell>
              <table:table-cell office:value-type="float" office:value="10.569">
                <text:p>10.569</text:p>
              </table:table-cell>
              <table:table-cell office:value-type="float" office:value="9.66424">
                <text:p>9.66424</text:p>
              </table:table-cell>
              <table:table-cell office:value-type="float" office:value="9.42746">
                <text:p>9.42746</text:p>
              </table:table-cell>
            </table:table-row>
            <table:table-row>
              <table:table-cell office:value-type="string">
                <text:p>BRISK-BRISK</text:p>
                <draw:g>
                  <svg:desc>Sheet1.B11:Sheet1.B11</svg:desc>
                </draw:g>
              </table:table-cell>
              <table:table-cell office:value-type="float" office:value="13.3715">
                <text:p>13.3715</text:p>
                <draw:g>
                  <svg:desc>Sheet1.C11:Sheet1.T11</svg:desc>
                </draw:g>
              </table:table-cell>
              <table:table-cell office:value-type="float" office:value="20.5059">
                <text:p>20.5059</text:p>
              </table:table-cell>
              <table:table-cell office:value-type="float" office:value="14.5838">
                <text:p>14.5838</text:p>
              </table:table-cell>
              <table:table-cell office:value-type="float" office:value="15.8779">
                <text:p>15.8779</text:p>
              </table:table-cell>
              <table:table-cell office:value-type="float" office:value="26.9409">
                <text:p>26.9409</text:p>
              </table:table-cell>
              <table:table-cell office:value-type="float" office:value="29.691">
                <text:p>29.691</text:p>
              </table:table-cell>
              <table:table-cell office:value-type="float" office:value="18.0602">
                <text:p>18.0602</text:p>
              </table:table-cell>
              <table:table-cell office:value-type="float" office:value="18.252">
                <text:p>18.252</text:p>
              </table:table-cell>
              <table:table-cell office:value-type="float" office:value="15.3303">
                <text:p>15.3303</text:p>
              </table:table-cell>
              <table:table-cell office:value-type="float" office:value="13.7919">
                <text:p>13.7919</text:p>
              </table:table-cell>
              <table:table-cell office:value-type="float" office:value="13.0052">
                <text:p>13.0052</text:p>
              </table:table-cell>
              <table:table-cell office:value-type="float" office:value="11.6084">
                <text:p>11.6084</text:p>
              </table:table-cell>
              <table:table-cell office:value-type="float" office:value="11.7233">
                <text:p>11.7233</text:p>
              </table:table-cell>
              <table:table-cell office:value-type="float" office:value="12.3547">
                <text:p>12.3547</text:p>
              </table:table-cell>
              <table:table-cell office:value-type="float" office:value="12.7594">
                <text:p>12.7594</text:p>
              </table:table-cell>
              <table:table-cell office:value-type="float" office:value="11.7066">
                <text:p>11.7066</text:p>
              </table:table-cell>
              <table:table-cell office:value-type="float" office:value="8.86484">
                <text:p>8.86484</text:p>
              </table:table-cell>
              <table:table-cell office:value-type="float" office:value="12.222">
                <text:p>12.222</text:p>
              </table:table-cell>
            </table:table-row>
            <table:table-row>
              <table:table-cell office:value-type="string">
                <text:p>BRISK-BRIEF</text:p>
                <draw:g>
                  <svg:desc>Sheet1.B12:Sheet1.B12</svg:desc>
                </draw:g>
              </table:table-cell>
              <table:table-cell office:value-type="float" office:value="13.7677">
                <text:p>13.7677</text:p>
                <draw:g>
                  <svg:desc>Sheet1.C12:Sheet1.T12</svg:desc>
                </draw:g>
              </table:table-cell>
              <table:table-cell office:value-type="float" office:value="20.7009">
                <text:p>20.7009</text:p>
              </table:table-cell>
              <table:table-cell office:value-type="float" office:value="13.4982">
                <text:p>13.4982</text:p>
              </table:table-cell>
              <table:table-cell office:value-type="float" office:value="21.0683">
                <text:p>21.0683</text:p>
              </table:table-cell>
              <table:table-cell office:value-type="float" office:value="18.7697">
                <text:p>18.7697</text:p>
              </table:table-cell>
              <table:table-cell office:value-type="float" office:value="35.9337">
                <text:p>35.9337</text:p>
              </table:table-cell>
              <table:table-cell office:value-type="float" office:value="18.3382">
                <text:p>18.3382</text:p>
              </table:table-cell>
              <table:table-cell office:value-type="float" office:value="18.7697">
                <text:p>18.7697</text:p>
              </table:table-cell>
              <table:table-cell office:value-type="float" office:value="16.5401">
                <text:p>16.5401</text:p>
              </table:table-cell>
              <table:table-cell office:value-type="float" office:value="13.8178">
                <text:p>13.8178</text:p>
              </table:table-cell>
              <table:table-cell office:value-type="float" office:value="17.6711">
                <text:p>17.6711</text:p>
              </table:table-cell>
              <table:table-cell office:value-type="float" office:value="15.4095">
                <text:p>15.4095</text:p>
              </table:table-cell>
              <table:table-cell office:value-type="float" office:value="12.3596">
                <text:p>12.3596</text:p>
              </table:table-cell>
              <table:table-cell office:value-type="float" office:value="13.5218">
                <text:p>13.5218</text:p>
              </table:table-cell>
              <table:table-cell office:value-type="float" office:value="10.695">
                <text:p>10.695</text:p>
              </table:table-cell>
              <table:table-cell office:value-type="float" office:value="12.1208">
                <text:p>12.1208</text:p>
              </table:table-cell>
              <table:table-cell office:value-type="float" office:value="10.6556">
                <text:p>10.6556</text:p>
              </table:table-cell>
              <table:table-cell office:value-type="float" office:value="13.1282">
                <text:p>13.1282</text:p>
              </table:table-cell>
            </table:table-row>
            <table:table-row>
              <table:table-cell office:value-type="string">
                <text:p>BRISK-ORB</text:p>
                <draw:g>
                  <svg:desc>Sheet1.B13:Sheet1.B13</svg:desc>
                </draw:g>
              </table:table-cell>
              <table:table-cell office:value-type="float" office:value="14.1233">
                <text:p>14.1233</text:p>
                <draw:g>
                  <svg:desc>Sheet1.C13:Sheet1.T13</svg:desc>
                </draw:g>
              </table:table-cell>
              <table:table-cell office:value-type="float" office:value="20.6002">
                <text:p>20.6002</text:p>
              </table:table-cell>
              <table:table-cell office:value-type="float" office:value="15.7085">
                <text:p>15.7085</text:p>
              </table:table-cell>
              <table:table-cell office:value-type="float" office:value="17.8955">
                <text:p>17.8955</text:p>
              </table:table-cell>
              <table:table-cell office:value-type="float" office:value="20.6987">
                <text:p>20.6987</text:p>
              </table:table-cell>
              <table:table-cell office:value-type="float" office:value="32.3639">
                <text:p>32.3639</text:p>
              </table:table-cell>
              <table:table-cell office:value-type="float" office:value="13.9227">
                <text:p>13.9227</text:p>
              </table:table-cell>
              <table:table-cell office:value-type="float" office:value="18.3653">
                <text:p>18.3653</text:p>
              </table:table-cell>
              <table:table-cell office:value-type="float" office:value="16.5198">
                <text:p>16.5198</text:p>
              </table:table-cell>
              <table:table-cell office:value-type="float" office:value="13.2927">
                <text:p>13.2927</text:p>
              </table:table-cell>
              <table:table-cell office:value-type="float" office:value="12.7254">
                <text:p>12.7254</text:p>
              </table:table-cell>
              <table:table-cell office:value-type="float" office:value="12.3307">
                <text:p>12.3307</text:p>
              </table:table-cell>
              <table:table-cell office:value-type="float" office:value="14.8391">
                <text:p>14.8391</text:p>
              </table:table-cell>
              <table:table-cell office:value-type="float" office:value="13.3561">
                <text:p>13.3561</text:p>
              </table:table-cell>
              <table:table-cell office:value-type="float" office:value="13.5759">
                <text:p>13.5759</text:p>
              </table:table-cell>
              <table:table-cell office:value-type="float" office:value="11.237">
                <text:p>11.237</text:p>
              </table:table-cell>
              <table:table-cell office:value-type="float" office:value="9.99547">
                <text:p>9.99547</text:p>
              </table:table-cell>
              <table:table-cell office:value-type="float" office:value="12.9503">
                <text:p>12.9503</text:p>
              </table:table-cell>
            </table:table-row>
            <table:table-row>
              <table:table-cell office:value-type="string">
                <text:p>BRISK-FREAK</text:p>
                <draw:g>
                  <svg:desc>Sheet1.B14:Sheet1.B14</svg:desc>
                </draw:g>
              </table:table-cell>
              <table:table-cell office:value-type="float" office:value="14.7569">
                <text:p>14.7569</text:p>
                <draw:g>
                  <svg:desc>Sheet1.C14:Sheet1.T14</svg:desc>
                </draw:g>
              </table:table-cell>
              <table:table-cell office:value-type="float" office:value="18.2959">
                <text:p>18.2959</text:p>
              </table:table-cell>
              <table:table-cell office:value-type="float" office:value="14.1727">
                <text:p>14.1727</text:p>
              </table:table-cell>
              <table:table-cell office:value-type="float" office:value="13.232">
                <text:p>13.232</text:p>
              </table:table-cell>
              <table:table-cell office:value-type="float" office:value="22.159">
                <text:p>22.159</text:p>
              </table:table-cell>
              <table:table-cell office:value-type="float" office:value="30.4343">
                <text:p>30.4343</text:p>
              </table:table-cell>
              <table:table-cell office:value-type="float" office:value="13.9956">
                <text:p>13.9956</text:p>
              </table:table-cell>
              <table:table-cell office:value-type="float" office:value="18.6431">
                <text:p>18.6431</text:p>
              </table:table-cell>
              <table:table-cell office:value-type="float" office:value="17.8988">
                <text:p>17.8988</text:p>
              </table:table-cell>
              <table:table-cell office:value-type="float" office:value="12.0106">
                <text:p>12.0106</text:p>
              </table:table-cell>
              <table:table-cell office:value-type="float" office:value="12.7745">
                <text:p>12.7745</text:p>
              </table:table-cell>
              <table:table-cell office:value-type="float" office:value="10.693">
                <text:p>10.693</text:p>
              </table:table-cell>
              <table:table-cell office:value-type="float" office:value="13.3165">
                <text:p>13.3165</text:p>
              </table:table-cell>
              <table:table-cell office:value-type="float" office:value="13.102">
                <text:p>13.102</text:p>
              </table:table-cell>
              <table:table-cell office:value-type="float" office:value="13.3519">
                <text:p>13.3519</text:p>
              </table:table-cell>
              <table:table-cell office:value-type="float" office:value="10.5444">
                <text:p>10.5444</text:p>
              </table:table-cell>
              <table:table-cell office:value-type="float" office:value="9.0831">
                <text:p>9.0831</text:p>
              </table:table-cell>
              <table:table-cell office:value-type="float" office:value="12.8445">
                <text:p>12.8445</text:p>
              </table:table-cell>
            </table:table-row>
            <table:table-row>
              <table:table-cell office:value-type="string">
                <text:p>BRISK-AKAZE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T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SIFT</text:p>
                <draw:g>
                  <svg:desc>Sheet1.B16:Sheet1.B16</svg:desc>
                </draw:g>
              </table:table-cell>
              <table:table-cell office:value-type="float" office:value="12.727">
                <text:p>12.727</text:p>
                <draw:g>
                  <svg:desc>Sheet1.C16:Sheet1.T16</svg:desc>
                </draw:g>
              </table:table-cell>
              <table:table-cell office:value-type="float" office:value="17.4898">
                <text:p>17.4898</text:p>
              </table:table-cell>
              <table:table-cell office:value-type="float" office:value="15.7913">
                <text:p>15.7913</text:p>
              </table:table-cell>
              <table:table-cell office:value-type="float" office:value="14.2118">
                <text:p>14.2118</text:p>
              </table:table-cell>
              <table:table-cell office:value-type="float" office:value="25.5059">
                <text:p>25.5059</text:p>
              </table:table-cell>
              <table:table-cell office:value-type="float" office:value="19.9058">
                <text:p>19.9058</text:p>
              </table:table-cell>
              <table:table-cell office:value-type="float" office:value="13.2278">
                <text:p>13.2278</text:p>
              </table:table-cell>
              <table:table-cell office:value-type="float" office:value="16.0324">
                <text:p>16.0324</text:p>
              </table:table-cell>
              <table:table-cell office:value-type="float" office:value="13.3882">
                <text:p>13.3882</text:p>
              </table:table-cell>
              <table:table-cell office:value-type="float" office:value="13.4847">
                <text:p>13.4847</text:p>
              </table:table-cell>
              <table:table-cell office:value-type="float" office:value="11.6268">
                <text:p>11.6268</text:p>
              </table:table-cell>
              <table:table-cell office:value-type="float" office:value="12.1394">
                <text:p>12.1394</text:p>
              </table:table-cell>
              <table:table-cell office:value-type="float" office:value="12.5249">
                <text:p>12.5249</text:p>
              </table:table-cell>
              <table:table-cell office:value-type="float" office:value="12.7307">
                <text:p>12.7307</text:p>
              </table:table-cell>
              <table:table-cell office:value-type="float" office:value="11.3697">
                <text:p>11.3697</text:p>
              </table:table-cell>
              <table:table-cell office:value-type="float" office:value="9.89414">
                <text:p>9.89414</text:p>
              </table:table-cell>
              <table:table-cell office:value-type="float" office:value="9.55472">
                <text:p>9.55472</text:p>
              </table:table-cell>
              <table:table-cell office:value-type="float" office:value="12.3725">
                <text:p>12.3725</text:p>
              </table:table-cell>
            </table:table-row>
            <table:table-row>
              <table:table-cell office:value-type="string">
                <text:p>FAST-BRISK</text:p>
                <draw:g>
                  <svg:desc>Sheet1.B17:Sheet1.B17</svg:desc>
                </draw:g>
              </table:table-cell>
              <table:table-cell office:value-type="float" office:value="12.898">
                <text:p>12.898</text:p>
                <draw:g>
                  <svg:desc>Sheet1.C17:Sheet1.T17</svg:desc>
                </draw:g>
              </table:table-cell>
              <table:table-cell office:value-type="float" office:value="11.2918">
                <text:p>11.2918</text:p>
              </table:table-cell>
              <table:table-cell office:value-type="float" office:value="13.1818">
                <text:p>13.1818</text:p>
              </table:table-cell>
              <table:table-cell office:value-type="float" office:value="13.1467">
                <text:p>13.1467</text:p>
              </table:table-cell>
              <table:table-cell office:value-type="float" office:value="12.4874">
                <text:p>12.4874</text:p>
              </table:table-cell>
              <table:table-cell office:value-type="float" office:value="10.6811">
                <text:p>10.6811</text:p>
              </table:table-cell>
              <table:table-cell office:value-type="float" office:value="8.81576">
                <text:p>8.81576</text:p>
              </table:table-cell>
              <table:table-cell office:value-type="float" office:value="11.4508">
                <text:p>11.4508</text:p>
              </table:table-cell>
              <table:table-cell office:value-type="float" office:value="9.01452">
                <text:p>9.01452</text:p>
              </table:table-cell>
              <table:table-cell office:value-type="float" office:value="9.96717">
                <text:p>9.96717</text:p>
              </table:table-cell>
              <table:table-cell office:value-type="float" office:value="11.1822">
                <text:p>11.1822</text:p>
              </table:table-cell>
              <table:table-cell office:value-type="float" office:value="10.6038">
                <text:p>10.6038</text:p>
              </table:table-cell>
              <table:table-cell office:value-type="float" office:value="9.61098">
                <text:p>9.61098</text:p>
              </table:table-cell>
              <table:table-cell office:value-type="float" office:value="10.4711">
                <text:p>10.4711</text:p>
              </table:table-cell>
              <table:table-cell office:value-type="float" office:value="9.421">
                <text:p>9.421</text:p>
              </table:table-cell>
              <table:table-cell office:value-type="float" office:value="10.9913">
                <text:p>10.9913</text:p>
              </table:table-cell>
              <table:table-cell office:value-type="float" office:value="10.5216">
                <text:p>10.5216</text:p>
              </table:table-cell>
              <table:table-cell office:value-type="float" office:value="12.467">
                <text:p>12.467</text:p>
              </table:table-cell>
            </table:table-row>
            <table:table-row>
              <table:table-cell office:value-type="string">
                <text:p>FAST-BRIEF</text:p>
                <draw:g>
                  <svg:desc>Sheet1.B18:Sheet1.B18</svg:desc>
                </draw:g>
              </table:table-cell>
              <table:table-cell office:value-type="float" office:value="13.1693">
                <text:p>13.1693</text:p>
                <draw:g>
                  <svg:desc>Sheet1.C18:Sheet1.T18</svg:desc>
                </draw:g>
              </table:table-cell>
              <table:table-cell office:value-type="float" office:value="12.4033">
                <text:p>12.4033</text:p>
              </table:table-cell>
              <table:table-cell office:value-type="float" office:value="17.2786">
                <text:p>17.2786</text:p>
              </table:table-cell>
              <table:table-cell office:value-type="float" office:value="13.5146">
                <text:p>13.5146</text:p>
              </table:table-cell>
              <table:table-cell office:value-type="float" office:value="13.8295">
                <text:p>13.8295</text:p>
              </table:table-cell>
              <table:table-cell office:value-type="float" office:value="12.24">
                <text:p>12.24</text:p>
              </table:table-cell>
              <table:table-cell office:value-type="float" office:value="11.8844">
                <text:p>11.8844</text:p>
              </table:table-cell>
              <table:table-cell office:value-type="float" office:value="13.8649">
                <text:p>13.8649</text:p>
              </table:table-cell>
              <table:table-cell office:value-type="float" office:value="10.7945">
                <text:p>10.7945</text:p>
              </table:table-cell>
              <table:table-cell office:value-type="float" office:value="10.4762">
                <text:p>10.4762</text:p>
              </table:table-cell>
              <table:table-cell office:value-type="float" office:value="12.0979">
                <text:p>12.0979</text:p>
              </table:table-cell>
              <table:table-cell office:value-type="float" office:value="11.1683">
                <text:p>11.1683</text:p>
              </table:table-cell>
              <table:table-cell office:value-type="float" office:value="11.6702">
                <text:p>11.6702</text:p>
              </table:table-cell>
              <table:table-cell office:value-type="float" office:value="11.0963">
                <text:p>11.0963</text:p>
              </table:table-cell>
              <table:table-cell office:value-type="float" office:value="10.8875">
                <text:p>10.8875</text:p>
              </table:table-cell>
              <table:table-cell office:value-type="float" office:value="11.3897">
                <text:p>11.3897</text:p>
              </table:table-cell>
              <table:table-cell office:value-type="float" office:value="10.694">
                <text:p>10.694</text:p>
              </table:table-cell>
              <table:table-cell office:value-type="float" office:value="12.0252">
                <text:p>12.0252</text:p>
              </table:table-cell>
            </table:table-row>
            <table:table-row>
              <table:table-cell office:value-type="string">
                <text:p>FAST-ORB</text:p>
                <draw:g>
                  <svg:desc>Sheet1.B19:Sheet1.B19</svg:desc>
                </draw:g>
              </table:table-cell>
              <table:table-cell office:value-type="float" office:value="12.2753">
                <text:p>12.2753</text:p>
                <draw:g>
                  <svg:desc>Sheet1.C19:Sheet1.T19</svg:desc>
                </draw:g>
              </table:table-cell>
              <table:table-cell office:value-type="float" office:value="11.6611">
                <text:p>11.6611</text:p>
              </table:table-cell>
              <table:table-cell office:value-type="float" office:value="12.7549">
                <text:p>12.7549</text:p>
              </table:table-cell>
              <table:table-cell office:value-type="float" office:value="12.8326">
                <text:p>12.8326</text:p>
              </table:table-cell>
              <table:table-cell office:value-type="float" office:value="12.6846">
                <text:p>12.6846</text:p>
              </table:table-cell>
              <table:table-cell office:value-type="float" office:value="11.0145">
                <text:p>11.0145</text:p>
              </table:table-cell>
              <table:table-cell office:value-type="float" office:value="10.6338">
                <text:p>10.6338</text:p>
              </table:table-cell>
              <table:table-cell office:value-type="float" office:value="12.7099">
                <text:p>12.7099</text:p>
              </table:table-cell>
              <table:table-cell office:value-type="float" office:value="10.6727">
                <text:p>10.6727</text:p>
              </table:table-cell>
              <table:table-cell office:value-type="float" office:value="10.5144">
                <text:p>10.5144</text:p>
              </table:table-cell>
              <table:table-cell office:value-type="float" office:value="11.8065">
                <text:p>11.8065</text:p>
              </table:table-cell>
              <table:table-cell office:value-type="float" office:value="10.5327">
                <text:p>10.5327</text:p>
              </table:table-cell>
              <table:table-cell office:value-type="float" office:value="11.7066">
                <text:p>11.7066</text:p>
              </table:table-cell>
              <table:table-cell office:value-type="float" office:value="10.9091">
                <text:p>10.9091</text:p>
              </table:table-cell>
              <table:table-cell office:value-type="float" office:value="10.4486">
                <text:p>10.4486</text:p>
              </table:table-cell>
              <table:table-cell office:value-type="float" office:value="10.977">
                <text:p>10.977</text:p>
              </table:table-cell>
              <table:table-cell office:value-type="float" office:value="11.1393">
                <text:p>11.1393</text:p>
              </table:table-cell>
              <table:table-cell office:value-type="float" office:value="11.6141">
                <text:p>11.6141</text:p>
              </table:table-cell>
            </table:table-row>
            <table:table-row>
              <table:table-cell office:value-type="string">
                <text:p>FAST-FREAK</text:p>
                <draw:g>
                  <svg:desc>Sheet1.B20:Sheet1.B20</svg:desc>
                </draw:g>
              </table:table-cell>
              <table:table-cell office:value-type="float" office:value="12.368">
                <text:p>12.368</text:p>
                <draw:g>
                  <svg:desc>Sheet1.C20:Sheet1.T20</svg:desc>
                </draw:g>
              </table:table-cell>
              <table:table-cell office:value-type="float" office:value="11.9204">
                <text:p>11.9204</text:p>
              </table:table-cell>
              <table:table-cell office:value-type="float" office:value="13.5259">
                <text:p>13.5259</text:p>
              </table:table-cell>
              <table:table-cell office:value-type="float" office:value="13.176">
                <text:p>13.176</text:p>
              </table:table-cell>
              <table:table-cell office:value-type="float" office:value="11.4633">
                <text:p>11.4633</text:p>
              </table:table-cell>
              <table:table-cell office:value-type="float" office:value="10.6761">
                <text:p>10.6761</text:p>
              </table:table-cell>
              <table:table-cell office:value-type="float" office:value="8.97517">
                <text:p>8.97517</text:p>
              </table:table-cell>
              <table:table-cell office:value-type="float" office:value="12.2243">
                <text:p>12.2243</text:p>
              </table:table-cell>
              <table:table-cell office:value-type="float" office:value="10.1045">
                <text:p>10.1045</text:p>
              </table:table-cell>
              <table:table-cell office:value-type="float" office:value="9.91661">
                <text:p>9.91661</text:p>
              </table:table-cell>
              <table:table-cell office:value-type="float" office:value="11.5932">
                <text:p>11.5932</text:p>
              </table:table-cell>
              <table:table-cell office:value-type="float" office:value="11.0928">
                <text:p>11.0928</text:p>
              </table:table-cell>
              <table:table-cell office:value-type="float" office:value="10.6452">
                <text:p>10.6452</text:p>
              </table:table-cell>
              <table:table-cell office:value-type="float" office:value="10.7455">
                <text:p>10.7455</text:p>
              </table:table-cell>
              <table:table-cell office:value-type="float" office:value="10.266">
                <text:p>10.266</text:p>
              </table:table-cell>
              <table:table-cell office:value-type="float" office:value="11.4126">
                <text:p>11.4126</text:p>
              </table:table-cell>
              <table:table-cell office:value-type="float" office:value="10.5768">
                <text:p>10.5768</text:p>
              </table:table-cell>
              <table:table-cell office:value-type="float" office:value="12.2259">
                <text:p>12.2259</text:p>
              </table:table-cell>
            </table:table-row>
            <table:table-row>
              <table:table-cell office:value-type="string">
                <text:p>FAST-AKAZE</text:p>
                <draw:g>
                  <svg:desc>Sheet1.B21:Sheet1.B21</svg:desc>
                </draw:g>
              </table:table-cell>
              <table:table-cell office:value-type="float" office:value="NaN">
                <text:p>NaN</text:p>
                <draw:g>
                  <svg:desc>Sheet1.C21:Sheet1.T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SIFT</text:p>
                <draw:g>
                  <svg:desc>Sheet1.B22:Sheet1.B22</svg:desc>
                </draw:g>
              </table:table-cell>
              <table:table-cell office:value-type="float" office:value="13.1497">
                <text:p>13.1497</text:p>
                <draw:g>
                  <svg:desc>Sheet1.C22:Sheet1.T22</svg:desc>
                </draw:g>
              </table:table-cell>
              <table:table-cell office:value-type="float" office:value="11.8937">
                <text:p>11.8937</text:p>
              </table:table-cell>
              <table:table-cell office:value-type="float" office:value="17.345">
                <text:p>17.345</text:p>
              </table:table-cell>
              <table:table-cell office:value-type="float" office:value="13.8308">
                <text:p>13.8308</text:p>
              </table:table-cell>
              <table:table-cell office:value-type="float" office:value="14.9903">
                <text:p>14.9903</text:p>
              </table:table-cell>
              <table:table-cell office:value-type="float" office:value="11.8956">
                <text:p>11.8956</text:p>
              </table:table-cell>
              <table:table-cell office:value-type="float" office:value="11.4284">
                <text:p>11.4284</text:p>
              </table:table-cell>
              <table:table-cell office:value-type="float" office:value="14.3218">
                <text:p>14.3218</text:p>
              </table:table-cell>
              <table:table-cell office:value-type="float" office:value="11.0249">
                <text:p>11.0249</text:p>
              </table:table-cell>
              <table:table-cell office:value-type="float" office:value="11.0683">
                <text:p>11.0683</text:p>
              </table:table-cell>
              <table:table-cell office:value-type="float" office:value="11.9881">
                <text:p>11.9881</text:p>
              </table:table-cell>
              <table:table-cell office:value-type="float" office:value="10.8561">
                <text:p>10.8561</text:p>
              </table:table-cell>
              <table:table-cell office:value-type="float" office:value="11.7065">
                <text:p>11.7065</text:p>
              </table:table-cell>
              <table:table-cell office:value-type="float" office:value="11.0036">
                <text:p>11.0036</text:p>
              </table:table-cell>
              <table:table-cell office:value-type="float" office:value="10.4125">
                <text:p>10.4125</text:p>
              </table:table-cell>
              <table:table-cell office:value-type="float" office:value="11.3782">
                <text:p>11.3782</text:p>
              </table:table-cell>
              <table:table-cell office:value-type="float" office:value="10.6084">
                <text:p>10.6084</text:p>
              </table:table-cell>
              <table:table-cell office:value-type="float" office:value="11.1729">
                <text:p>11.1729</text:p>
              </table:table-cell>
            </table:table-row>
            <table:table-row>
              <table:table-cell office:value-type="string">
                <text:p>HARRIS-BRISK</text:p>
                <draw:g>
                  <svg:desc>Sheet1.B23:Sheet1.B23</svg:desc>
                </draw:g>
              </table:table-cell>
              <table:table-cell office:value-type="float" office:value="NaN">
                <text:p>NaN</text:p>
                <draw:g>
                  <svg:desc>Sheet1.C23:Sheet1.T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89.8332">
                <text:p>89.8332</text:p>
              </table:table-cell>
              <table:table-cell office:value-type="float" office:value="11.3758">
                <text:p>11.3758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BRIEF</text:p>
                <draw:g>
                  <svg:desc>Sheet1.B24:Sheet1.B24</svg:desc>
                </draw:g>
              </table:table-cell>
              <table:table-cell office:value-type="float" office:value="NaN">
                <text:p>NaN</text:p>
                <draw:g>
                  <svg:desc>Sheet1.C24:Sheet1.T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ORB</text:p>
                <draw:g>
                  <svg:desc>Sheet1.B25:Sheet1.B25</svg:desc>
                </draw:g>
              </table:table-cell>
              <table:table-cell office:value-type="float" office:value="NaN">
                <text:p>NaN</text:p>
                <draw:g>
                  <svg:desc>Sheet1.C25:Sheet1.T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85828">
                <text:p>5.85828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FREAK</text:p>
                <draw:g>
                  <svg:desc>Sheet1.B26:Sheet1.B26</svg:desc>
                </draw:g>
              </table:table-cell>
              <table:table-cell office:value-type="float" office:value="NaN">
                <text:p>NaN</text:p>
                <draw:g>
                  <svg:desc>Sheet1.C26:Sheet1.T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39.584">
                <text:p>39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8435">
                <text:p>9.2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702">
                <text:p>6.6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AKAZE</text:p>
                <draw:g>
                  <svg:desc>Sheet1.B27:Sheet1.B27</svg:desc>
                </draw:g>
              </table:table-cell>
              <table:table-cell office:value-type="float" office:value="NaN">
                <text:p>NaN</text:p>
                <draw:g>
                  <svg:desc>Sheet1.C27:Sheet1.T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SIFT</text:p>
                <draw:g>
                  <svg:desc>Sheet1.B28:Sheet1.B28</svg:desc>
                </draw:g>
              </table:table-cell>
              <table:table-cell office:value-type="float" office:value="NaN">
                <text:p>NaN</text:p>
                <draw:g>
                  <svg:desc>Sheet1.C28:Sheet1.T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BRISK</text:p>
                <draw:g>
                  <svg:desc>Sheet1.B29:Sheet1.B29</svg:desc>
                </draw:g>
              </table:table-cell>
              <table:table-cell office:value-type="float" office:value="12.1374">
                <text:p>12.1374</text:p>
                <draw:g>
                  <svg:desc>Sheet1.C29:Sheet1.T29</svg:desc>
                </draw:g>
              </table:table-cell>
              <table:table-cell office:value-type="float" office:value="26.0145">
                <text:p>26.0145</text:p>
              </table:table-cell>
              <table:table-cell office:value-type="float" office:value="9.17917">
                <text:p>9.17917</text:p>
              </table:table-cell>
              <table:table-cell office:value-type="float" office:value="162.945">
                <text:p>162.945</text:p>
              </table:table-cell>
              <table:table-cell office:value-type="float" office:value="577.144">
                <text:p>577.144</text:p>
              </table:table-cell>
              <table:table-cell office:value-type="float" office:value="30.4962">
                <text:p>30.4962</text:p>
              </table:table-cell>
              <table:table-cell office:value-type="float" office:value="NaN">
                <text:p>NaN</text:p>
              </table:table-cell>
              <table:table-cell office:value-type="float" office:value="7.32255">
                <text:p>7.32255</text:p>
              </table:table-cell>
              <table:table-cell office:value-type="float" office:value="NaN">
                <text:p>NaN</text:p>
              </table:table-cell>
              <table:table-cell office:value-type="float" office:value="17.2952">
                <text:p>17.2952</text:p>
              </table:table-cell>
              <table:table-cell office:value-type="float" office:value="6.92125">
                <text:p>6.92125</text:p>
              </table:table-cell>
              <table:table-cell office:value-type="float" office:value="NaN">
                <text:p>NaN</text:p>
              </table:table-cell>
              <table:table-cell office:value-type="float" office:value="6.51781">
                <text:p>6.51781</text:p>
              </table:table-cell>
              <table:table-cell office:value-type="float" office:value="7.83786">
                <text:p>7.83786</text:p>
              </table:table-cell>
              <table:table-cell office:value-type="float" office:value="NaN">
                <text:p>NaN</text:p>
              </table:table-cell>
              <table:table-cell office:value-type="float" office:value="8.7674">
                <text:p>8.7674</text:p>
              </table:table-cell>
              <table:table-cell office:value-type="float" office:value="8.64751">
                <text:p>8.64751</text:p>
              </table:table-cell>
              <table:table-cell office:value-type="float" office:value="7.70936">
                <text:p>7.70936</text:p>
              </table:table-cell>
            </table:table-row>
            <table:table-row>
              <table:table-cell office:value-type="string">
                <text:p>ORB-BRIEF</text:p>
                <draw:g>
                  <svg:desc>Sheet1.B30:Sheet1.B30</svg:desc>
                </draw:g>
              </table:table-cell>
              <table:table-cell office:value-type="float" office:value="13.4717">
                <text:p>13.4717</text:p>
                <draw:g>
                  <svg:desc>Sheet1.C30:Sheet1.T30</svg:desc>
                </draw:g>
              </table:table-cell>
              <table:table-cell office:value-type="float" office:value="-23.2028">
                <text:p>-23.2028</text:p>
              </table:table-cell>
              <table:table-cell office:value-type="float" office:value="18.3893">
                <text:p>18.3893</text:p>
              </table:table-cell>
              <table:table-cell office:value-type="float" office:value="14.0679">
                <text:p>14.0679</text:p>
              </table:table-cell>
              <table:table-cell office:value-type="float" office:value="21.3282">
                <text:p>21.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487">
                <text:p>23.8487</text:p>
              </table:table-cell>
              <table:table-cell office:value-type="float" office:value="NaN">
                <text:p>NaN</text:p>
              </table:table-cell>
              <table:table-cell office:value-type="float" office:value="-220.333">
                <text:p>-220.333</text:p>
              </table:table-cell>
              <table:table-cell office:value-type="float" office:value="26.0553">
                <text:p>26.0553</text:p>
              </table:table-cell>
              <table:table-cell office:value-type="float" office:value="10.0444">
                <text:p>10.0444</text:p>
              </table:table-cell>
              <table:table-cell office:value-type="float" office:value="9.47134">
                <text:p>9.47134</text:p>
              </table:table-cell>
              <table:table-cell office:value-type="float" office:value="9.44406">
                <text:p>9.44406</text:p>
              </table:table-cell>
              <table:table-cell office:value-type="float" office:value="8.58">
                <text:p>8.58</text:p>
              </table:table-cell>
              <table:table-cell office:value-type="float" office:value="9.64141">
                <text:p>9.64141</text:p>
              </table:table-cell>
              <table:table-cell office:value-type="float" office:value="11.0314">
                <text:p>11.0314</text:p>
              </table:table-cell>
              <table:table-cell office:value-type="float" office:value="11.3669">
                <text:p>11.3669</text:p>
              </table:table-cell>
            </table:table-row>
            <table:table-row>
              <table:table-cell office:value-type="string">
                <text:p>ORB-ORB</text:p>
                <draw:g>
                  <svg:desc>Sheet1.B31:Sheet1.B31</svg:desc>
                </draw:g>
              </table:table-cell>
              <table:table-cell office:value-type="float" office:value="12.6861">
                <text:p>12.6861</text:p>
                <draw:g>
                  <svg:desc>Sheet1.C31:Sheet1.T31</svg:desc>
                </draw:g>
              </table:table-cell>
              <table:table-cell office:value-type="float" office:value="45.2974">
                <text:p>45.2974</text:p>
              </table:table-cell>
              <table:table-cell office:value-type="float" office:value="10.1374">
                <text:p>10.1374</text:p>
              </table:table-cell>
              <table:table-cell office:value-type="float" office:value="13.1013">
                <text:p>13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6">
                <text:p>6.536</text:p>
              </table:table-cell>
              <table:table-cell office:value-type="float" office:value="NaN">
                <text:p>NaN</text:p>
              </table:table-cell>
              <table:table-cell office:value-type="float" office:value="6.80451">
                <text:p>6.8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819">
                <text:p>11.3819</text:p>
              </table:table-cell>
              <table:table-cell office:value-type="float" office:value="7.63659">
                <text:p>7.63659</text:p>
              </table:table-cell>
            </table:table-row>
            <table:table-row>
              <table:table-cell office:value-type="string">
                <text:p>ORB-FREAK</text:p>
                <draw:g>
                  <svg:desc>Sheet1.B32:Sheet1.B32</svg:desc>
                </draw:g>
              </table:table-cell>
              <table:table-cell office:value-type="float" office:value="12.2074">
                <text:p>12.2074</text:p>
                <draw:g>
                  <svg:desc>Sheet1.C32:Sheet1.T32</svg:desc>
                </draw:g>
              </table:table-cell>
              <table:table-cell office:value-type="float" office:value="12.3525">
                <text:p>12.3525</text:p>
              </table:table-cell>
              <table:table-cell office:value-type="float" office:value="11.1077">
                <text:p>11.1077</text:p>
              </table:table-cell>
              <table:table-cell office:value-type="float" office:value="10.8599">
                <text:p>10.8599</text:p>
              </table:table-cell>
              <table:table-cell office:value-type="float" office:value="104.354">
                <text:p>104.354</text:p>
              </table:table-cell>
              <table:table-cell office:value-type="float" office:value="44.1055">
                <text:p>44.1055</text:p>
              </table:table-cell>
              <table:table-cell office:value-type="float" office:value="NaN">
                <text:p>NaN</text:p>
              </table:table-cell>
              <table:table-cell office:value-type="float" office:value="7.32255">
                <text:p>7.32255</text:p>
              </table:table-cell>
              <table:table-cell office:value-type="float" office:value="NaN">
                <text:p>NaN</text:p>
              </table:table-cell>
              <table:table-cell office:value-type="float" office:value="-33.2559">
                <text:p>-33.2559</text:p>
              </table:table-cell>
              <table:table-cell office:value-type="float" office:value="6.04654">
                <text:p>6.04654</text:p>
              </table:table-cell>
              <table:table-cell office:value-type="float" office:value="8.31342">
                <text:p>8.31342</text:p>
              </table:table-cell>
              <table:table-cell office:value-type="float" office:value="5.91868">
                <text:p>5.91868</text:p>
              </table:table-cell>
              <table:table-cell office:value-type="float" office:value="8.58284">
                <text:p>8.58284</text:p>
              </table:table-cell>
              <table:table-cell office:value-type="float" office:value="8.42714">
                <text:p>8.42714</text:p>
              </table:table-cell>
              <table:table-cell office:value-type="float" office:value="8.7674">
                <text:p>8.7674</text:p>
              </table:table-cell>
              <table:table-cell office:value-type="float" office:value="7.02786">
                <text:p>7.02786</text:p>
              </table:table-cell>
              <table:table-cell office:value-type="float" office:value="8.14326">
                <text:p>8.14326</text:p>
              </table:table-cell>
            </table:table-row>
            <table:table-row>
              <table:table-cell office:value-type="string">
                <text:p>ORB-AKAZE</text:p>
                <draw:g>
                  <svg:desc>Sheet1.B33:Sheet1.B33</svg:desc>
                </draw:g>
              </table:table-cell>
              <table:table-cell office:value-type="float" office:value="NaN">
                <text:p>NaN</text:p>
                <draw:g>
                  <svg:desc>Sheet1.C33:Sheet1.T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SIFT</text:p>
                <draw:g>
                  <svg:desc>Sheet1.B34:Sheet1.B34</svg:desc>
                </draw:g>
              </table:table-cell>
              <table:table-cell office:value-type="float" office:value="12.1374">
                <text:p>12.1374</text:p>
                <draw:g>
                  <svg:desc>Sheet1.C34:Sheet1.T34</svg:desc>
                </draw:g>
              </table:table-cell>
              <table:table-cell office:value-type="float" office:value="33.8815">
                <text:p>33.8815</text:p>
              </table:table-cell>
              <table:table-cell office:value-type="float" office:value="9.31231">
                <text:p>9.31231</text:p>
              </table:table-cell>
              <table:table-cell office:value-type="float" office:value="2578.43">
                <text:p>2578.43</text:p>
              </table:table-cell>
              <table:table-cell office:value-type="float" office:value="74.482">
                <text:p>74.482</text:p>
              </table:table-cell>
              <table:table-cell office:value-type="float" office:value="134.988">
                <text:p>134.988</text:p>
              </table:table-cell>
              <table:table-cell office:value-type="float" office:value="NaN">
                <text:p>NaN</text:p>
              </table:table-cell>
              <table:table-cell office:value-type="float" office:value="8.10765">
                <text:p>8.1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175">
                <text:p>6.41175</text:p>
              </table:table-cell>
              <table:table-cell office:value-type="float" office:value="NaN">
                <text:p>NaN</text:p>
              </table:table-cell>
              <table:table-cell office:value-type="float" office:value="6.75072">
                <text:p>6.75072</text:p>
              </table:table-cell>
              <table:table-cell office:value-type="float" office:value="8.37783">
                <text:p>8.37783</text:p>
              </table:table-cell>
              <table:table-cell office:value-type="float" office:value="NaN">
                <text:p>NaN</text:p>
              </table:table-cell>
              <table:table-cell office:value-type="float" office:value="7.46502">
                <text:p>7.46502</text:p>
              </table:table-cell>
              <table:table-cell office:value-type="float" office:value="11.5043">
                <text:p>11.5043</text:p>
              </table:table-cell>
              <table:table-cell office:value-type="float" office:value="7.27199">
                <text:p>7.27199</text:p>
              </table:table-cell>
            </table:table-row>
            <table:table-row>
              <table:table-cell office:value-type="string">
                <text:p>SHITOMASI-BRISK</text:p>
                <draw:g>
                  <svg:desc>Sheet1.B35:Sheet1.B35</svg:desc>
                </draw:g>
              </table:table-cell>
              <table:table-cell office:value-type="float" office:value="13.8195">
                <text:p>13.8195</text:p>
                <draw:g>
                  <svg:desc>Sheet1.C35:Sheet1.T35</svg:desc>
                </draw:g>
              </table:table-cell>
              <table:table-cell office:value-type="float" office:value="11.8255">
                <text:p>11.8255</text:p>
              </table:table-cell>
              <table:table-cell office:value-type="float" office:value="14.3496">
                <text:p>14.3496</text:p>
              </table:table-cell>
              <table:table-cell office:value-type="float" office:value="11.7579">
                <text:p>11.7579</text:p>
              </table:table-cell>
              <table:table-cell office:value-type="float" office:value="12.4657">
                <text:p>12.4657</text:p>
              </table:table-cell>
              <table:table-cell office:value-type="float" office:value="16.9518">
                <text:p>16.9518</text:p>
              </table:table-cell>
              <table:table-cell office:value-type="float" office:value="9.82506">
                <text:p>9.82506</text:p>
              </table:table-cell>
              <table:table-cell office:value-type="float" office:value="11.8381">
                <text:p>11.8381</text:p>
              </table:table-cell>
              <table:table-cell office:value-type="float" office:value="9.92654">
                <text:p>9.92654</text:p>
              </table:table-cell>
              <table:table-cell office:value-type="float" office:value="7.07161">
                <text:p>7.07161</text:p>
              </table:table-cell>
              <table:table-cell office:value-type="float" office:value="11.0196">
                <text:p>11.0196</text:p>
              </table:table-cell>
              <table:table-cell office:value-type="float" office:value="10.4119">
                <text:p>10.4119</text:p>
              </table:table-cell>
              <table:table-cell office:value-type="float" office:value="11.541">
                <text:p>11.541</text:p>
              </table:table-cell>
              <table:table-cell office:value-type="float" office:value="8.79728">
                <text:p>8.79728</text:p>
              </table:table-cell>
              <table:table-cell office:value-type="float" office:value="8.69205">
                <text:p>8.69205</text:p>
              </table:table-cell>
              <table:table-cell office:value-type="float" office:value="8.61374">
                <text:p>8.61374</text:p>
              </table:table-cell>
              <table:table-cell office:value-type="float" office:value="11.1869">
                <text:p>11.1869</text:p>
              </table:table-cell>
              <table:table-cell office:value-type="float" office:value="10.7261">
                <text:p>10.7261</text:p>
              </table:table-cell>
            </table:table-row>
            <table:table-row>
              <table:table-cell office:value-type="string">
                <text:p>SHITOMASI-BRIEF</text:p>
                <draw:g>
                  <svg:desc>Sheet1.B36:Sheet1.B36</svg:desc>
                </draw:g>
              </table:table-cell>
              <table:table-cell office:value-type="float" office:value="13.813">
                <text:p>13.813</text:p>
                <draw:g>
                  <svg:desc>Sheet1.C36:Sheet1.T36</svg:desc>
                </draw:g>
              </table:table-cell>
              <table:table-cell office:value-type="float" office:value="13.1521">
                <text:p>13.1521</text:p>
              </table:table-cell>
              <table:table-cell office:value-type="float" office:value="14.2376">
                <text:p>14.2376</text:p>
              </table:table-cell>
              <table:table-cell office:value-type="float" office:value="12.7779">
                <text:p>12.7779</text:p>
              </table:table-cell>
              <table:table-cell office:value-type="float" office:value="12.6965">
                <text:p>12.6965</text:p>
              </table:table-cell>
              <table:table-cell office:value-type="float" office:value="13.7279">
                <text:p>13.7279</text:p>
              </table:table-cell>
              <table:table-cell office:value-type="float" office:value="12.2772">
                <text:p>12.2772</text:p>
              </table:table-cell>
              <table:table-cell office:value-type="float" office:value="13.7991">
                <text:p>13.7991</text:p>
              </table:table-cell>
              <table:table-cell office:value-type="float" office:value="10.9298">
                <text:p>10.9298</text:p>
              </table:table-cell>
              <table:table-cell office:value-type="float" office:value="8.34863">
                <text:p>8.34863</text:p>
              </table:table-cell>
              <table:table-cell office:value-type="float" office:value="11.3675">
                <text:p>11.3675</text:p>
              </table:table-cell>
              <table:table-cell office:value-type="float" office:value="11.2204">
                <text:p>11.2204</text:p>
              </table:table-cell>
              <table:table-cell office:value-type="float" office:value="12.1803">
                <text:p>12.1803</text:p>
              </table:table-cell>
              <table:table-cell office:value-type="float" office:value="9.77292">
                <text:p>9.77292</text:p>
              </table:table-cell>
              <table:table-cell office:value-type="float" office:value="11.8521">
                <text:p>11.8521</text:p>
              </table:table-cell>
              <table:table-cell office:value-type="float" office:value="10.5687">
                <text:p>10.5687</text:p>
              </table:table-cell>
              <table:table-cell office:value-type="float" office:value="10.9623">
                <text:p>10.9623</text:p>
              </table:table-cell>
              <table:table-cell office:value-type="float" office:value="9.22727">
                <text:p>9.22727</text:p>
              </table:table-cell>
            </table:table-row>
            <table:table-row>
              <table:table-cell office:value-type="string">
                <text:p>SHITOMASI-ORB</text:p>
                <draw:g>
                  <svg:desc>Sheet1.B37:Sheet1.B37</svg:desc>
                </draw:g>
              </table:table-cell>
              <table:table-cell office:value-type="float" office:value="13.6661">
                <text:p>13.6661</text:p>
                <draw:g>
                  <svg:desc>Sheet1.C37:Sheet1.T37</svg:desc>
                </draw:g>
              </table:table-cell>
              <table:table-cell office:value-type="float" office:value="12.189">
                <text:p>12.189</text:p>
              </table:table-cell>
              <table:table-cell office:value-type="float" office:value="13.4048">
                <text:p>13.4048</text:p>
              </table:table-cell>
              <table:table-cell office:value-type="float" office:value="11.5035">
                <text:p>11.5035</text:p>
              </table:table-cell>
              <table:table-cell office:value-type="float" office:value="12.5645">
                <text:p>12.5645</text:p>
              </table:table-cell>
              <table:table-cell office:value-type="float" office:value="12.166">
                <text:p>12.166</text:p>
              </table:table-cell>
              <table:table-cell office:value-type="float" office:value="10.8378">
                <text:p>10.8378</text:p>
              </table:table-cell>
              <table:table-cell office:value-type="float" office:value="12.8338">
                <text:p>12.8338</text:p>
              </table:table-cell>
              <table:table-cell office:value-type="float" office:value="9.99867">
                <text:p>9.99867</text:p>
              </table:table-cell>
              <table:table-cell office:value-type="float" office:value="8.17562">
                <text:p>8.17562</text:p>
              </table:table-cell>
              <table:table-cell office:value-type="float" office:value="11.0543">
                <text:p>11.0543</text:p>
              </table:table-cell>
              <table:table-cell office:value-type="float" office:value="11.2716">
                <text:p>11.2716</text:p>
              </table:table-cell>
              <table:table-cell office:value-type="float" office:value="12.3607">
                <text:p>12.3607</text:p>
              </table:table-cell>
              <table:table-cell office:value-type="float" office:value="9.77292">
                <text:p>9.77292</text:p>
              </table:table-cell>
              <table:table-cell office:value-type="float" office:value="10.6503">
                <text:p>10.6503</text:p>
              </table:table-cell>
              <table:table-cell office:value-type="float" office:value="10.7161">
                <text:p>10.7161</text:p>
              </table:table-cell>
              <table:table-cell office:value-type="float" office:value="10.7149">
                <text:p>10.7149</text:p>
              </table:table-cell>
              <table:table-cell office:value-type="float" office:value="8.22205">
                <text:p>8.22205</text:p>
              </table:table-cell>
            </table:table-row>
            <table:table-row>
              <table:table-cell office:value-type="string">
                <text:p>SHITOMASI-FREAK</text:p>
                <draw:g>
                  <svg:desc>Sheet1.B38:Sheet1.B38</svg:desc>
                </draw:g>
              </table:table-cell>
              <table:table-cell office:value-type="float" office:value="13.0861">
                <text:p>13.0861</text:p>
                <draw:g>
                  <svg:desc>Sheet1.C38:Sheet1.T38</svg:desc>
                </draw:g>
              </table:table-cell>
              <table:table-cell office:value-type="float" office:value="12.5268">
                <text:p>12.5268</text:p>
              </table:table-cell>
              <table:table-cell office:value-type="float" office:value="12.6971">
                <text:p>12.6971</text:p>
              </table:table-cell>
              <table:table-cell office:value-type="float" office:value="12.083">
                <text:p>12.083</text:p>
              </table:table-cell>
              <table:table-cell office:value-type="float" office:value="12.2751">
                <text:p>12.2751</text:p>
              </table:table-cell>
              <table:table-cell office:value-type="float" office:value="12.8225">
                <text:p>12.8225</text:p>
              </table:table-cell>
              <table:table-cell office:value-type="float" office:value="10.8923">
                <text:p>10.8923</text:p>
              </table:table-cell>
              <table:table-cell office:value-type="float" office:value="11.7723">
                <text:p>11.7723</text:p>
              </table:table-cell>
              <table:table-cell office:value-type="float" office:value="10.9861">
                <text:p>10.9861</text:p>
              </table:table-cell>
              <table:table-cell office:value-type="float" office:value="9.5849">
                <text:p>9.5849</text:p>
              </table:table-cell>
              <table:table-cell office:value-type="float" office:value="11.197">
                <text:p>11.197</text:p>
              </table:table-cell>
              <table:table-cell office:value-type="float" office:value="11.2737">
                <text:p>11.2737</text:p>
              </table:table-cell>
              <table:table-cell office:value-type="float" office:value="12.9412">
                <text:p>12.9412</text:p>
              </table:table-cell>
              <table:table-cell office:value-type="float" office:value="8.42804">
                <text:p>8.42804</text:p>
              </table:table-cell>
              <table:table-cell office:value-type="float" office:value="10.5005">
                <text:p>10.5005</text:p>
              </table:table-cell>
              <table:table-cell office:value-type="float" office:value="9.94867">
                <text:p>9.94867</text:p>
              </table:table-cell>
              <table:table-cell office:value-type="float" office:value="11.2815">
                <text:p>11.2815</text:p>
              </table:table-cell>
              <table:table-cell office:value-type="float" office:value="10.4528">
                <text:p>10.4528</text:p>
              </table:table-cell>
            </table:table-row>
            <table:table-row>
              <table:table-cell office:value-type="string">
                <text:p>SHITOMASI-AKAZE</text:p>
                <draw:g>
                  <svg:desc>Sheet1.B39:Sheet1.B39</svg:desc>
                </draw:g>
              </table:table-cell>
              <table:table-cell office:value-type="float" office:value="NaN">
                <text:p>NaN</text:p>
                <draw:g>
                  <svg:desc>Sheet1.C39:Sheet1.T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SIFT</text:p>
                <draw:g>
                  <svg:desc>Sheet1.B40:Sheet1.B40</svg:desc>
                </draw:g>
              </table:table-cell>
              <table:table-cell office:value-type="float" office:value="13.813">
                <text:p>13.813</text:p>
                <draw:g>
                  <svg:desc>Sheet1.C40:Sheet1.T40</svg:desc>
                </draw:g>
              </table:table-cell>
              <table:table-cell office:value-type="float" office:value="13.2121">
                <text:p>13.2121</text:p>
              </table:table-cell>
              <table:table-cell office:value-type="float" office:value="13.0498">
                <text:p>13.0498</text:p>
              </table:table-cell>
              <table:table-cell office:value-type="float" office:value="12.3378">
                <text:p>12.3378</text:p>
              </table:table-cell>
              <table:table-cell office:value-type="float" office:value="12.7419">
                <text:p>12.7419</text:p>
              </table:table-cell>
              <table:table-cell office:value-type="float" office:value="13.7279">
                <text:p>13.7279</text:p>
              </table:table-cell>
              <table:table-cell office:value-type="float" office:value="12.2481">
                <text:p>12.2481</text:p>
              </table:table-cell>
              <table:table-cell office:value-type="float" office:value="12.8338">
                <text:p>12.8338</text:p>
              </table:table-cell>
              <table:table-cell office:value-type="float" office:value="11.0063">
                <text:p>11.0063</text:p>
              </table:table-cell>
              <table:table-cell office:value-type="float" office:value="9.12864">
                <text:p>9.12864</text:p>
              </table:table-cell>
              <table:table-cell office:value-type="float" office:value="11.4729">
                <text:p>11.4729</text:p>
              </table:table-cell>
              <table:table-cell office:value-type="float" office:value="11.2716">
                <text:p>11.2716</text:p>
              </table:table-cell>
              <table:table-cell office:value-type="float" office:value="12.1443">
                <text:p>12.1443</text:p>
              </table:table-cell>
              <table:table-cell office:value-type="float" office:value="9.77292">
                <text:p>9.77292</text:p>
              </table:table-cell>
              <table:table-cell office:value-type="float" office:value="10.6761">
                <text:p>10.6761</text:p>
              </table:table-cell>
              <table:table-cell office:value-type="float" office:value="10.5687">
                <text:p>10.5687</text:p>
              </table:table-cell>
              <table:table-cell office:value-type="float" office:value="10.7141">
                <text:p>10.7141</text:p>
              </table:table-cell>
              <table:table-cell office:value-type="float" office:value="9.73863">
                <text:p>9.73863</text:p>
              </table:table-cell>
            </table:table-row>
            <table:table-row>
              <table:table-cell office:value-type="string">
                <text:p>SIFT-BRISK</text:p>
                <draw:g>
                  <svg:desc>Sheet1.B41:Sheet1.B41</svg:desc>
                </draw:g>
              </table:table-cell>
              <table:table-cell office:value-type="float" office:value="13.4057">
                <text:p>13.4057</text:p>
                <draw:g>
                  <svg:desc>Sheet1.C41:Sheet1.T41</svg:desc>
                </draw:g>
              </table:table-cell>
              <table:table-cell office:value-type="float" office:value="14.7943">
                <text:p>14.7943</text:p>
              </table:table-cell>
              <table:table-cell office:value-type="float" office:value="14.5082">
                <text:p>14.5082</text:p>
              </table:table-cell>
              <table:table-cell office:value-type="float" office:value="18.1705">
                <text:p>18.1705</text:p>
              </table:table-cell>
              <table:table-cell office:value-type="float" office:value="14.8079">
                <text:p>14.8079</text:p>
              </table:table-cell>
              <table:table-cell office:value-type="float" office:value="13.3641">
                <text:p>13.3641</text:p>
              </table:table-cell>
              <table:table-cell office:value-type="float" office:value="14.9838">
                <text:p>14.9838</text:p>
              </table:table-cell>
              <table:table-cell office:value-type="float" office:value="15.7409">
                <text:p>15.7409</text:p>
              </table:table-cell>
              <table:table-cell office:value-type="float" office:value="15.5982">
                <text:p>15.5982</text:p>
              </table:table-cell>
              <table:table-cell office:value-type="float" office:value="12.4464">
                <text:p>12.4464</text:p>
              </table:table-cell>
              <table:table-cell office:value-type="float" office:value="12.2638">
                <text:p>12.2638</text:p>
              </table:table-cell>
              <table:table-cell office:value-type="float" office:value="10.1889">
                <text:p>10.1889</text:p>
              </table:table-cell>
              <table:table-cell office:value-type="float" office:value="9.18682">
                <text:p>9.18682</text:p>
              </table:table-cell>
              <table:table-cell office:value-type="float" office:value="9.39566">
                <text:p>9.39566</text:p>
              </table:table-cell>
              <table:table-cell office:value-type="float" office:value="8.8329">
                <text:p>8.8329</text:p>
              </table:table-cell>
              <table:table-cell office:value-type="float" office:value="8.8395">
                <text:p>8.8395</text:p>
              </table:table-cell>
              <table:table-cell office:value-type="float" office:value="8.97859">
                <text:p>8.97859</text:p>
              </table:table-cell>
              <table:table-cell office:value-type="float" office:value="11.1022">
                <text:p>11.1022</text:p>
              </table:table-cell>
            </table:table-row>
            <table:table-row>
              <table:table-cell office:value-type="string">
                <text:p>SIFT-BRIEF</text:p>
                <draw:g>
                  <svg:desc>Sheet1.B42:Sheet1.B42</svg:desc>
                </draw:g>
              </table:table-cell>
              <table:table-cell office:value-type="float" office:value="14.2903">
                <text:p>14.2903</text:p>
                <draw:g>
                  <svg:desc>Sheet1.C42:Sheet1.T42</svg:desc>
                </draw:g>
              </table:table-cell>
              <table:table-cell office:value-type="float" office:value="14.7248">
                <text:p>14.7248</text:p>
              </table:table-cell>
              <table:table-cell office:value-type="float" office:value="15.7056">
                <text:p>15.7056</text:p>
              </table:table-cell>
              <table:table-cell office:value-type="float" office:value="19.932">
                <text:p>19.932</text:p>
              </table:table-cell>
              <table:table-cell office:value-type="float" office:value="16.4176">
                <text:p>16.4176</text:p>
              </table:table-cell>
              <table:table-cell office:value-type="float" office:value="15.096">
                <text:p>15.096</text:p>
              </table:table-cell>
              <table:table-cell office:value-type="float" office:value="14.7091">
                <text:p>14.7091</text:p>
              </table:table-cell>
              <table:table-cell office:value-type="float" office:value="17.2807">
                <text:p>17.2807</text:p>
              </table:table-cell>
              <table:table-cell office:value-type="float" office:value="15.7643">
                <text:p>15.7643</text:p>
              </table:table-cell>
              <table:table-cell office:value-type="float" office:value="11.3743">
                <text:p>11.3743</text:p>
              </table:table-cell>
              <table:table-cell office:value-type="float" office:value="12.7589">
                <text:p>12.7589</text:p>
              </table:table-cell>
              <table:table-cell office:value-type="float" office:value="10.4749">
                <text:p>10.4749</text:p>
              </table:table-cell>
              <table:table-cell office:value-type="float" office:value="9.43728">
                <text:p>9.43728</text:p>
              </table:table-cell>
              <table:table-cell office:value-type="float" office:value="9.89583">
                <text:p>9.89583</text:p>
              </table:table-cell>
              <table:table-cell office:value-type="float" office:value="9.53826">
                <text:p>9.53826</text:p>
              </table:table-cell>
              <table:table-cell office:value-type="float" office:value="8.71506">
                <text:p>8.71506</text:p>
              </table:table-cell>
              <table:table-cell office:value-type="float" office:value="8.74066">
                <text:p>8.74066</text:p>
              </table:table-cell>
              <table:table-cell office:value-type="float" office:value="8.23058">
                <text:p>8.23058</text:p>
              </table:table-cell>
            </table:table-row>
            <table:table-row>
              <table:table-cell office:value-type="string">
                <text:p>SIFT-ORB</text:p>
                <draw:g>
                  <svg:desc>Sheet1.B43:Sheet1.B43</svg:desc>
                </draw:g>
              </table:table-cell>
              <table:table-cell office:value-type="float" office:value="NaN">
                <text:p>NaN</text:p>
                <draw:g>
                  <svg:desc>Sheet1.C43:Sheet1.T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FREAK</text:p>
                <draw:g>
                  <svg:desc>Sheet1.B44:Sheet1.B44</svg:desc>
                </draw:g>
              </table:table-cell>
              <table:table-cell office:value-type="float" office:value="14.2942">
                <text:p>14.2942</text:p>
                <draw:g>
                  <svg:desc>Sheet1.C44:Sheet1.T44</svg:desc>
                </draw:g>
              </table:table-cell>
              <table:table-cell office:value-type="float" office:value="14.9365">
                <text:p>14.9365</text:p>
              </table:table-cell>
              <table:table-cell office:value-type="float" office:value="14.826">
                <text:p>14.826</text:p>
              </table:table-cell>
              <table:table-cell office:value-type="float" office:value="18.486">
                <text:p>18.486</text:p>
              </table:table-cell>
              <table:table-cell office:value-type="float" office:value="17.0387">
                <text:p>17.0387</text:p>
              </table:table-cell>
              <table:table-cell office:value-type="float" office:value="13.2347">
                <text:p>13.2347</text:p>
              </table:table-cell>
              <table:table-cell office:value-type="float" office:value="14.5359">
                <text:p>14.5359</text:p>
              </table:table-cell>
              <table:table-cell office:value-type="float" office:value="15.7174">
                <text:p>15.7174</text:p>
              </table:table-cell>
              <table:table-cell office:value-type="float" office:value="15.7638">
                <text:p>15.7638</text:p>
              </table:table-cell>
              <table:table-cell office:value-type="float" office:value="12.3731">
                <text:p>12.3731</text:p>
              </table:table-cell>
              <table:table-cell office:value-type="float" office:value="12.383">
                <text:p>12.383</text:p>
              </table:table-cell>
              <table:table-cell office:value-type="float" office:value="10.3419">
                <text:p>10.3419</text:p>
              </table:table-cell>
              <table:table-cell office:value-type="float" office:value="9.52354">
                <text:p>9.52354</text:p>
              </table:table-cell>
              <table:table-cell office:value-type="float" office:value="9.88913">
                <text:p>9.88913</text:p>
              </table:table-cell>
              <table:table-cell office:value-type="float" office:value="9.36101">
                <text:p>9.36101</text:p>
              </table:table-cell>
              <table:table-cell office:value-type="float" office:value="9.29233">
                <text:p>9.29233</text:p>
              </table:table-cell>
              <table:table-cell office:value-type="float" office:value="8.74066">
                <text:p>8.74066</text:p>
              </table:table-cell>
              <table:table-cell office:value-type="float" office:value="10.6968">
                <text:p>10.6968</text:p>
              </table:table-cell>
            </table:table-row>
            <table:table-row>
              <table:table-cell office:value-type="string">
                <text:p>SIFT-AKAZE</text:p>
                <draw:g>
                  <svg:desc>Sheet1.B45:Sheet1.B45</svg:desc>
                </draw:g>
              </table:table-cell>
              <table:table-cell office:value-type="float" office:value="NaN">
                <text:p>NaN</text:p>
                <draw:g>
                  <svg:desc>Sheet1.C45:Sheet1.T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SIFT</text:p>
                <draw:g>
                  <svg:desc>Sheet1.B46:Sheet1.B46</svg:desc>
                </draw:g>
              </table:table-cell>
              <table:table-cell office:value-type="float" office:value="12.6571">
                <text:p>12.6571</text:p>
                <draw:g>
                  <svg:desc>Sheet1.C46:Sheet1.T46</svg:desc>
                </draw:g>
              </table:table-cell>
              <table:table-cell office:value-type="float" office:value="13.8523">
                <text:p>13.8523</text:p>
              </table:table-cell>
              <table:table-cell office:value-type="float" office:value="13.5188">
                <text:p>13.5188</text:p>
              </table:table-cell>
              <table:table-cell office:value-type="float" office:value="17.9985">
                <text:p>17.9985</text:p>
              </table:table-cell>
              <table:table-cell office:value-type="float" office:value="16.1264">
                <text:p>16.1264</text:p>
              </table:table-cell>
              <table:table-cell office:value-type="float" office:value="12.3502">
                <text:p>12.3502</text:p>
              </table:table-cell>
              <table:table-cell office:value-type="float" office:value="13.4176">
                <text:p>13.4176</text:p>
              </table:table-cell>
              <table:table-cell office:value-type="float" office:value="15.4708">
                <text:p>15.4708</text:p>
              </table:table-cell>
              <table:table-cell office:value-type="float" office:value="13.7743">
                <text:p>13.7743</text:p>
              </table:table-cell>
              <table:table-cell office:value-type="float" office:value="10.2519">
                <text:p>10.2519</text:p>
              </table:table-cell>
              <table:table-cell office:value-type="float" office:value="12.1058">
                <text:p>12.1058</text:p>
              </table:table-cell>
              <table:table-cell office:value-type="float" office:value="11.5227">
                <text:p>11.5227</text:p>
              </table:table-cell>
              <table:table-cell office:value-type="float" office:value="9.04521">
                <text:p>9.04521</text:p>
              </table:table-cell>
              <table:table-cell office:value-type="float" office:value="10.7476">
                <text:p>10.7476</text:p>
              </table:table-cell>
              <table:table-cell office:value-type="float" office:value="9.38265">
                <text:p>9.38265</text:p>
              </table:table-cell>
              <table:table-cell office:value-type="float" office:value="9.02795">
                <text:p>9.02795</text:p>
              </table:table-cell>
              <table:table-cell office:value-type="float" office:value="8.53941">
                <text:p>8.53941</text:p>
              </table:table-cell>
              <table:table-cell office:value-type="float" office:value="8.30597">
                <text:p>8.305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37cm" svg:y="0.316cm" chart:style-name="ch2">
          <text:p>AKAZE detector</text:p>
        </chart:title>
        <chart:legend chart:legend-position="end" svg:x="40.304cm" svg:y="2.956cm" style:legend-expansion="high" chart:style-name="ch3"/>
        <chart:plot-area chart:style-name="ch4" table:cell-range-address="Sheet1.B5:Sheet1.T10" chart:data-source-has-labels="column" svg:x="1.892cm" svg:y="1.275cm" svg:width="37.531cm" svg:height="6.565cm">
          <chartooo:coordinate-region svg:x="2.513cm" svg:y="1.474cm" svg:width="36.724cm" svg:height="5.719cm"/>
          <chart:axis chart:dimension="x" chart:name="primary-x" chart:style-name="ch5">
            <chart:title svg:x="19.938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5:Sheet1.T5" chart:label-cell-address="Sheet1.B5:Sheet1.B5" chart:class="chart:line">
            <chart:data-point chart:repeated="18"/>
          </chart:series>
          <chart:series chart:style-name="ch11" chart:values-cell-range-address="Sheet1.C6:Sheet1.T6" chart:label-cell-address="Sheet1.B6:Sheet1.B6" chart:class="chart:line">
            <chart:data-point chart:repeated="18"/>
          </chart:series>
          <chart:series chart:style-name="ch12" chart:values-cell-range-address="Sheet1.C7:Sheet1.T7" chart:label-cell-address="Sheet1.B7:Sheet1.B7" chart:class="chart:line">
            <chart:data-point chart:repeated="18"/>
          </chart:series>
          <chart:series chart:style-name="ch13" chart:values-cell-range-address="Sheet1.C8:Sheet1.T8" chart:label-cell-address="Sheet1.B8:Sheet1.B8" chart:class="chart:line">
            <chart:data-point chart:repeated="18"/>
          </chart:series>
          <chart:series chart:style-name="ch14" chart:values-cell-range-address="Sheet1.C9:Sheet1.T9" chart:label-cell-address="Sheet1.B9:Sheet1.B9" chart:class="chart:line">
            <chart:data-point chart:repeated="18"/>
          </chart:series>
          <chart:series chart:style-name="ch15" chart:values-cell-range-address="Sheet1.C10:Sheet1.T10" chart:label-cell-address="Sheet1.B10:Sheet1.B10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AKAZE-BRISK</text:p>
                <draw:g>
                  <svg:desc>Sheet1.B5:Sheet1.B5</svg:desc>
                </draw:g>
              </table:table-cell>
              <table:table-cell office:value-type="float" office:value="12.6983">
                <text:p>12.6983</text:p>
                <draw:g>
                  <svg:desc>Sheet1.C5:Sheet1.T5</svg:desc>
                </draw:g>
              </table:table-cell>
              <table:table-cell office:value-type="float" office:value="16.6749">
                <text:p>16.6749</text:p>
              </table:table-cell>
              <table:table-cell office:value-type="float" office:value="14.4423">
                <text:p>14.4423</text:p>
              </table:table-cell>
              <table:table-cell office:value-type="float" office:value="14.6448">
                <text:p>14.6448</text:p>
              </table:table-cell>
              <table:table-cell office:value-type="float" office:value="16.1351">
                <text:p>16.1351</text:p>
              </table:table-cell>
              <table:table-cell office:value-type="float" office:value="19.4579">
                <text:p>19.4579</text:p>
              </table:table-cell>
              <table:table-cell office:value-type="float" office:value="20.7036">
                <text:p>20.7036</text:p>
              </table:table-cell>
              <table:table-cell office:value-type="float" office:value="16.3384">
                <text:p>16.3384</text:p>
              </table:table-cell>
              <table:table-cell office:value-type="float" office:value="17.8023">
                <text:p>17.8023</text:p>
              </table:table-cell>
              <table:table-cell office:value-type="float" office:value="11.6472">
                <text:p>11.6472</text:p>
              </table:table-cell>
              <table:table-cell office:value-type="float" office:value="12.6876">
                <text:p>12.6876</text:p>
              </table:table-cell>
              <table:table-cell office:value-type="float" office:value="12.1945">
                <text:p>12.1945</text:p>
              </table:table-cell>
              <table:table-cell office:value-type="float" office:value="10.9193">
                <text:p>10.9193</text:p>
              </table:table-cell>
              <table:table-cell office:value-type="float" office:value="10.7541">
                <text:p>10.7541</text:p>
              </table:table-cell>
              <table:table-cell office:value-type="float" office:value="14.0852">
                <text:p>14.0852</text:p>
              </table:table-cell>
              <table:table-cell office:value-type="float" office:value="11.1835">
                <text:p>11.1835</text:p>
              </table:table-cell>
              <table:table-cell office:value-type="float" office:value="9.80559">
                <text:p>9.80559</text:p>
              </table:table-cell>
              <table:table-cell office:value-type="float" office:value="9.7021">
                <text:p>9.7021</text:p>
              </table:table-cell>
            </table:table-row>
            <table:table-row>
              <table:table-cell office:value-type="string">
                <text:p>AKAZE-BRIEF</text:p>
                <draw:g>
                  <svg:desc>Sheet1.B6:Sheet1.B6</svg:desc>
                </draw:g>
              </table:table-cell>
              <table:table-cell office:value-type="float" office:value="14.5722">
                <text:p>14.5722</text:p>
                <draw:g>
                  <svg:desc>Sheet1.C6:Sheet1.T6</svg:desc>
                </draw:g>
              </table:table-cell>
              <table:table-cell office:value-type="float" office:value="17.9066">
                <text:p>17.9066</text:p>
              </table:table-cell>
              <table:table-cell office:value-type="float" office:value="14.9998">
                <text:p>14.9998</text:p>
              </table:table-cell>
              <table:table-cell office:value-type="float" office:value="14.9363">
                <text:p>14.9363</text:p>
              </table:table-cell>
              <table:table-cell office:value-type="float" office:value="16.1351">
                <text:p>16.1351</text:p>
              </table:table-cell>
              <table:table-cell office:value-type="float" office:value="17.1892">
                <text:p>17.1892</text:p>
              </table:table-cell>
              <table:table-cell office:value-type="float" office:value="18.916">
                <text:p>18.916</text:p>
              </table:table-cell>
              <table:table-cell office:value-type="float" office:value="16.8174">
                <text:p>16.8174</text:p>
              </table:table-cell>
              <table:table-cell office:value-type="float" office:value="17.0459">
                <text:p>17.0459</text:p>
              </table:table-cell>
              <table:table-cell office:value-type="float" office:value="11.5669">
                <text:p>11.5669</text:p>
              </table:table-cell>
              <table:table-cell office:value-type="float" office:value="12.9853">
                <text:p>12.9853</text:p>
              </table:table-cell>
              <table:table-cell office:value-type="float" office:value="14.5352">
                <text:p>14.5352</text:p>
              </table:table-cell>
              <table:table-cell office:value-type="float" office:value="10.3039">
                <text:p>10.3039</text:p>
              </table:table-cell>
              <table:table-cell office:value-type="float" office:value="10.652">
                <text:p>10.652</text:p>
              </table:table-cell>
              <table:table-cell office:value-type="float" office:value="11.8021">
                <text:p>11.8021</text:p>
              </table:table-cell>
              <table:table-cell office:value-type="float" office:value="10.7926">
                <text:p>10.7926</text:p>
              </table:table-cell>
              <table:table-cell office:value-type="float" office:value="9.853">
                <text:p>9.853</text:p>
              </table:table-cell>
              <table:table-cell office:value-type="float" office:value="9.92325">
                <text:p>9.92325</text:p>
              </table:table-cell>
            </table:table-row>
            <table:table-row>
              <table:table-cell office:value-type="string">
                <text:p>AKAZE-ORB</text:p>
                <draw:g>
                  <svg:desc>Sheet1.B7:Sheet1.B7</svg:desc>
                </draw:g>
              </table:table-cell>
              <table:table-cell office:value-type="float" office:value="13.5508">
                <text:p>13.5508</text:p>
                <draw:g>
                  <svg:desc>Sheet1.C7:Sheet1.T7</svg:desc>
                </draw:g>
              </table:table-cell>
              <table:table-cell office:value-type="float" office:value="16.621">
                <text:p>16.621</text:p>
              </table:table-cell>
              <table:table-cell office:value-type="float" office:value="14.1349">
                <text:p>14.1349</text:p>
              </table:table-cell>
              <table:table-cell office:value-type="float" office:value="15.4207">
                <text:p>15.4207</text:p>
              </table:table-cell>
              <table:table-cell office:value-type="float" office:value="16.8105">
                <text:p>16.8105</text:p>
              </table:table-cell>
              <table:table-cell office:value-type="float" office:value="17.0919">
                <text:p>17.0919</text:p>
              </table:table-cell>
              <table:table-cell office:value-type="float" office:value="18.8987">
                <text:p>18.8987</text:p>
              </table:table-cell>
              <table:table-cell office:value-type="float" office:value="16.8137">
                <text:p>16.8137</text:p>
              </table:table-cell>
              <table:table-cell office:value-type="float" office:value="16.8855">
                <text:p>16.8855</text:p>
              </table:table-cell>
              <table:table-cell office:value-type="float" office:value="11.353">
                <text:p>11.353</text:p>
              </table:table-cell>
              <table:table-cell office:value-type="float" office:value="12.7232">
                <text:p>12.7232</text:p>
              </table:table-cell>
              <table:table-cell office:value-type="float" office:value="15.0346">
                <text:p>15.0346</text:p>
              </table:table-cell>
              <table:table-cell office:value-type="float" office:value="10.4983">
                <text:p>10.4983</text:p>
              </table:table-cell>
              <table:table-cell office:value-type="float" office:value="11.0494">
                <text:p>11.0494</text:p>
              </table:table-cell>
              <table:table-cell office:value-type="float" office:value="12.361">
                <text:p>12.361</text:p>
              </table:table-cell>
              <table:table-cell office:value-type="float" office:value="11.0794">
                <text:p>11.0794</text:p>
              </table:table-cell>
              <table:table-cell office:value-type="float" office:value="9.82401">
                <text:p>9.82401</text:p>
              </table:table-cell>
              <table:table-cell office:value-type="float" office:value="10.2766">
                <text:p>10.2766</text:p>
              </table:table-cell>
            </table:table-row>
            <table:table-row>
              <table:table-cell office:value-type="string">
                <text:p>AKAZE-FREAK</text:p>
                <draw:g>
                  <svg:desc>Sheet1.B8:Sheet1.B8</svg:desc>
                </draw:g>
              </table:table-cell>
              <table:table-cell office:value-type="float" office:value="12.6793">
                <text:p>12.6793</text:p>
                <draw:g>
                  <svg:desc>Sheet1.C8:Sheet1.T8</svg:desc>
                </draw:g>
              </table:table-cell>
              <table:table-cell office:value-type="float" office:value="15.5822">
                <text:p>15.5822</text:p>
              </table:table-cell>
              <table:table-cell office:value-type="float" office:value="14.627">
                <text:p>14.627</text:p>
              </table:table-cell>
              <table:table-cell office:value-type="float" office:value="14.7013">
                <text:p>14.7013</text:p>
              </table:table-cell>
              <table:table-cell office:value-type="float" office:value="16.7048">
                <text:p>16.7048</text:p>
              </table:table-cell>
              <table:table-cell office:value-type="float" office:value="19.9579">
                <text:p>19.9579</text:p>
              </table:table-cell>
              <table:table-cell office:value-type="float" office:value="20.2387">
                <text:p>20.2387</text:p>
              </table:table-cell>
              <table:table-cell office:value-type="float" office:value="15.8643">
                <text:p>15.8643</text:p>
              </table:table-cell>
              <table:table-cell office:value-type="float" office:value="16.8296">
                <text:p>16.8296</text:p>
              </table:table-cell>
              <table:table-cell office:value-type="float" office:value="11.7422">
                <text:p>11.7422</text:p>
              </table:table-cell>
              <table:table-cell office:value-type="float" office:value="12.7132">
                <text:p>12.7132</text:p>
              </table:table-cell>
              <table:table-cell office:value-type="float" office:value="13.7398">
                <text:p>13.7398</text:p>
              </table:table-cell>
              <table:table-cell office:value-type="float" office:value="10.8552">
                <text:p>10.8552</text:p>
              </table:table-cell>
              <table:table-cell office:value-type="float" office:value="10.7217">
                <text:p>10.7217</text:p>
              </table:table-cell>
              <table:table-cell office:value-type="float" office:value="12.1449">
                <text:p>12.1449</text:p>
              </table:table-cell>
              <table:table-cell office:value-type="float" office:value="10.8866">
                <text:p>10.8866</text:p>
              </table:table-cell>
              <table:table-cell office:value-type="float" office:value="9.94375">
                <text:p>9.94375</text:p>
              </table:table-cell>
              <table:table-cell office:value-type="float" office:value="9.45882">
                <text:p>9.45882</text:p>
              </table:table-cell>
            </table:table-row>
            <table:table-row>
              <table:table-cell office:value-type="string">
                <text:p>AKAZE-AKAZE</text:p>
                <draw:g>
                  <svg:desc>Sheet1.B9:Sheet1.B9</svg:desc>
                </draw:g>
              </table:table-cell>
              <table:table-cell office:value-type="float" office:value="12.756">
                <text:p>12.756</text:p>
                <draw:g>
                  <svg:desc>Sheet1.C9:Sheet1.T9</svg:desc>
                </draw:g>
              </table:table-cell>
              <table:table-cell office:value-type="float" office:value="16.1087">
                <text:p>16.1087</text:p>
              </table:table-cell>
              <table:table-cell office:value-type="float" office:value="14.1301">
                <text:p>14.1301</text:p>
              </table:table-cell>
              <table:table-cell office:value-type="float" office:value="15.4105">
                <text:p>15.4105</text:p>
              </table:table-cell>
              <table:table-cell office:value-type="float" office:value="17.2024">
                <text:p>17.2024</text:p>
              </table:table-cell>
              <table:table-cell office:value-type="float" office:value="17.6564">
                <text:p>17.6564</text:p>
              </table:table-cell>
              <table:table-cell office:value-type="float" office:value="17.0648">
                <text:p>17.0648</text:p>
              </table:table-cell>
              <table:table-cell office:value-type="float" office:value="16.9243">
                <text:p>16.9243</text:p>
              </table:table-cell>
              <table:table-cell office:value-type="float" office:value="16.7515">
                <text:p>16.7515</text:p>
              </table:table-cell>
              <table:table-cell office:value-type="float" office:value="11.5924">
                <text:p>11.5924</text:p>
              </table:table-cell>
              <table:table-cell office:value-type="float" office:value="12.5339">
                <text:p>12.5339</text:p>
              </table:table-cell>
              <table:table-cell office:value-type="float" office:value="13.5577">
                <text:p>13.5577</text:p>
              </table:table-cell>
              <table:table-cell office:value-type="float" office:value="11.3682">
                <text:p>11.3682</text:p>
              </table:table-cell>
              <table:table-cell office:value-type="float" office:value="10.9355">
                <text:p>10.9355</text:p>
              </table:table-cell>
              <table:table-cell office:value-type="float" office:value="12.4637">
                <text:p>12.4637</text:p>
              </table:table-cell>
              <table:table-cell office:value-type="float" office:value="10.9213">
                <text:p>10.9213</text:p>
              </table:table-cell>
              <table:table-cell office:value-type="float" office:value="9.63608">
                <text:p>9.63608</text:p>
              </table:table-cell>
              <table:table-cell office:value-type="float" office:value="9.57941">
                <text:p>9.57941</text:p>
              </table:table-cell>
            </table:table-row>
            <table:table-row>
              <table:table-cell office:value-type="string">
                <text:p>AKAZE-SIFT</text:p>
                <draw:g>
                  <svg:desc>Sheet1.B10:Sheet1.B10</svg:desc>
                </draw:g>
              </table:table-cell>
              <table:table-cell office:value-type="float" office:value="12.8782">
                <text:p>12.8782</text:p>
                <draw:g>
                  <svg:desc>Sheet1.C10:Sheet1.T10</svg:desc>
                </draw:g>
              </table:table-cell>
              <table:table-cell office:value-type="float" office:value="16.3684">
                <text:p>16.3684</text:p>
              </table:table-cell>
              <table:table-cell office:value-type="float" office:value="14.5786">
                <text:p>14.5786</text:p>
              </table:table-cell>
              <table:table-cell office:value-type="float" office:value="15.3014">
                <text:p>15.3014</text:p>
              </table:table-cell>
              <table:table-cell office:value-type="float" office:value="17.4614">
                <text:p>17.4614</text:p>
              </table:table-cell>
              <table:table-cell office:value-type="float" office:value="18.5069">
                <text:p>18.5069</text:p>
              </table:table-cell>
              <table:table-cell office:value-type="float" office:value="17.7959">
                <text:p>17.7959</text:p>
              </table:table-cell>
              <table:table-cell office:value-type="float" office:value="16.4656">
                <text:p>16.4656</text:p>
              </table:table-cell>
              <table:table-cell office:value-type="float" office:value="16.6228">
                <text:p>16.6228</text:p>
              </table:table-cell>
              <table:table-cell office:value-type="float" office:value="11.5787">
                <text:p>11.5787</text:p>
              </table:table-cell>
              <table:table-cell office:value-type="float" office:value="12.6089">
                <text:p>12.6089</text:p>
              </table:table-cell>
              <table:table-cell office:value-type="float" office:value="13.6929">
                <text:p>13.6929</text:p>
              </table:table-cell>
              <table:table-cell office:value-type="float" office:value="11.1368">
                <text:p>11.1368</text:p>
              </table:table-cell>
              <table:table-cell office:value-type="float" office:value="10.9461">
                <text:p>10.9461</text:p>
              </table:table-cell>
              <table:table-cell office:value-type="float" office:value="11.9791">
                <text:p>11.9791</text:p>
              </table:table-cell>
              <table:table-cell office:value-type="float" office:value="10.569">
                <text:p>10.569</text:p>
              </table:table-cell>
              <table:table-cell office:value-type="float" office:value="9.66424">
                <text:p>9.66424</text:p>
              </table:table-cell>
              <table:table-cell office:value-type="float" office:value="9.42746">
                <text:p>9.427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529cm" svg:y="0.316cm" chart:style-name="ch2">
          <text:p>FAST detector</text:p>
        </chart:title>
        <chart:legend chart:legend-position="end" svg:x="40.568cm" svg:y="2.956cm" style:legend-expansion="high" chart:style-name="ch3"/>
        <chart:plot-area chart:style-name="ch4" table:cell-range-address="Sheet1.B17:Sheet1.T22" chart:data-source-has-labels="column" svg:x="1.892cm" svg:y="1.275cm" svg:width="37.795cm" svg:height="6.565cm">
          <chartooo:coordinate-region svg:x="2.513cm" svg:y="1.474cm" svg:width="36.987cm" svg:height="5.719cm"/>
          <chart:axis chart:dimension="x" chart:name="primary-x" chart:style-name="ch5">
            <chart:title svg:x="20.07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17:Sheet1.T17" chart:label-cell-address="Sheet1.B17:Sheet1.B17" chart:class="chart:line">
            <chart:data-point chart:repeated="18"/>
          </chart:series>
          <chart:series chart:style-name="ch11" chart:values-cell-range-address="Sheet1.C18:Sheet1.T18" chart:label-cell-address="Sheet1.B18:Sheet1.B18" chart:class="chart:line">
            <chart:data-point chart:repeated="18"/>
          </chart:series>
          <chart:series chart:style-name="ch12" chart:values-cell-range-address="Sheet1.C19:Sheet1.T19" chart:label-cell-address="Sheet1.B19:Sheet1.B19" chart:class="chart:line">
            <chart:data-point chart:repeated="18"/>
          </chart:series>
          <chart:series chart:style-name="ch13" chart:values-cell-range-address="Sheet1.C20:Sheet1.T20" chart:label-cell-address="Sheet1.B20:Sheet1.B20" chart:class="chart:line">
            <chart:data-point chart:repeated="18"/>
          </chart:series>
          <chart:series chart:style-name="ch14" chart:values-cell-range-address="Sheet1.C21:Sheet1.T21" chart:label-cell-address="Sheet1.B21:Sheet1.B21" chart:class="chart:line">
            <chart:data-point chart:repeated="18"/>
          </chart:series>
          <chart:series chart:style-name="ch15" chart:values-cell-range-address="Sheet1.C22:Sheet1.T22" chart:label-cell-address="Sheet1.B22:Sheet1.B22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FAST-BRISK</text:p>
                <draw:g>
                  <svg:desc>Sheet1.B17:Sheet1.B17</svg:desc>
                </draw:g>
              </table:table-cell>
              <table:table-cell office:value-type="float" office:value="12.898">
                <text:p>12.898</text:p>
                <draw:g>
                  <svg:desc>Sheet1.C17:Sheet1.T17</svg:desc>
                </draw:g>
              </table:table-cell>
              <table:table-cell office:value-type="float" office:value="11.2918">
                <text:p>11.2918</text:p>
              </table:table-cell>
              <table:table-cell office:value-type="float" office:value="13.1818">
                <text:p>13.1818</text:p>
              </table:table-cell>
              <table:table-cell office:value-type="float" office:value="13.1467">
                <text:p>13.1467</text:p>
              </table:table-cell>
              <table:table-cell office:value-type="float" office:value="12.4874">
                <text:p>12.4874</text:p>
              </table:table-cell>
              <table:table-cell office:value-type="float" office:value="10.6811">
                <text:p>10.6811</text:p>
              </table:table-cell>
              <table:table-cell office:value-type="float" office:value="8.81576">
                <text:p>8.81576</text:p>
              </table:table-cell>
              <table:table-cell office:value-type="float" office:value="11.4508">
                <text:p>11.4508</text:p>
              </table:table-cell>
              <table:table-cell office:value-type="float" office:value="9.01452">
                <text:p>9.01452</text:p>
              </table:table-cell>
              <table:table-cell office:value-type="float" office:value="9.96717">
                <text:p>9.96717</text:p>
              </table:table-cell>
              <table:table-cell office:value-type="float" office:value="11.1822">
                <text:p>11.1822</text:p>
              </table:table-cell>
              <table:table-cell office:value-type="float" office:value="10.6038">
                <text:p>10.6038</text:p>
              </table:table-cell>
              <table:table-cell office:value-type="float" office:value="9.61098">
                <text:p>9.61098</text:p>
              </table:table-cell>
              <table:table-cell office:value-type="float" office:value="10.4711">
                <text:p>10.4711</text:p>
              </table:table-cell>
              <table:table-cell office:value-type="float" office:value="9.421">
                <text:p>9.421</text:p>
              </table:table-cell>
              <table:table-cell office:value-type="float" office:value="10.9913">
                <text:p>10.9913</text:p>
              </table:table-cell>
              <table:table-cell office:value-type="float" office:value="10.5216">
                <text:p>10.5216</text:p>
              </table:table-cell>
              <table:table-cell office:value-type="float" office:value="12.467">
                <text:p>12.467</text:p>
              </table:table-cell>
            </table:table-row>
            <table:table-row>
              <table:table-cell office:value-type="string">
                <text:p>FAST-BRIEF</text:p>
                <draw:g>
                  <svg:desc>Sheet1.B18:Sheet1.B18</svg:desc>
                </draw:g>
              </table:table-cell>
              <table:table-cell office:value-type="float" office:value="13.1693">
                <text:p>13.1693</text:p>
                <draw:g>
                  <svg:desc>Sheet1.C18:Sheet1.T18</svg:desc>
                </draw:g>
              </table:table-cell>
              <table:table-cell office:value-type="float" office:value="12.4033">
                <text:p>12.4033</text:p>
              </table:table-cell>
              <table:table-cell office:value-type="float" office:value="17.2786">
                <text:p>17.2786</text:p>
              </table:table-cell>
              <table:table-cell office:value-type="float" office:value="13.5146">
                <text:p>13.5146</text:p>
              </table:table-cell>
              <table:table-cell office:value-type="float" office:value="13.8295">
                <text:p>13.8295</text:p>
              </table:table-cell>
              <table:table-cell office:value-type="float" office:value="12.24">
                <text:p>12.24</text:p>
              </table:table-cell>
              <table:table-cell office:value-type="float" office:value="11.8844">
                <text:p>11.8844</text:p>
              </table:table-cell>
              <table:table-cell office:value-type="float" office:value="13.8649">
                <text:p>13.8649</text:p>
              </table:table-cell>
              <table:table-cell office:value-type="float" office:value="10.7945">
                <text:p>10.7945</text:p>
              </table:table-cell>
              <table:table-cell office:value-type="float" office:value="10.4762">
                <text:p>10.4762</text:p>
              </table:table-cell>
              <table:table-cell office:value-type="float" office:value="12.0979">
                <text:p>12.0979</text:p>
              </table:table-cell>
              <table:table-cell office:value-type="float" office:value="11.1683">
                <text:p>11.1683</text:p>
              </table:table-cell>
              <table:table-cell office:value-type="float" office:value="11.6702">
                <text:p>11.6702</text:p>
              </table:table-cell>
              <table:table-cell office:value-type="float" office:value="11.0963">
                <text:p>11.0963</text:p>
              </table:table-cell>
              <table:table-cell office:value-type="float" office:value="10.8875">
                <text:p>10.8875</text:p>
              </table:table-cell>
              <table:table-cell office:value-type="float" office:value="11.3897">
                <text:p>11.3897</text:p>
              </table:table-cell>
              <table:table-cell office:value-type="float" office:value="10.694">
                <text:p>10.694</text:p>
              </table:table-cell>
              <table:table-cell office:value-type="float" office:value="12.0252">
                <text:p>12.0252</text:p>
              </table:table-cell>
            </table:table-row>
            <table:table-row>
              <table:table-cell office:value-type="string">
                <text:p>FAST-ORB</text:p>
                <draw:g>
                  <svg:desc>Sheet1.B19:Sheet1.B19</svg:desc>
                </draw:g>
              </table:table-cell>
              <table:table-cell office:value-type="float" office:value="12.2753">
                <text:p>12.2753</text:p>
                <draw:g>
                  <svg:desc>Sheet1.C19:Sheet1.T19</svg:desc>
                </draw:g>
              </table:table-cell>
              <table:table-cell office:value-type="float" office:value="11.6611">
                <text:p>11.6611</text:p>
              </table:table-cell>
              <table:table-cell office:value-type="float" office:value="12.7549">
                <text:p>12.7549</text:p>
              </table:table-cell>
              <table:table-cell office:value-type="float" office:value="12.8326">
                <text:p>12.8326</text:p>
              </table:table-cell>
              <table:table-cell office:value-type="float" office:value="12.6846">
                <text:p>12.6846</text:p>
              </table:table-cell>
              <table:table-cell office:value-type="float" office:value="11.0145">
                <text:p>11.0145</text:p>
              </table:table-cell>
              <table:table-cell office:value-type="float" office:value="10.6338">
                <text:p>10.6338</text:p>
              </table:table-cell>
              <table:table-cell office:value-type="float" office:value="12.7099">
                <text:p>12.7099</text:p>
              </table:table-cell>
              <table:table-cell office:value-type="float" office:value="10.6727">
                <text:p>10.6727</text:p>
              </table:table-cell>
              <table:table-cell office:value-type="float" office:value="10.5144">
                <text:p>10.5144</text:p>
              </table:table-cell>
              <table:table-cell office:value-type="float" office:value="11.8065">
                <text:p>11.8065</text:p>
              </table:table-cell>
              <table:table-cell office:value-type="float" office:value="10.5327">
                <text:p>10.5327</text:p>
              </table:table-cell>
              <table:table-cell office:value-type="float" office:value="11.7066">
                <text:p>11.7066</text:p>
              </table:table-cell>
              <table:table-cell office:value-type="float" office:value="10.9091">
                <text:p>10.9091</text:p>
              </table:table-cell>
              <table:table-cell office:value-type="float" office:value="10.4486">
                <text:p>10.4486</text:p>
              </table:table-cell>
              <table:table-cell office:value-type="float" office:value="10.977">
                <text:p>10.977</text:p>
              </table:table-cell>
              <table:table-cell office:value-type="float" office:value="11.1393">
                <text:p>11.1393</text:p>
              </table:table-cell>
              <table:table-cell office:value-type="float" office:value="11.6141">
                <text:p>11.6141</text:p>
              </table:table-cell>
            </table:table-row>
            <table:table-row>
              <table:table-cell office:value-type="string">
                <text:p>FAST-FREAK</text:p>
                <draw:g>
                  <svg:desc>Sheet1.B20:Sheet1.B20</svg:desc>
                </draw:g>
              </table:table-cell>
              <table:table-cell office:value-type="float" office:value="12.368">
                <text:p>12.368</text:p>
                <draw:g>
                  <svg:desc>Sheet1.C20:Sheet1.T20</svg:desc>
                </draw:g>
              </table:table-cell>
              <table:table-cell office:value-type="float" office:value="11.9204">
                <text:p>11.9204</text:p>
              </table:table-cell>
              <table:table-cell office:value-type="float" office:value="13.5259">
                <text:p>13.5259</text:p>
              </table:table-cell>
              <table:table-cell office:value-type="float" office:value="13.176">
                <text:p>13.176</text:p>
              </table:table-cell>
              <table:table-cell office:value-type="float" office:value="11.4633">
                <text:p>11.4633</text:p>
              </table:table-cell>
              <table:table-cell office:value-type="float" office:value="10.6761">
                <text:p>10.6761</text:p>
              </table:table-cell>
              <table:table-cell office:value-type="float" office:value="8.97517">
                <text:p>8.97517</text:p>
              </table:table-cell>
              <table:table-cell office:value-type="float" office:value="12.2243">
                <text:p>12.2243</text:p>
              </table:table-cell>
              <table:table-cell office:value-type="float" office:value="10.1045">
                <text:p>10.1045</text:p>
              </table:table-cell>
              <table:table-cell office:value-type="float" office:value="9.91661">
                <text:p>9.91661</text:p>
              </table:table-cell>
              <table:table-cell office:value-type="float" office:value="11.5932">
                <text:p>11.5932</text:p>
              </table:table-cell>
              <table:table-cell office:value-type="float" office:value="11.0928">
                <text:p>11.0928</text:p>
              </table:table-cell>
              <table:table-cell office:value-type="float" office:value="10.6452">
                <text:p>10.6452</text:p>
              </table:table-cell>
              <table:table-cell office:value-type="float" office:value="10.7455">
                <text:p>10.7455</text:p>
              </table:table-cell>
              <table:table-cell office:value-type="float" office:value="10.266">
                <text:p>10.266</text:p>
              </table:table-cell>
              <table:table-cell office:value-type="float" office:value="11.4126">
                <text:p>11.4126</text:p>
              </table:table-cell>
              <table:table-cell office:value-type="float" office:value="10.5768">
                <text:p>10.5768</text:p>
              </table:table-cell>
              <table:table-cell office:value-type="float" office:value="12.2259">
                <text:p>12.2259</text:p>
              </table:table-cell>
            </table:table-row>
            <table:table-row>
              <table:table-cell office:value-type="string">
                <text:p>FAST-AKAZE</text:p>
                <draw:g>
                  <svg:desc>Sheet1.B21:Sheet1.B21</svg:desc>
                </draw:g>
              </table:table-cell>
              <table:table-cell office:value-type="float" office:value="NaN">
                <text:p>NaN</text:p>
                <draw:g>
                  <svg:desc>Sheet1.C21:Sheet1.T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SIFT</text:p>
                <draw:g>
                  <svg:desc>Sheet1.B22:Sheet1.B22</svg:desc>
                </draw:g>
              </table:table-cell>
              <table:table-cell office:value-type="float" office:value="13.1497">
                <text:p>13.1497</text:p>
                <draw:g>
                  <svg:desc>Sheet1.C22:Sheet1.T22</svg:desc>
                </draw:g>
              </table:table-cell>
              <table:table-cell office:value-type="float" office:value="11.8937">
                <text:p>11.8937</text:p>
              </table:table-cell>
              <table:table-cell office:value-type="float" office:value="17.345">
                <text:p>17.345</text:p>
              </table:table-cell>
              <table:table-cell office:value-type="float" office:value="13.8308">
                <text:p>13.8308</text:p>
              </table:table-cell>
              <table:table-cell office:value-type="float" office:value="14.9903">
                <text:p>14.9903</text:p>
              </table:table-cell>
              <table:table-cell office:value-type="float" office:value="11.8956">
                <text:p>11.8956</text:p>
              </table:table-cell>
              <table:table-cell office:value-type="float" office:value="11.4284">
                <text:p>11.4284</text:p>
              </table:table-cell>
              <table:table-cell office:value-type="float" office:value="14.3218">
                <text:p>14.3218</text:p>
              </table:table-cell>
              <table:table-cell office:value-type="float" office:value="11.0249">
                <text:p>11.0249</text:p>
              </table:table-cell>
              <table:table-cell office:value-type="float" office:value="11.0683">
                <text:p>11.0683</text:p>
              </table:table-cell>
              <table:table-cell office:value-type="float" office:value="11.9881">
                <text:p>11.9881</text:p>
              </table:table-cell>
              <table:table-cell office:value-type="float" office:value="10.8561">
                <text:p>10.8561</text:p>
              </table:table-cell>
              <table:table-cell office:value-type="float" office:value="11.7065">
                <text:p>11.7065</text:p>
              </table:table-cell>
              <table:table-cell office:value-type="float" office:value="11.0036">
                <text:p>11.0036</text:p>
              </table:table-cell>
              <table:table-cell office:value-type="float" office:value="10.4125">
                <text:p>10.4125</text:p>
              </table:table-cell>
              <table:table-cell office:value-type="float" office:value="11.3782">
                <text:p>11.3782</text:p>
              </table:table-cell>
              <table:table-cell office:value-type="float" office:value="10.6084">
                <text:p>10.6084</text:p>
              </table:table-cell>
              <table:table-cell office:value-type="float" office:value="11.1729">
                <text:p>11.1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423cm" svg:y="0.316cm" chart:style-name="ch2">
          <text:p>BRISK detector</text:p>
        </chart:title>
        <chart:legend chart:legend-position="end" svg:x="40.41cm" svg:y="2.956cm" style:legend-expansion="high" chart:style-name="ch3"/>
        <chart:plot-area chart:style-name="ch4" table:cell-range-address="Sheet1.B11:Sheet1.T16" chart:data-source-has-labels="column" svg:x="1.892cm" svg:y="1.275cm" svg:width="37.637cm" svg:height="6.565cm">
          <chartooo:coordinate-region svg:x="2.513cm" svg:y="1.474cm" svg:width="36.829cm" svg:height="5.719cm"/>
          <chart:axis chart:dimension="x" chart:name="primary-x" chart:style-name="ch5">
            <chart:title svg:x="19.991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11:Sheet1.T11" chart:label-cell-address="Sheet1.B11:Sheet1.B11" chart:class="chart:line">
            <chart:data-point chart:repeated="18"/>
          </chart:series>
          <chart:series chart:style-name="ch11" chart:values-cell-range-address="Sheet1.C12:Sheet1.T12" chart:label-cell-address="Sheet1.B12:Sheet1.B12" chart:class="chart:line">
            <chart:data-point chart:repeated="18"/>
          </chart:series>
          <chart:series chart:style-name="ch12" chart:values-cell-range-address="Sheet1.C13:Sheet1.T13" chart:label-cell-address="Sheet1.B13:Sheet1.B13" chart:class="chart:line">
            <chart:data-point chart:repeated="18"/>
          </chart:series>
          <chart:series chart:style-name="ch13" chart:values-cell-range-address="Sheet1.C14:Sheet1.T14" chart:label-cell-address="Sheet1.B14:Sheet1.B14" chart:class="chart:line">
            <chart:data-point chart:repeated="18"/>
          </chart:series>
          <chart:series chart:style-name="ch14" chart:values-cell-range-address="Sheet1.C15:Sheet1.T15" chart:label-cell-address="Sheet1.B15:Sheet1.B15" chart:class="chart:line">
            <chart:data-point chart:repeated="18"/>
          </chart:series>
          <chart:series chart:style-name="ch15" chart:values-cell-range-address="Sheet1.C16:Sheet1.T16" chart:label-cell-address="Sheet1.B16:Sheet1.B16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BRISK-BRISK</text:p>
                <draw:g>
                  <svg:desc>Sheet1.B11:Sheet1.B11</svg:desc>
                </draw:g>
              </table:table-cell>
              <table:table-cell office:value-type="float" office:value="13.3715">
                <text:p>13.3715</text:p>
                <draw:g>
                  <svg:desc>Sheet1.C11:Sheet1.T11</svg:desc>
                </draw:g>
              </table:table-cell>
              <table:table-cell office:value-type="float" office:value="20.5059">
                <text:p>20.5059</text:p>
              </table:table-cell>
              <table:table-cell office:value-type="float" office:value="14.5838">
                <text:p>14.5838</text:p>
              </table:table-cell>
              <table:table-cell office:value-type="float" office:value="15.8779">
                <text:p>15.8779</text:p>
              </table:table-cell>
              <table:table-cell office:value-type="float" office:value="26.9409">
                <text:p>26.9409</text:p>
              </table:table-cell>
              <table:table-cell office:value-type="float" office:value="29.691">
                <text:p>29.691</text:p>
              </table:table-cell>
              <table:table-cell office:value-type="float" office:value="18.0602">
                <text:p>18.0602</text:p>
              </table:table-cell>
              <table:table-cell office:value-type="float" office:value="18.252">
                <text:p>18.252</text:p>
              </table:table-cell>
              <table:table-cell office:value-type="float" office:value="15.3303">
                <text:p>15.3303</text:p>
              </table:table-cell>
              <table:table-cell office:value-type="float" office:value="13.7919">
                <text:p>13.7919</text:p>
              </table:table-cell>
              <table:table-cell office:value-type="float" office:value="13.0052">
                <text:p>13.0052</text:p>
              </table:table-cell>
              <table:table-cell office:value-type="float" office:value="11.6084">
                <text:p>11.6084</text:p>
              </table:table-cell>
              <table:table-cell office:value-type="float" office:value="11.7233">
                <text:p>11.7233</text:p>
              </table:table-cell>
              <table:table-cell office:value-type="float" office:value="12.3547">
                <text:p>12.3547</text:p>
              </table:table-cell>
              <table:table-cell office:value-type="float" office:value="12.7594">
                <text:p>12.7594</text:p>
              </table:table-cell>
              <table:table-cell office:value-type="float" office:value="11.7066">
                <text:p>11.7066</text:p>
              </table:table-cell>
              <table:table-cell office:value-type="float" office:value="8.86484">
                <text:p>8.86484</text:p>
              </table:table-cell>
              <table:table-cell office:value-type="float" office:value="12.222">
                <text:p>12.222</text:p>
              </table:table-cell>
            </table:table-row>
            <table:table-row>
              <table:table-cell office:value-type="string">
                <text:p>BRISK-BRIEF</text:p>
                <draw:g>
                  <svg:desc>Sheet1.B12:Sheet1.B12</svg:desc>
                </draw:g>
              </table:table-cell>
              <table:table-cell office:value-type="float" office:value="13.7677">
                <text:p>13.7677</text:p>
                <draw:g>
                  <svg:desc>Sheet1.C12:Sheet1.T12</svg:desc>
                </draw:g>
              </table:table-cell>
              <table:table-cell office:value-type="float" office:value="20.7009">
                <text:p>20.7009</text:p>
              </table:table-cell>
              <table:table-cell office:value-type="float" office:value="13.4982">
                <text:p>13.4982</text:p>
              </table:table-cell>
              <table:table-cell office:value-type="float" office:value="21.0683">
                <text:p>21.0683</text:p>
              </table:table-cell>
              <table:table-cell office:value-type="float" office:value="18.7697">
                <text:p>18.7697</text:p>
              </table:table-cell>
              <table:table-cell office:value-type="float" office:value="35.9337">
                <text:p>35.9337</text:p>
              </table:table-cell>
              <table:table-cell office:value-type="float" office:value="18.3382">
                <text:p>18.3382</text:p>
              </table:table-cell>
              <table:table-cell office:value-type="float" office:value="18.7697">
                <text:p>18.7697</text:p>
              </table:table-cell>
              <table:table-cell office:value-type="float" office:value="16.5401">
                <text:p>16.5401</text:p>
              </table:table-cell>
              <table:table-cell office:value-type="float" office:value="13.8178">
                <text:p>13.8178</text:p>
              </table:table-cell>
              <table:table-cell office:value-type="float" office:value="17.6711">
                <text:p>17.6711</text:p>
              </table:table-cell>
              <table:table-cell office:value-type="float" office:value="15.4095">
                <text:p>15.4095</text:p>
              </table:table-cell>
              <table:table-cell office:value-type="float" office:value="12.3596">
                <text:p>12.3596</text:p>
              </table:table-cell>
              <table:table-cell office:value-type="float" office:value="13.5218">
                <text:p>13.5218</text:p>
              </table:table-cell>
              <table:table-cell office:value-type="float" office:value="10.695">
                <text:p>10.695</text:p>
              </table:table-cell>
              <table:table-cell office:value-type="float" office:value="12.1208">
                <text:p>12.1208</text:p>
              </table:table-cell>
              <table:table-cell office:value-type="float" office:value="10.6556">
                <text:p>10.6556</text:p>
              </table:table-cell>
              <table:table-cell office:value-type="float" office:value="13.1282">
                <text:p>13.1282</text:p>
              </table:table-cell>
            </table:table-row>
            <table:table-row>
              <table:table-cell office:value-type="string">
                <text:p>BRISK-ORB</text:p>
                <draw:g>
                  <svg:desc>Sheet1.B13:Sheet1.B13</svg:desc>
                </draw:g>
              </table:table-cell>
              <table:table-cell office:value-type="float" office:value="14.1233">
                <text:p>14.1233</text:p>
                <draw:g>
                  <svg:desc>Sheet1.C13:Sheet1.T13</svg:desc>
                </draw:g>
              </table:table-cell>
              <table:table-cell office:value-type="float" office:value="20.6002">
                <text:p>20.6002</text:p>
              </table:table-cell>
              <table:table-cell office:value-type="float" office:value="15.7085">
                <text:p>15.7085</text:p>
              </table:table-cell>
              <table:table-cell office:value-type="float" office:value="17.8955">
                <text:p>17.8955</text:p>
              </table:table-cell>
              <table:table-cell office:value-type="float" office:value="20.6987">
                <text:p>20.6987</text:p>
              </table:table-cell>
              <table:table-cell office:value-type="float" office:value="32.3639">
                <text:p>32.3639</text:p>
              </table:table-cell>
              <table:table-cell office:value-type="float" office:value="13.9227">
                <text:p>13.9227</text:p>
              </table:table-cell>
              <table:table-cell office:value-type="float" office:value="18.3653">
                <text:p>18.3653</text:p>
              </table:table-cell>
              <table:table-cell office:value-type="float" office:value="16.5198">
                <text:p>16.5198</text:p>
              </table:table-cell>
              <table:table-cell office:value-type="float" office:value="13.2927">
                <text:p>13.2927</text:p>
              </table:table-cell>
              <table:table-cell office:value-type="float" office:value="12.7254">
                <text:p>12.7254</text:p>
              </table:table-cell>
              <table:table-cell office:value-type="float" office:value="12.3307">
                <text:p>12.3307</text:p>
              </table:table-cell>
              <table:table-cell office:value-type="float" office:value="14.8391">
                <text:p>14.8391</text:p>
              </table:table-cell>
              <table:table-cell office:value-type="float" office:value="13.3561">
                <text:p>13.3561</text:p>
              </table:table-cell>
              <table:table-cell office:value-type="float" office:value="13.5759">
                <text:p>13.5759</text:p>
              </table:table-cell>
              <table:table-cell office:value-type="float" office:value="11.237">
                <text:p>11.237</text:p>
              </table:table-cell>
              <table:table-cell office:value-type="float" office:value="9.99547">
                <text:p>9.99547</text:p>
              </table:table-cell>
              <table:table-cell office:value-type="float" office:value="12.9503">
                <text:p>12.9503</text:p>
              </table:table-cell>
            </table:table-row>
            <table:table-row>
              <table:table-cell office:value-type="string">
                <text:p>BRISK-FREAK</text:p>
                <draw:g>
                  <svg:desc>Sheet1.B14:Sheet1.B14</svg:desc>
                </draw:g>
              </table:table-cell>
              <table:table-cell office:value-type="float" office:value="14.7569">
                <text:p>14.7569</text:p>
                <draw:g>
                  <svg:desc>Sheet1.C14:Sheet1.T14</svg:desc>
                </draw:g>
              </table:table-cell>
              <table:table-cell office:value-type="float" office:value="18.2959">
                <text:p>18.2959</text:p>
              </table:table-cell>
              <table:table-cell office:value-type="float" office:value="14.1727">
                <text:p>14.1727</text:p>
              </table:table-cell>
              <table:table-cell office:value-type="float" office:value="13.232">
                <text:p>13.232</text:p>
              </table:table-cell>
              <table:table-cell office:value-type="float" office:value="22.159">
                <text:p>22.159</text:p>
              </table:table-cell>
              <table:table-cell office:value-type="float" office:value="30.4343">
                <text:p>30.4343</text:p>
              </table:table-cell>
              <table:table-cell office:value-type="float" office:value="13.9956">
                <text:p>13.9956</text:p>
              </table:table-cell>
              <table:table-cell office:value-type="float" office:value="18.6431">
                <text:p>18.6431</text:p>
              </table:table-cell>
              <table:table-cell office:value-type="float" office:value="17.8988">
                <text:p>17.8988</text:p>
              </table:table-cell>
              <table:table-cell office:value-type="float" office:value="12.0106">
                <text:p>12.0106</text:p>
              </table:table-cell>
              <table:table-cell office:value-type="float" office:value="12.7745">
                <text:p>12.7745</text:p>
              </table:table-cell>
              <table:table-cell office:value-type="float" office:value="10.693">
                <text:p>10.693</text:p>
              </table:table-cell>
              <table:table-cell office:value-type="float" office:value="13.3165">
                <text:p>13.3165</text:p>
              </table:table-cell>
              <table:table-cell office:value-type="float" office:value="13.102">
                <text:p>13.102</text:p>
              </table:table-cell>
              <table:table-cell office:value-type="float" office:value="13.3519">
                <text:p>13.3519</text:p>
              </table:table-cell>
              <table:table-cell office:value-type="float" office:value="10.5444">
                <text:p>10.5444</text:p>
              </table:table-cell>
              <table:table-cell office:value-type="float" office:value="9.0831">
                <text:p>9.0831</text:p>
              </table:table-cell>
              <table:table-cell office:value-type="float" office:value="12.8445">
                <text:p>12.8445</text:p>
              </table:table-cell>
            </table:table-row>
            <table:table-row>
              <table:table-cell office:value-type="string">
                <text:p>BRISK-AKAZE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T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SIFT</text:p>
                <draw:g>
                  <svg:desc>Sheet1.B16:Sheet1.B16</svg:desc>
                </draw:g>
              </table:table-cell>
              <table:table-cell office:value-type="float" office:value="12.727">
                <text:p>12.727</text:p>
                <draw:g>
                  <svg:desc>Sheet1.C16:Sheet1.T16</svg:desc>
                </draw:g>
              </table:table-cell>
              <table:table-cell office:value-type="float" office:value="17.4898">
                <text:p>17.4898</text:p>
              </table:table-cell>
              <table:table-cell office:value-type="float" office:value="15.7913">
                <text:p>15.7913</text:p>
              </table:table-cell>
              <table:table-cell office:value-type="float" office:value="14.2118">
                <text:p>14.2118</text:p>
              </table:table-cell>
              <table:table-cell office:value-type="float" office:value="25.5059">
                <text:p>25.5059</text:p>
              </table:table-cell>
              <table:table-cell office:value-type="float" office:value="19.9058">
                <text:p>19.9058</text:p>
              </table:table-cell>
              <table:table-cell office:value-type="float" office:value="13.2278">
                <text:p>13.2278</text:p>
              </table:table-cell>
              <table:table-cell office:value-type="float" office:value="16.0324">
                <text:p>16.0324</text:p>
              </table:table-cell>
              <table:table-cell office:value-type="float" office:value="13.3882">
                <text:p>13.3882</text:p>
              </table:table-cell>
              <table:table-cell office:value-type="float" office:value="13.4847">
                <text:p>13.4847</text:p>
              </table:table-cell>
              <table:table-cell office:value-type="float" office:value="11.6268">
                <text:p>11.6268</text:p>
              </table:table-cell>
              <table:table-cell office:value-type="float" office:value="12.1394">
                <text:p>12.1394</text:p>
              </table:table-cell>
              <table:table-cell office:value-type="float" office:value="12.5249">
                <text:p>12.5249</text:p>
              </table:table-cell>
              <table:table-cell office:value-type="float" office:value="12.7307">
                <text:p>12.7307</text:p>
              </table:table-cell>
              <table:table-cell office:value-type="float" office:value="11.3697">
                <text:p>11.3697</text:p>
              </table:table-cell>
              <table:table-cell office:value-type="float" office:value="9.89414">
                <text:p>9.89414</text:p>
              </table:table-cell>
              <table:table-cell office:value-type="float" office:value="9.55472">
                <text:p>9.55472</text:p>
              </table:table-cell>
              <table:table-cell office:value-type="float" office:value="12.3725">
                <text:p>12.37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251cm" svg:y="0.316cm" chart:style-name="ch2">
          <text:p>HARRIS detector</text:p>
        </chart:title>
        <chart:legend chart:legend-position="end" svg:x="40.172cm" svg:y="2.956cm" style:legend-expansion="high" chart:style-name="ch3"/>
        <chart:plot-area chart:style-name="ch4" table:cell-range-address="Sheet1.B23:Sheet1.T28" chart:data-source-has-labels="column" svg:x="1.892cm" svg:y="1.275cm" svg:width="37.399cm" svg:height="6.565cm">
          <chartooo:coordinate-region svg:x="2.513cm" svg:y="1.474cm" svg:width="36.405cm" svg:height="5.719cm"/>
          <chart:axis chart:dimension="x" chart:name="primary-x" chart:style-name="ch5">
            <chart:title svg:x="19.872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23:Sheet1.T23" chart:label-cell-address="Sheet1.B23:Sheet1.B23" chart:class="chart:line">
            <chart:data-point chart:repeated="18"/>
          </chart:series>
          <chart:series chart:style-name="ch11" chart:values-cell-range-address="Sheet1.C24:Sheet1.T24" chart:label-cell-address="Sheet1.B24:Sheet1.B24" chart:class="chart:line">
            <chart:data-point chart:repeated="18"/>
          </chart:series>
          <chart:series chart:style-name="ch12" chart:values-cell-range-address="Sheet1.C25:Sheet1.T25" chart:label-cell-address="Sheet1.B25:Sheet1.B25" chart:class="chart:line">
            <chart:data-point chart:repeated="18"/>
          </chart:series>
          <chart:series chart:style-name="ch13" chart:values-cell-range-address="Sheet1.C26:Sheet1.T26" chart:label-cell-address="Sheet1.B26:Sheet1.B26" chart:class="chart:line">
            <chart:data-point chart:repeated="18"/>
          </chart:series>
          <chart:series chart:style-name="ch14" chart:values-cell-range-address="Sheet1.C27:Sheet1.T27" chart:label-cell-address="Sheet1.B27:Sheet1.B27" chart:class="chart:line">
            <chart:data-point chart:repeated="18"/>
          </chart:series>
          <chart:series chart:style-name="ch15" chart:values-cell-range-address="Sheet1.C28:Sheet1.T28" chart:label-cell-address="Sheet1.B28:Sheet1.B28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HARRIS-BRISK</text:p>
                <draw:g>
                  <svg:desc>Sheet1.B23:Sheet1.B23</svg:desc>
                </draw:g>
              </table:table-cell>
              <table:table-cell office:value-type="float" office:value="NaN">
                <text:p>NaN</text:p>
                <draw:g>
                  <svg:desc>Sheet1.C23:Sheet1.T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89.8332">
                <text:p>89.8332</text:p>
              </table:table-cell>
              <table:table-cell office:value-type="float" office:value="11.3758">
                <text:p>11.3758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BRIEF</text:p>
                <draw:g>
                  <svg:desc>Sheet1.B24:Sheet1.B24</svg:desc>
                </draw:g>
              </table:table-cell>
              <table:table-cell office:value-type="float" office:value="NaN">
                <text:p>NaN</text:p>
                <draw:g>
                  <svg:desc>Sheet1.C24:Sheet1.T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ORB</text:p>
                <draw:g>
                  <svg:desc>Sheet1.B25:Sheet1.B25</svg:desc>
                </draw:g>
              </table:table-cell>
              <table:table-cell office:value-type="float" office:value="NaN">
                <text:p>NaN</text:p>
                <draw:g>
                  <svg:desc>Sheet1.C25:Sheet1.T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85828">
                <text:p>5.85828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FREAK</text:p>
                <draw:g>
                  <svg:desc>Sheet1.B26:Sheet1.B26</svg:desc>
                </draw:g>
              </table:table-cell>
              <table:table-cell office:value-type="float" office:value="NaN">
                <text:p>NaN</text:p>
                <draw:g>
                  <svg:desc>Sheet1.C26:Sheet1.T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39.584">
                <text:p>39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8435">
                <text:p>9.2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702">
                <text:p>6.6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AKAZE</text:p>
                <draw:g>
                  <svg:desc>Sheet1.B27:Sheet1.B27</svg:desc>
                </draw:g>
              </table:table-cell>
              <table:table-cell office:value-type="float" office:value="NaN">
                <text:p>NaN</text:p>
                <draw:g>
                  <svg:desc>Sheet1.C27:Sheet1.T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SIFT</text:p>
                <draw:g>
                  <svg:desc>Sheet1.B28:Sheet1.B28</svg:desc>
                </draw:g>
              </table:table-cell>
              <table:table-cell office:value-type="float" office:value="NaN">
                <text:p>NaN</text:p>
                <draw:g>
                  <svg:desc>Sheet1.C28:Sheet1.T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19.868cm" svg:y="0.316cm" chart:style-name="ch2">
          <text:p>SHITOMASI detector</text:p>
        </chart:title>
        <chart:legend chart:legend-position="end" svg:x="39.537cm" svg:y="2.956cm" style:legend-expansion="high" chart:style-name="ch3"/>
        <chart:plot-area chart:style-name="ch4" table:cell-range-address="Sheet1.B35:Sheet1.T40" chart:data-source-has-labels="column" svg:x="1.892cm" svg:y="1.275cm" svg:width="36.764cm" svg:height="6.565cm">
          <chartooo:coordinate-region svg:x="2.513cm" svg:y="1.474cm" svg:width="35.956cm" svg:height="5.719cm"/>
          <chart:axis chart:dimension="x" chart:name="primary-x" chart:style-name="ch5">
            <chart:title svg:x="19.555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35:Sheet1.T35" chart:label-cell-address="Sheet1.B35:Sheet1.B35" chart:class="chart:line">
            <chart:data-point chart:repeated="18"/>
          </chart:series>
          <chart:series chart:style-name="ch11" chart:values-cell-range-address="Sheet1.C36:Sheet1.T36" chart:label-cell-address="Sheet1.B36:Sheet1.B36" chart:class="chart:line">
            <chart:data-point chart:repeated="18"/>
          </chart:series>
          <chart:series chart:style-name="ch12" chart:values-cell-range-address="Sheet1.C37:Sheet1.T37" chart:label-cell-address="Sheet1.B37:Sheet1.B37" chart:class="chart:line">
            <chart:data-point chart:repeated="18"/>
          </chart:series>
          <chart:series chart:style-name="ch13" chart:values-cell-range-address="Sheet1.C38:Sheet1.T38" chart:label-cell-address="Sheet1.B38:Sheet1.B38" chart:class="chart:line">
            <chart:data-point chart:repeated="18"/>
          </chart:series>
          <chart:series chart:style-name="ch14" chart:values-cell-range-address="Sheet1.C39:Sheet1.T39" chart:label-cell-address="Sheet1.B39:Sheet1.B39" chart:class="chart:line">
            <chart:data-point chart:repeated="18"/>
          </chart:series>
          <chart:series chart:style-name="ch15" chart:values-cell-range-address="Sheet1.C40:Sheet1.T40" chart:label-cell-address="Sheet1.B40:Sheet1.B40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SHITOMASI-BRISK</text:p>
                <draw:g>
                  <svg:desc>Sheet1.B35:Sheet1.B35</svg:desc>
                </draw:g>
              </table:table-cell>
              <table:table-cell office:value-type="float" office:value="13.8195">
                <text:p>13.8195</text:p>
                <draw:g>
                  <svg:desc>Sheet1.C35:Sheet1.T35</svg:desc>
                </draw:g>
              </table:table-cell>
              <table:table-cell office:value-type="float" office:value="11.8255">
                <text:p>11.8255</text:p>
              </table:table-cell>
              <table:table-cell office:value-type="float" office:value="14.3496">
                <text:p>14.3496</text:p>
              </table:table-cell>
              <table:table-cell office:value-type="float" office:value="11.7579">
                <text:p>11.7579</text:p>
              </table:table-cell>
              <table:table-cell office:value-type="float" office:value="12.4657">
                <text:p>12.4657</text:p>
              </table:table-cell>
              <table:table-cell office:value-type="float" office:value="16.9518">
                <text:p>16.9518</text:p>
              </table:table-cell>
              <table:table-cell office:value-type="float" office:value="9.82506">
                <text:p>9.82506</text:p>
              </table:table-cell>
              <table:table-cell office:value-type="float" office:value="11.8381">
                <text:p>11.8381</text:p>
              </table:table-cell>
              <table:table-cell office:value-type="float" office:value="9.92654">
                <text:p>9.92654</text:p>
              </table:table-cell>
              <table:table-cell office:value-type="float" office:value="7.07161">
                <text:p>7.07161</text:p>
              </table:table-cell>
              <table:table-cell office:value-type="float" office:value="11.0196">
                <text:p>11.0196</text:p>
              </table:table-cell>
              <table:table-cell office:value-type="float" office:value="10.4119">
                <text:p>10.4119</text:p>
              </table:table-cell>
              <table:table-cell office:value-type="float" office:value="11.541">
                <text:p>11.541</text:p>
              </table:table-cell>
              <table:table-cell office:value-type="float" office:value="8.79728">
                <text:p>8.79728</text:p>
              </table:table-cell>
              <table:table-cell office:value-type="float" office:value="8.69205">
                <text:p>8.69205</text:p>
              </table:table-cell>
              <table:table-cell office:value-type="float" office:value="8.61374">
                <text:p>8.61374</text:p>
              </table:table-cell>
              <table:table-cell office:value-type="float" office:value="11.1869">
                <text:p>11.1869</text:p>
              </table:table-cell>
              <table:table-cell office:value-type="float" office:value="10.7261">
                <text:p>10.7261</text:p>
              </table:table-cell>
            </table:table-row>
            <table:table-row>
              <table:table-cell office:value-type="string">
                <text:p>SHITOMASI-BRIEF</text:p>
                <draw:g>
                  <svg:desc>Sheet1.B36:Sheet1.B36</svg:desc>
                </draw:g>
              </table:table-cell>
              <table:table-cell office:value-type="float" office:value="13.813">
                <text:p>13.813</text:p>
                <draw:g>
                  <svg:desc>Sheet1.C36:Sheet1.T36</svg:desc>
                </draw:g>
              </table:table-cell>
              <table:table-cell office:value-type="float" office:value="13.1521">
                <text:p>13.1521</text:p>
              </table:table-cell>
              <table:table-cell office:value-type="float" office:value="14.2376">
                <text:p>14.2376</text:p>
              </table:table-cell>
              <table:table-cell office:value-type="float" office:value="12.7779">
                <text:p>12.7779</text:p>
              </table:table-cell>
              <table:table-cell office:value-type="float" office:value="12.6965">
                <text:p>12.6965</text:p>
              </table:table-cell>
              <table:table-cell office:value-type="float" office:value="13.7279">
                <text:p>13.7279</text:p>
              </table:table-cell>
              <table:table-cell office:value-type="float" office:value="12.2772">
                <text:p>12.2772</text:p>
              </table:table-cell>
              <table:table-cell office:value-type="float" office:value="13.7991">
                <text:p>13.7991</text:p>
              </table:table-cell>
              <table:table-cell office:value-type="float" office:value="10.9298">
                <text:p>10.9298</text:p>
              </table:table-cell>
              <table:table-cell office:value-type="float" office:value="8.34863">
                <text:p>8.34863</text:p>
              </table:table-cell>
              <table:table-cell office:value-type="float" office:value="11.3675">
                <text:p>11.3675</text:p>
              </table:table-cell>
              <table:table-cell office:value-type="float" office:value="11.2204">
                <text:p>11.2204</text:p>
              </table:table-cell>
              <table:table-cell office:value-type="float" office:value="12.1803">
                <text:p>12.1803</text:p>
              </table:table-cell>
              <table:table-cell office:value-type="float" office:value="9.77292">
                <text:p>9.77292</text:p>
              </table:table-cell>
              <table:table-cell office:value-type="float" office:value="11.8521">
                <text:p>11.8521</text:p>
              </table:table-cell>
              <table:table-cell office:value-type="float" office:value="10.5687">
                <text:p>10.5687</text:p>
              </table:table-cell>
              <table:table-cell office:value-type="float" office:value="10.9623">
                <text:p>10.9623</text:p>
              </table:table-cell>
              <table:table-cell office:value-type="float" office:value="9.22727">
                <text:p>9.22727</text:p>
              </table:table-cell>
            </table:table-row>
            <table:table-row>
              <table:table-cell office:value-type="string">
                <text:p>SHITOMASI-ORB</text:p>
                <draw:g>
                  <svg:desc>Sheet1.B37:Sheet1.B37</svg:desc>
                </draw:g>
              </table:table-cell>
              <table:table-cell office:value-type="float" office:value="13.6661">
                <text:p>13.6661</text:p>
                <draw:g>
                  <svg:desc>Sheet1.C37:Sheet1.T37</svg:desc>
                </draw:g>
              </table:table-cell>
              <table:table-cell office:value-type="float" office:value="12.189">
                <text:p>12.189</text:p>
              </table:table-cell>
              <table:table-cell office:value-type="float" office:value="13.4048">
                <text:p>13.4048</text:p>
              </table:table-cell>
              <table:table-cell office:value-type="float" office:value="11.5035">
                <text:p>11.5035</text:p>
              </table:table-cell>
              <table:table-cell office:value-type="float" office:value="12.5645">
                <text:p>12.5645</text:p>
              </table:table-cell>
              <table:table-cell office:value-type="float" office:value="12.166">
                <text:p>12.166</text:p>
              </table:table-cell>
              <table:table-cell office:value-type="float" office:value="10.8378">
                <text:p>10.8378</text:p>
              </table:table-cell>
              <table:table-cell office:value-type="float" office:value="12.8338">
                <text:p>12.8338</text:p>
              </table:table-cell>
              <table:table-cell office:value-type="float" office:value="9.99867">
                <text:p>9.99867</text:p>
              </table:table-cell>
              <table:table-cell office:value-type="float" office:value="8.17562">
                <text:p>8.17562</text:p>
              </table:table-cell>
              <table:table-cell office:value-type="float" office:value="11.0543">
                <text:p>11.0543</text:p>
              </table:table-cell>
              <table:table-cell office:value-type="float" office:value="11.2716">
                <text:p>11.2716</text:p>
              </table:table-cell>
              <table:table-cell office:value-type="float" office:value="12.3607">
                <text:p>12.3607</text:p>
              </table:table-cell>
              <table:table-cell office:value-type="float" office:value="9.77292">
                <text:p>9.77292</text:p>
              </table:table-cell>
              <table:table-cell office:value-type="float" office:value="10.6503">
                <text:p>10.6503</text:p>
              </table:table-cell>
              <table:table-cell office:value-type="float" office:value="10.7161">
                <text:p>10.7161</text:p>
              </table:table-cell>
              <table:table-cell office:value-type="float" office:value="10.7149">
                <text:p>10.7149</text:p>
              </table:table-cell>
              <table:table-cell office:value-type="float" office:value="8.22205">
                <text:p>8.22205</text:p>
              </table:table-cell>
            </table:table-row>
            <table:table-row>
              <table:table-cell office:value-type="string">
                <text:p>SHITOMASI-FREAK</text:p>
                <draw:g>
                  <svg:desc>Sheet1.B38:Sheet1.B38</svg:desc>
                </draw:g>
              </table:table-cell>
              <table:table-cell office:value-type="float" office:value="13.0861">
                <text:p>13.0861</text:p>
                <draw:g>
                  <svg:desc>Sheet1.C38:Sheet1.T38</svg:desc>
                </draw:g>
              </table:table-cell>
              <table:table-cell office:value-type="float" office:value="12.5268">
                <text:p>12.5268</text:p>
              </table:table-cell>
              <table:table-cell office:value-type="float" office:value="12.6971">
                <text:p>12.6971</text:p>
              </table:table-cell>
              <table:table-cell office:value-type="float" office:value="12.083">
                <text:p>12.083</text:p>
              </table:table-cell>
              <table:table-cell office:value-type="float" office:value="12.2751">
                <text:p>12.2751</text:p>
              </table:table-cell>
              <table:table-cell office:value-type="float" office:value="12.8225">
                <text:p>12.8225</text:p>
              </table:table-cell>
              <table:table-cell office:value-type="float" office:value="10.8923">
                <text:p>10.8923</text:p>
              </table:table-cell>
              <table:table-cell office:value-type="float" office:value="11.7723">
                <text:p>11.7723</text:p>
              </table:table-cell>
              <table:table-cell office:value-type="float" office:value="10.9861">
                <text:p>10.9861</text:p>
              </table:table-cell>
              <table:table-cell office:value-type="float" office:value="9.5849">
                <text:p>9.5849</text:p>
              </table:table-cell>
              <table:table-cell office:value-type="float" office:value="11.197">
                <text:p>11.197</text:p>
              </table:table-cell>
              <table:table-cell office:value-type="float" office:value="11.2737">
                <text:p>11.2737</text:p>
              </table:table-cell>
              <table:table-cell office:value-type="float" office:value="12.9412">
                <text:p>12.9412</text:p>
              </table:table-cell>
              <table:table-cell office:value-type="float" office:value="8.42804">
                <text:p>8.42804</text:p>
              </table:table-cell>
              <table:table-cell office:value-type="float" office:value="10.5005">
                <text:p>10.5005</text:p>
              </table:table-cell>
              <table:table-cell office:value-type="float" office:value="9.94867">
                <text:p>9.94867</text:p>
              </table:table-cell>
              <table:table-cell office:value-type="float" office:value="11.2815">
                <text:p>11.2815</text:p>
              </table:table-cell>
              <table:table-cell office:value-type="float" office:value="10.4528">
                <text:p>10.4528</text:p>
              </table:table-cell>
            </table:table-row>
            <table:table-row>
              <table:table-cell office:value-type="string">
                <text:p>SHITOMASI-AKAZE</text:p>
                <draw:g>
                  <svg:desc>Sheet1.B39:Sheet1.B39</svg:desc>
                </draw:g>
              </table:table-cell>
              <table:table-cell office:value-type="float" office:value="NaN">
                <text:p>NaN</text:p>
                <draw:g>
                  <svg:desc>Sheet1.C39:Sheet1.T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SIFT</text:p>
                <draw:g>
                  <svg:desc>Sheet1.B40:Sheet1.B40</svg:desc>
                </draw:g>
              </table:table-cell>
              <table:table-cell office:value-type="float" office:value="13.813">
                <text:p>13.813</text:p>
                <draw:g>
                  <svg:desc>Sheet1.C40:Sheet1.T40</svg:desc>
                </draw:g>
              </table:table-cell>
              <table:table-cell office:value-type="float" office:value="13.2121">
                <text:p>13.2121</text:p>
              </table:table-cell>
              <table:table-cell office:value-type="float" office:value="13.0498">
                <text:p>13.0498</text:p>
              </table:table-cell>
              <table:table-cell office:value-type="float" office:value="12.3378">
                <text:p>12.3378</text:p>
              </table:table-cell>
              <table:table-cell office:value-type="float" office:value="12.7419">
                <text:p>12.7419</text:p>
              </table:table-cell>
              <table:table-cell office:value-type="float" office:value="13.7279">
                <text:p>13.7279</text:p>
              </table:table-cell>
              <table:table-cell office:value-type="float" office:value="12.2481">
                <text:p>12.2481</text:p>
              </table:table-cell>
              <table:table-cell office:value-type="float" office:value="12.8338">
                <text:p>12.8338</text:p>
              </table:table-cell>
              <table:table-cell office:value-type="float" office:value="11.0063">
                <text:p>11.0063</text:p>
              </table:table-cell>
              <table:table-cell office:value-type="float" office:value="9.12864">
                <text:p>9.12864</text:p>
              </table:table-cell>
              <table:table-cell office:value-type="float" office:value="11.4729">
                <text:p>11.4729</text:p>
              </table:table-cell>
              <table:table-cell office:value-type="float" office:value="11.2716">
                <text:p>11.2716</text:p>
              </table:table-cell>
              <table:table-cell office:value-type="float" office:value="12.1443">
                <text:p>12.1443</text:p>
              </table:table-cell>
              <table:table-cell office:value-type="float" office:value="9.77292">
                <text:p>9.77292</text:p>
              </table:table-cell>
              <table:table-cell office:value-type="float" office:value="10.6761">
                <text:p>10.6761</text:p>
              </table:table-cell>
              <table:table-cell office:value-type="float" office:value="10.5687">
                <text:p>10.5687</text:p>
              </table:table-cell>
              <table:table-cell office:value-type="float" office:value="10.7141">
                <text:p>10.7141</text:p>
              </table:table-cell>
              <table:table-cell office:value-type="float" office:value="9.73863">
                <text:p>9.738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608cm" svg:y="0.316cm" chart:style-name="ch2">
          <text:p>SIFT detector</text:p>
        </chart:title>
        <chart:legend chart:legend-position="end" svg:x="40.701cm" svg:y="2.956cm" style:legend-expansion="high" chart:style-name="ch3"/>
        <chart:plot-area chart:style-name="ch4" table:cell-range-address="Sheet1.B41:Sheet1.T46" chart:data-source-has-labels="column" svg:x="1.892cm" svg:y="1.275cm" svg:width="37.928cm" svg:height="6.565cm">
          <chartooo:coordinate-region svg:x="2.513cm" svg:y="1.474cm" svg:width="37.12cm" svg:height="5.719cm"/>
          <chart:axis chart:dimension="x" chart:name="primary-x" chart:style-name="ch5">
            <chart:title svg:x="20.137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41:Sheet1.T41" chart:label-cell-address="Sheet1.B41:Sheet1.B41" chart:class="chart:line">
            <chart:data-point chart:repeated="18"/>
          </chart:series>
          <chart:series chart:style-name="ch11" chart:values-cell-range-address="Sheet1.C42:Sheet1.T42" chart:label-cell-address="Sheet1.B42:Sheet1.B42" chart:class="chart:line">
            <chart:data-point chart:repeated="18"/>
          </chart:series>
          <chart:series chart:style-name="ch12" chart:values-cell-range-address="Sheet1.C43:Sheet1.T43" chart:label-cell-address="Sheet1.B43:Sheet1.B43" chart:class="chart:line">
            <chart:data-point chart:repeated="18"/>
          </chart:series>
          <chart:series chart:style-name="ch13" chart:values-cell-range-address="Sheet1.C44:Sheet1.T44" chart:label-cell-address="Sheet1.B44:Sheet1.B44" chart:class="chart:line">
            <chart:data-point chart:repeated="18"/>
          </chart:series>
          <chart:series chart:style-name="ch14" chart:values-cell-range-address="Sheet1.C45:Sheet1.T45" chart:label-cell-address="Sheet1.B45:Sheet1.B45" chart:class="chart:line">
            <chart:data-point chart:repeated="18"/>
          </chart:series>
          <chart:series chart:style-name="ch15" chart:values-cell-range-address="Sheet1.C46:Sheet1.T46" chart:label-cell-address="Sheet1.B46:Sheet1.B46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SIFT-BRISK</text:p>
                <draw:g>
                  <svg:desc>Sheet1.B41:Sheet1.B41</svg:desc>
                </draw:g>
              </table:table-cell>
              <table:table-cell office:value-type="float" office:value="13.4057">
                <text:p>13.4057</text:p>
                <draw:g>
                  <svg:desc>Sheet1.C41:Sheet1.T41</svg:desc>
                </draw:g>
              </table:table-cell>
              <table:table-cell office:value-type="float" office:value="14.7943">
                <text:p>14.7943</text:p>
              </table:table-cell>
              <table:table-cell office:value-type="float" office:value="14.5082">
                <text:p>14.5082</text:p>
              </table:table-cell>
              <table:table-cell office:value-type="float" office:value="18.1705">
                <text:p>18.1705</text:p>
              </table:table-cell>
              <table:table-cell office:value-type="float" office:value="14.8079">
                <text:p>14.8079</text:p>
              </table:table-cell>
              <table:table-cell office:value-type="float" office:value="13.3641">
                <text:p>13.3641</text:p>
              </table:table-cell>
              <table:table-cell office:value-type="float" office:value="14.9838">
                <text:p>14.9838</text:p>
              </table:table-cell>
              <table:table-cell office:value-type="float" office:value="15.7409">
                <text:p>15.7409</text:p>
              </table:table-cell>
              <table:table-cell office:value-type="float" office:value="15.5982">
                <text:p>15.5982</text:p>
              </table:table-cell>
              <table:table-cell office:value-type="float" office:value="12.4464">
                <text:p>12.4464</text:p>
              </table:table-cell>
              <table:table-cell office:value-type="float" office:value="12.2638">
                <text:p>12.2638</text:p>
              </table:table-cell>
              <table:table-cell office:value-type="float" office:value="10.1889">
                <text:p>10.1889</text:p>
              </table:table-cell>
              <table:table-cell office:value-type="float" office:value="9.18682">
                <text:p>9.18682</text:p>
              </table:table-cell>
              <table:table-cell office:value-type="float" office:value="9.39566">
                <text:p>9.39566</text:p>
              </table:table-cell>
              <table:table-cell office:value-type="float" office:value="8.8329">
                <text:p>8.8329</text:p>
              </table:table-cell>
              <table:table-cell office:value-type="float" office:value="8.8395">
                <text:p>8.8395</text:p>
              </table:table-cell>
              <table:table-cell office:value-type="float" office:value="8.97859">
                <text:p>8.97859</text:p>
              </table:table-cell>
              <table:table-cell office:value-type="float" office:value="11.1022">
                <text:p>11.1022</text:p>
              </table:table-cell>
            </table:table-row>
            <table:table-row>
              <table:table-cell office:value-type="string">
                <text:p>SIFT-BRIEF</text:p>
                <draw:g>
                  <svg:desc>Sheet1.B42:Sheet1.B42</svg:desc>
                </draw:g>
              </table:table-cell>
              <table:table-cell office:value-type="float" office:value="14.2903">
                <text:p>14.2903</text:p>
                <draw:g>
                  <svg:desc>Sheet1.C42:Sheet1.T42</svg:desc>
                </draw:g>
              </table:table-cell>
              <table:table-cell office:value-type="float" office:value="14.7248">
                <text:p>14.7248</text:p>
              </table:table-cell>
              <table:table-cell office:value-type="float" office:value="15.7056">
                <text:p>15.7056</text:p>
              </table:table-cell>
              <table:table-cell office:value-type="float" office:value="19.932">
                <text:p>19.932</text:p>
              </table:table-cell>
              <table:table-cell office:value-type="float" office:value="16.4176">
                <text:p>16.4176</text:p>
              </table:table-cell>
              <table:table-cell office:value-type="float" office:value="15.096">
                <text:p>15.096</text:p>
              </table:table-cell>
              <table:table-cell office:value-type="float" office:value="14.7091">
                <text:p>14.7091</text:p>
              </table:table-cell>
              <table:table-cell office:value-type="float" office:value="17.2807">
                <text:p>17.2807</text:p>
              </table:table-cell>
              <table:table-cell office:value-type="float" office:value="15.7643">
                <text:p>15.7643</text:p>
              </table:table-cell>
              <table:table-cell office:value-type="float" office:value="11.3743">
                <text:p>11.3743</text:p>
              </table:table-cell>
              <table:table-cell office:value-type="float" office:value="12.7589">
                <text:p>12.7589</text:p>
              </table:table-cell>
              <table:table-cell office:value-type="float" office:value="10.4749">
                <text:p>10.4749</text:p>
              </table:table-cell>
              <table:table-cell office:value-type="float" office:value="9.43728">
                <text:p>9.43728</text:p>
              </table:table-cell>
              <table:table-cell office:value-type="float" office:value="9.89583">
                <text:p>9.89583</text:p>
              </table:table-cell>
              <table:table-cell office:value-type="float" office:value="9.53826">
                <text:p>9.53826</text:p>
              </table:table-cell>
              <table:table-cell office:value-type="float" office:value="8.71506">
                <text:p>8.71506</text:p>
              </table:table-cell>
              <table:table-cell office:value-type="float" office:value="8.74066">
                <text:p>8.74066</text:p>
              </table:table-cell>
              <table:table-cell office:value-type="float" office:value="8.23058">
                <text:p>8.23058</text:p>
              </table:table-cell>
            </table:table-row>
            <table:table-row>
              <table:table-cell office:value-type="string">
                <text:p>SIFT-ORB</text:p>
                <draw:g>
                  <svg:desc>Sheet1.B43:Sheet1.B43</svg:desc>
                </draw:g>
              </table:table-cell>
              <table:table-cell office:value-type="float" office:value="NaN">
                <text:p>NaN</text:p>
                <draw:g>
                  <svg:desc>Sheet1.C43:Sheet1.T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FREAK</text:p>
                <draw:g>
                  <svg:desc>Sheet1.B44:Sheet1.B44</svg:desc>
                </draw:g>
              </table:table-cell>
              <table:table-cell office:value-type="float" office:value="14.2942">
                <text:p>14.2942</text:p>
                <draw:g>
                  <svg:desc>Sheet1.C44:Sheet1.T44</svg:desc>
                </draw:g>
              </table:table-cell>
              <table:table-cell office:value-type="float" office:value="14.9365">
                <text:p>14.9365</text:p>
              </table:table-cell>
              <table:table-cell office:value-type="float" office:value="14.826">
                <text:p>14.826</text:p>
              </table:table-cell>
              <table:table-cell office:value-type="float" office:value="18.486">
                <text:p>18.486</text:p>
              </table:table-cell>
              <table:table-cell office:value-type="float" office:value="17.0387">
                <text:p>17.0387</text:p>
              </table:table-cell>
              <table:table-cell office:value-type="float" office:value="13.2347">
                <text:p>13.2347</text:p>
              </table:table-cell>
              <table:table-cell office:value-type="float" office:value="14.5359">
                <text:p>14.5359</text:p>
              </table:table-cell>
              <table:table-cell office:value-type="float" office:value="15.7174">
                <text:p>15.7174</text:p>
              </table:table-cell>
              <table:table-cell office:value-type="float" office:value="15.7638">
                <text:p>15.7638</text:p>
              </table:table-cell>
              <table:table-cell office:value-type="float" office:value="12.3731">
                <text:p>12.3731</text:p>
              </table:table-cell>
              <table:table-cell office:value-type="float" office:value="12.383">
                <text:p>12.383</text:p>
              </table:table-cell>
              <table:table-cell office:value-type="float" office:value="10.3419">
                <text:p>10.3419</text:p>
              </table:table-cell>
              <table:table-cell office:value-type="float" office:value="9.52354">
                <text:p>9.52354</text:p>
              </table:table-cell>
              <table:table-cell office:value-type="float" office:value="9.88913">
                <text:p>9.88913</text:p>
              </table:table-cell>
              <table:table-cell office:value-type="float" office:value="9.36101">
                <text:p>9.36101</text:p>
              </table:table-cell>
              <table:table-cell office:value-type="float" office:value="9.29233">
                <text:p>9.29233</text:p>
              </table:table-cell>
              <table:table-cell office:value-type="float" office:value="8.74066">
                <text:p>8.74066</text:p>
              </table:table-cell>
              <table:table-cell office:value-type="float" office:value="10.6968">
                <text:p>10.6968</text:p>
              </table:table-cell>
            </table:table-row>
            <table:table-row>
              <table:table-cell office:value-type="string">
                <text:p>SIFT-AKAZE</text:p>
                <draw:g>
                  <svg:desc>Sheet1.B45:Sheet1.B45</svg:desc>
                </draw:g>
              </table:table-cell>
              <table:table-cell office:value-type="float" office:value="NaN">
                <text:p>NaN</text:p>
                <draw:g>
                  <svg:desc>Sheet1.C45:Sheet1.T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SIFT</text:p>
                <draw:g>
                  <svg:desc>Sheet1.B46:Sheet1.B46</svg:desc>
                </draw:g>
              </table:table-cell>
              <table:table-cell office:value-type="float" office:value="12.6571">
                <text:p>12.6571</text:p>
                <draw:g>
                  <svg:desc>Sheet1.C46:Sheet1.T46</svg:desc>
                </draw:g>
              </table:table-cell>
              <table:table-cell office:value-type="float" office:value="13.8523">
                <text:p>13.8523</text:p>
              </table:table-cell>
              <table:table-cell office:value-type="float" office:value="13.5188">
                <text:p>13.5188</text:p>
              </table:table-cell>
              <table:table-cell office:value-type="float" office:value="17.9985">
                <text:p>17.9985</text:p>
              </table:table-cell>
              <table:table-cell office:value-type="float" office:value="16.1264">
                <text:p>16.1264</text:p>
              </table:table-cell>
              <table:table-cell office:value-type="float" office:value="12.3502">
                <text:p>12.3502</text:p>
              </table:table-cell>
              <table:table-cell office:value-type="float" office:value="13.4176">
                <text:p>13.4176</text:p>
              </table:table-cell>
              <table:table-cell office:value-type="float" office:value="15.4708">
                <text:p>15.4708</text:p>
              </table:table-cell>
              <table:table-cell office:value-type="float" office:value="13.7743">
                <text:p>13.7743</text:p>
              </table:table-cell>
              <table:table-cell office:value-type="float" office:value="10.2519">
                <text:p>10.2519</text:p>
              </table:table-cell>
              <table:table-cell office:value-type="float" office:value="12.1058">
                <text:p>12.1058</text:p>
              </table:table-cell>
              <table:table-cell office:value-type="float" office:value="11.5227">
                <text:p>11.5227</text:p>
              </table:table-cell>
              <table:table-cell office:value-type="float" office:value="9.04521">
                <text:p>9.04521</text:p>
              </table:table-cell>
              <table:table-cell office:value-type="float" office:value="10.7476">
                <text:p>10.7476</text:p>
              </table:table-cell>
              <table:table-cell office:value-type="float" office:value="9.38265">
                <text:p>9.38265</text:p>
              </table:table-cell>
              <table:table-cell office:value-type="float" office:value="9.02795">
                <text:p>9.02795</text:p>
              </table:table-cell>
              <table:table-cell office:value-type="float" office:value="8.53941">
                <text:p>8.53941</text:p>
              </table:table-cell>
              <table:table-cell office:value-type="float" office:value="8.30597">
                <text:p>8.305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